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39cm"/>
    </style:style>
    <style:style style:name="co2" style:family="table-column">
      <style:table-column-properties fo:break-before="auto" style:column-width="3.411cm"/>
    </style:style>
    <style:style style:name="co3" style:family="table-column">
      <style:table-column-properties fo:break-before="auto" style:column-width="57.997cm"/>
    </style:style>
    <style:style style:name="co4" style:family="table-column">
      <style:table-column-properties fo:break-before="auto" style:column-width="17.845cm"/>
    </style:style>
    <style:style style:name="co5" style:family="table-column">
      <style:table-column-properties fo:break-before="auto" style:column-width="2.568cm"/>
    </style:style>
    <style:style style:name="co6" style:family="table-column">
      <style:table-column-properties fo:break-before="auto" style:column-width="2.295cm"/>
    </style:style>
    <style:style style:name="co7" style:family="table-column">
      <style:table-column-properties fo:break-before="auto" style:column-width="1.914cm"/>
    </style:style>
    <style:style style:name="co8" style:family="table-column">
      <style:table-column-properties fo:break-before="auto" style:column-width="3.221cm"/>
    </style:style>
    <style:style style:name="co9" style:family="table-column">
      <style:table-column-properties fo:break-before="auto" style:column-width="10.82cm"/>
    </style:style>
    <style:style style:name="co10" style:family="table-column">
      <style:table-column-properties fo:break-before="auto" style:column-width="4.828cm"/>
    </style:style>
    <style:style style:name="co11" style:family="table-column">
      <style:table-column-properties fo:break-before="auto" style:column-width="2.159cm"/>
    </style:style>
    <style:style style:name="co12" style:family="table-column">
      <style:table-column-properties fo:break-before="auto" style:column-width="1.804cm"/>
    </style:style>
    <style:style style:name="co13" style:family="table-column">
      <style:table-column-properties fo:break-before="auto" style:column-width="5.509cm"/>
    </style:style>
    <style:style style:name="co14" style:family="table-column">
      <style:table-column-properties fo:break-before="auto" style:column-width="5.427cm"/>
    </style:style>
    <style:style style:name="co15" style:family="table-column">
      <style:table-column-properties fo:break-before="auto" style:column-width="1.723cm"/>
    </style:style>
    <style:style style:name="co16" style:family="table-column">
      <style:table-column-properties fo:break-before="auto" style:column-width="12.153cm"/>
    </style:style>
    <style:style style:name="co17" style:family="table-column">
      <style:table-column-properties fo:break-before="auto" style:column-width="17.41cm"/>
    </style:style>
    <style:style style:name="co18" style:family="table-column">
      <style:table-column-properties fo:break-before="auto" style:column-width="1.559cm"/>
    </style:style>
    <style:style style:name="co19" style:family="table-column">
      <style:table-column-properties fo:break-before="auto" style:column-width="40.585cm"/>
    </style:style>
    <style:style style:name="co20" style:family="table-column">
      <style:table-column-properties fo:break-before="auto" style:column-width="4.202cm"/>
    </style:style>
    <style:style style:name="co21" style:family="table-column">
      <style:table-column-properties fo:break-before="auto" style:column-width="3.494cm"/>
    </style:style>
    <style:style style:name="co22" style:family="table-column">
      <style:table-column-properties fo:break-before="auto" style:column-width="1.397cm"/>
    </style:style>
    <style:style style:name="co23" style:family="table-column">
      <style:table-column-properties fo:break-before="auto" style:column-width="3.44cm"/>
    </style:style>
    <style:style style:name="co24" style:family="table-column">
      <style:table-column-properties fo:break-before="auto" style:column-width="4.909cm"/>
    </style:style>
    <style:style style:name="co25" style:family="table-column">
      <style:table-column-properties fo:break-before="auto" style:column-width="1.288cm"/>
    </style:style>
    <style:style style:name="co2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ir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5"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number-columns-repeated="2" table:default-cell-style-name="Default"/>
        <table:table-column table:style-name="co19" table:default-cell-style-name="Default"/>
        <table:table-column table:style-name="co3" table:default-cell-style-name="Default"/>
        <table:table-column table:style-name="co20" table:default-cell-style-name="Default"/>
        <table:table-column table:style-name="co21" table:default-cell-style-name="Default"/>
        <table:table-column table:style-name="co20"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office:value-type="string" calcext:value-type="string">
            <text:p>PRODUCT LINK</text:p>
          </table:table-cell>
          <table:table-cell office:value-type="string" calcext:value-type="string">
            <text:p>MATERIALS</text:p>
          </table:table-cell>
          <table:table-cell office:value-type="string" calcext:value-type="string">
            <text:p>FULL DESCRIPTION</text:p>
          </table:table-cell>
          <table:table-cell office:value-type="string" calcext:value-type="string">
            <text:p>SIZE</text:p>
          </table:table-cell>
          <table:table-cell office:value-type="string" calcext:value-type="string">
            <text:p>LENGTH</text:p>
          </table:table-cell>
          <table:table-cell office:value-type="string" calcext:value-type="string">
            <text:p>SLEEVES LENGTH</text:p>
          </table:table-cell>
          <table:table-cell office:value-type="string" calcext:value-type="string">
            <text:p>FIT</text:p>
          </table:table-cell>
          <table:table-cell office:value-type="string" calcext:value-type="string">
            <text:p>COLLAR</text:p>
          </table:table-cell>
          <table:table-cell office:value-type="string" calcext:value-type="string">
            <text:p>COLOR</text:p>
          </table:table-cell>
          <table:table-cell office:value-type="string" calcext:value-type="string">
            <text:p>PRICE</text:p>
          </table:table-cell>
          <table:table-cell office:value-type="string" calcext:value-type="string">
            <text:p>COUNTRY OF PRODUCTION</text:p>
          </table:table-cell>
          <table:table-cell office:value-type="string" calcext:value-type="string">
            <text:p>GENERIC NAME</text:p>
          </table:table-cell>
          <table:table-cell office:value-type="string" calcext:value-type="string">
            <text:p>SIZE : XS</text:p>
          </table:table-cell>
          <table:table-cell office:value-type="string" calcext:value-type="string">
            <text:p>SIZE : S</text:p>
          </table:table-cell>
          <table:table-cell office:value-type="string" calcext:value-type="string">
            <text:p>SIZE : M</text:p>
          </table:table-cell>
          <table:table-cell office:value-type="string" calcext:value-type="string">
            <text:p>SIZE : L</text:p>
          </table:table-cell>
          <table:table-cell office:value-type="string" calcext:value-type="string">
            <text:p>SIZE : XL</text:p>
          </table:table-cell>
          <table:table-cell office:value-type="string" calcext:value-type="string">
            <text:p>SIZE : XXL</text:p>
          </table:table-cell>
          <table:table-cell office:value-type="string" calcext:value-type="string">
            <text:p>NET QUANTITY</text:p>
          </table:table-cell>
          <table:table-cell table:number-columns-repeated="9" office:value-type="string" calcext:value-type="string">
            <text:p>BAAL BICHI</text:p>
          </table:table-cell>
          <table:table-cell table:number-columns-repeated="5"/>
        </table:table-row>
        <table:table-row table:style-name="ro2">
          <table:table-cell office:value-type="string" calcext:value-type="string">
            <text:p>https://www2.hm.com/en_in/productpage.1013956002.html</text:p>
          </table:table-cell>
          <table:table-cell office:value-type="string" calcext:value-type="string">
            <text:p>['Cotton']</text:p>
          </table:table-cell>
          <table:table-cell office:value-type="string" calcext:value-type="string">
            <text:p>Regular-fit shirt in Oxford cotton with a button-down collar, classic front, yoke at the back and an open chest pocket. Long sleeves with buttoned cuffs and a sleeve placket with a link button. Gently rounded hem.</text:p>
          </table:table-cell>
          <table:table-cell office:value-type="string" calcext:value-type="string">
            <text:p>['Sleeve: Length: 66.5 cm (Size L/L)', 'Back: Length: 79.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utton-down collar</text:p>
          </table:table-cell>
          <table:table-cell office:value-type="string" calcext:value-type="string">
            <text:p>['White', 'Solid colour']</text:p>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0 cm', 'Length: 73 cm']</text:p>
          </table:table-cell>
          <table:table-cell office:value-type="string" calcext:value-type="string">
            <text:p>['Width: 1.08 m', 'Length: 75 cm']</text:p>
          </table:table-cell>
          <table:table-cell office:value-type="string" calcext:value-type="string">
            <text:p>['Width: 1.16 m', 'Length: 77 cm']</text:p>
          </table:table-cell>
          <table:table-cell office:value-type="string" calcext:value-type="string">
            <text:p>['Width: 1.24 m', 'Length: 79 cm']</text:p>
          </table:table-cell>
          <table:table-cell office:value-type="string" calcext:value-type="string">
            <text:p>['Width: 1.32 m', 'Length: 80 cm']</text:p>
          </table:table-cell>
          <table:table-cell office:value-type="string" calcext:value-type="string">
            <text:p>['Width: 1.40 m', 'Length: 81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table:number-columns-repeated="2" office:value-type="string" calcext:value-type="string">
            <text:p>H&amp;M Hennes &amp; Mauritz Retail Pvt. Ltd. A-wing, D-3, 2nd Floor District Centre Saket New Delhi -110017 India</text:p>
          </table:table-cell>
          <table:table-cell office:value-type="string" calcext:value-type="string">
            <text:p>08-2023</text:p>
          </table:table-cell>
          <table:table-cell office:value-type="string" calcext:value-type="string">
            <text:p>10-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013956003.html</text:p>
          </table:table-cell>
          <table:table-cell office:value-type="string" calcext:value-type="string">
            <text:p>['Cotton']</text:p>
          </table:table-cell>
          <table:table-cell office:value-type="string" calcext:value-type="string">
            <text:p>Regular-fit shirt in Oxford cotton with a button-down collar, classic front, yoke at the back and an open chest pocket. Long sleeves with buttoned cuffs and a sleeve placket with a link button. Gently rounded hem.</text:p>
          </table:table-cell>
          <table:table-cell office:value-type="string" calcext:value-type="string">
            <text:p>['Sleeve: Length: 66.5 cm (Size L/L)', 'Back: Length: 79.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utton-down collar</text:p>
          </table:table-cell>
          <table:table-cell office:value-type="string" calcext:value-type="string">
            <text:p>['Light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3 cm']</text:p>
          </table:table-cell>
          <table:table-cell office:value-type="string" calcext:value-type="string">
            <text:p>['Width: 1.08 m', 'Length: 75 cm']</text:p>
          </table:table-cell>
          <table:table-cell office:value-type="string" calcext:value-type="string">
            <text:p>['Width: 1.16 m', 'Length: 77 cm']</text:p>
          </table:table-cell>
          <table:table-cell office:value-type="string" calcext:value-type="string">
            <text:p>['Width: 1.24 m', 'Length: 79 cm']</text:p>
          </table:table-cell>
          <table:table-cell office:value-type="string" calcext:value-type="string">
            <text:p>['Width: 1.32 m', 'Length: 80 cm']</text:p>
          </table:table-cell>
          <table:table-cell office:value-type="string" calcext:value-type="string">
            <text:p>['Width: 1.40 m', 'Length: 81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2">
          <table:table-cell office:value-type="string" calcext:value-type="string">
            <text:p>https://www2.hm.com/en_in/productpage.1013956005.html</text:p>
          </table:table-cell>
          <table:table-cell office:value-type="string" calcext:value-type="string">
            <text:p>['Cotton']</text:p>
          </table:table-cell>
          <table:table-cell office:value-type="string" calcext:value-type="string">
            <text:p>Regular-fit shirt in Oxford cotton with a button-down collar, classic front, yoke at the back and an open chest pocket. Long sleeves with buttoned cuffs and a sleeve placket with a link button. Gently rounded hem.</text:p>
          </table:table-cell>
          <table:table-cell office:value-type="string" calcext:value-type="string">
            <text:p>['Sleeve: Length: 66.5 cm (Size L/L)', 'Back: Length: 79.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utton-down collar</text:p>
          </table:table-cell>
          <table:table-cell office:value-type="string" calcext:value-type="string">
            <text:p>['Beig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3 cm']</text:p>
          </table:table-cell>
          <table:table-cell office:value-type="string" calcext:value-type="string">
            <text:p>['Width: 1.08 m', 'Length: 75 cm']</text:p>
          </table:table-cell>
          <table:table-cell office:value-type="string" calcext:value-type="string">
            <text:p>['Width: 1.16 m', 'Length: 77 cm']</text:p>
          </table:table-cell>
          <table:table-cell office:value-type="string" calcext:value-type="string">
            <text:p>['Width: 1.24 m', 'Length: 79 cm']</text:p>
          </table:table-cell>
          <table:table-cell office:value-type="string" calcext:value-type="string">
            <text:p>['Width: 1.32 m', 'Length: 80 cm']</text:p>
          </table:table-cell>
          <table:table-cell office:value-type="string" calcext:value-type="string">
            <text:p>['Width: 1.40 m', 'Length: 81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table:number-columns-repeated="2"/>
          <table:table-cell office:value-type="string" calcext:value-type="string">
            <text:p>03-2022</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013956039.html</text:p>
          </table:table-cell>
          <table:table-cell office:value-type="string" calcext:value-type="string">
            <text:p>['Cotton']</text:p>
          </table:table-cell>
          <table:table-cell office:value-type="string" calcext:value-type="string">
            <text:p>Regular-fit shirt in Oxford cotton with a button-down collar, classic front, yoke at the back and an open chest pocket. Long sleeves with buttoned cuffs and a sleeve placket with a link button. Gently rounded hem.</text:p>
          </table:table-cell>
          <table:table-cell office:value-type="string" calcext:value-type="string">
            <text:p>['Sleeve: Length: 66.5 cm (Size L/L)', 'Back: Length: 79.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utton-down collar</text:p>
          </table:table-cell>
          <table:table-cell office:value-type="string" calcext:value-type="string">
            <text:p>['Navy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3 cm']</text:p>
          </table:table-cell>
          <table:table-cell office:value-type="string" calcext:value-type="string">
            <text:p>['Width: 1.08 m', 'Length: 75 cm']</text:p>
          </table:table-cell>
          <table:table-cell office:value-type="string" calcext:value-type="string">
            <text:p>['Width: 1.16 m', 'Length: 77 cm']</text:p>
          </table:table-cell>
          <table:table-cell office:value-type="string" calcext:value-type="string">
            <text:p>['Width: 1.24 m', 'Length: 79 cm']</text:p>
          </table:table-cell>
          <table:table-cell office:value-type="string" calcext:value-type="string">
            <text:p>['Width: 1.32 m', 'Length: 80 cm']</text:p>
          </table:table-cell>
          <table:table-cell office:value-type="string" calcext:value-type="string">
            <text:p>['Width: 1.40 m', 'Length: 81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72545003.html</text:p>
          </table:table-cell>
          <table:table-cell office:value-type="string" calcext:value-type="string">
            <text:p>['Cotton']</text:p>
          </table:table-cell>
          <table:table-cell office:value-type="string" calcext:value-type="string">
            <text:p>Regular-fit shirt in soft cotton corduroy with a turn-down collar, classic front, open chest pocket and yoke at the back. Long sleeves with buttoned cuffs and a sleeve placket with a link button. Rounded hem.</text:p>
          </table:table-cell>
          <table:table-cell office:value-type="string" calcext:value-type="string">
            <text:p>['Sleeve: Length: 65.5 cm (Size L/L)', 'Back: Length: 78.5 cm (Size L/L)', 'Shoulder: Width: 50.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Brown',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0 cm']</text:p>
          </table:table-cell>
          <table:table-cell office:value-type="string" calcext:value-type="string">
            <text:p>['Width: 1.08 m', 'Length: 72 cm']</text:p>
          </table:table-cell>
          <table:table-cell office:value-type="string" calcext:value-type="string">
            <text:p>['Width: 1.16 m', 'Length: 74 cm']</text:p>
          </table:table-cell>
          <table:table-cell office:value-type="string" calcext:value-type="string">
            <text:p>['Width: 1.24 m', 'Length: 76 cm']</text:p>
          </table:table-cell>
          <table:table-cell office:value-type="string" calcext:value-type="string">
            <text:p>['Width: 1.32 m', 'Length: 77 cm']</text:p>
          </table:table-cell>
          <table:table-cell office:value-type="string" calcext:value-type="string">
            <text:p>['Width: 1.40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72545005.html</text:p>
          </table:table-cell>
          <table:table-cell office:value-type="string" calcext:value-type="string">
            <text:p>['Cotton']</text:p>
          </table:table-cell>
          <table:table-cell office:value-type="string" calcext:value-type="string">
            <text:p>Regular-fit shirt in soft cotton corduroy with a turn-down collar, classic front, open chest pocket and yoke at the back. Long sleeves with buttoned cuffs and a sleeve placket with a link button. Rounded hem.</text:p>
          </table:table-cell>
          <table:table-cell office:value-type="string" calcext:value-type="string">
            <text:p>['Sleeve: Length: 65.5 cm (Size L/L)', 'Back: Length: 78.5 cm (Size L/L)', 'Shoulder: Width: 50.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Turquois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0 cm']</text:p>
          </table:table-cell>
          <table:table-cell office:value-type="string" calcext:value-type="string">
            <text:p>['Width: 1.08 m', 'Length: 72 cm']</text:p>
          </table:table-cell>
          <table:table-cell office:value-type="string" calcext:value-type="string">
            <text:p>['Width: 1.16 m', 'Length: 74 cm']</text:p>
          </table:table-cell>
          <table:table-cell office:value-type="string" calcext:value-type="string">
            <text:p>['Width: 1.24 m', 'Length: 76 cm']</text:p>
          </table:table-cell>
          <table:table-cell office:value-type="string" calcext:value-type="string">
            <text:p>['Width: 1.32 m', 'Length: 77 cm']</text:p>
          </table:table-cell>
          <table:table-cell office:value-type="string" calcext:value-type="string">
            <text:p>['Width: 1.40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875217051.html</text:p>
          </table:table-cell>
          <table:table-cell office:value-type="string" calcext:value-type="string">
            <text:p>['Twill']</text:p>
          </table:table-cell>
          <table:table-cell office:value-type="string" calcext:value-type="string">
            <text:p>Overshirt in twill with a collar, buttons down the front and a yoke at the back. Flap chest pockets with a button, and long sleeves with buttoned cuff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Light brown/White', 'Check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2 m', 'Length: 70 cm']</text:p>
          </table:table-cell>
          <table:table-cell office:value-type="string" calcext:value-type="string">
            <text:p>['Width: 1.10 m', 'Length: 72 cm']</text:p>
          </table:table-cell>
          <table:table-cell office:value-type="string" calcext:value-type="string">
            <text:p>['Width: 1.18 m', 'Length: 74 cm']</text:p>
          </table:table-cell>
          <table:table-cell office:value-type="string" calcext:value-type="string">
            <text:p>['Width: 1.26 m', 'Length: 76 cm']</text:p>
          </table:table-cell>
          <table:table-cell office:value-type="string" calcext:value-type="string">
            <text:p>['Width: 1.34 m', 'Length: 77 cm']</text:p>
          </table:table-cell>
          <table:table-cell office:value-type="string" calcext:value-type="string">
            <text:p>['Width: 1.42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 'Shirt jacket']</text:p>
          </table:table-cell>
          <table:table-cell office:value-type="string" calcext:value-type="string">
            <text:p>H&amp;M MAN</text:p>
          </table:table-cell>
          <table:table-cell table:number-columns-repeated="5"/>
        </table:table-row>
        <table:table-row table:style-name="ro2">
          <table:table-cell office:value-type="string" calcext:value-type="string">
            <text:p>https://www2.hm.com/en_in/productpage.1112996004.html</text:p>
          </table:table-cell>
          <table:table-cell office:value-type="string" calcext:value-type="string">
            <text:p>['Cotton']</text:p>
          </table:table-cell>
          <table:table-cell office:value-type="string" calcext:value-type="string">
            <text:p>Relaxed-fit shirt in a cotton weave with a turn-down collar, classic front and yoke at the back. Short sleeves, open chest pocket and a gently rounded hem.</text:p>
          </table:table-cell>
          <table:table-cell office:value-type="string" calcext:value-type="string">
            <text:p>['Back: Length: 78.0 cm (Size L/L)', 'Shoulder: Width: 57.6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White', 'Solid colour']</text:p>
          </table:table-cell>
          <table:table-cell office:value-type="string" calcext:value-type="string">
            <text:p>Rs. 9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7 m', 'Length: 69 cm']</text:p>
          </table:table-cell>
          <table:table-cell office:value-type="string" calcext:value-type="string">
            <text:p>['Width: 1.15 m', 'Length: 71 cm']</text:p>
          </table:table-cell>
          <table:table-cell office:value-type="string" calcext:value-type="string">
            <text:p>['Width: 1.23 m', 'Length: 73 cm']</text:p>
          </table:table-cell>
          <table:table-cell office:value-type="string" calcext:value-type="string">
            <text:p>['Width: 1.31 m', 'Length: 75 cm']</text:p>
          </table:table-cell>
          <table:table-cell office:value-type="string" calcext:value-type="string">
            <text:p>['Width: 1.39 m', 'Length: 76 cm']</text:p>
          </table:table-cell>
          <table:table-cell office:value-type="string" calcext:value-type="string">
            <text:p>['Width: 1.47 m', 'Length: 77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8-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70739003.html</text:p>
          </table:table-cell>
          <table:table-cell office:value-type="string" calcext:value-type="string">
            <text:p>['Cotton']</text:p>
          </table:table-cell>
          <table:table-cell office:value-type="string" calcext:value-type="string">
            <text:p>Regular-fit shirt in cotton poplin with a turn-down collar, French front and a yoke at the back. Long sleeves with adjustable buttoning at the cuffs. Rounded hem.</text:p>
          </table:table-cell>
          <table:table-cell office:value-type="string" calcext:value-type="string">
            <text:p>['Shoulder: Width: 51.3 cm (Size L/L)', 'Back: Length: 78.75 cm (Size L/L)', 'Sleeve: Length: 67.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0 cm']</text:p>
          </table:table-cell>
          <table:table-cell office:value-type="string" calcext:value-type="string">
            <text:p>['Width: 1.08 m', 'Length: 72 cm']</text:p>
          </table:table-cell>
          <table:table-cell office:value-type="string" calcext:value-type="string">
            <text:p>['Width: 1.16 m', 'Length: 74 cm']</text:p>
          </table:table-cell>
          <table:table-cell office:value-type="string" calcext:value-type="string">
            <text:p>['Width: 1.24 m', 'Length: 76 cm']</text:p>
          </table:table-cell>
          <table:table-cell office:value-type="string" calcext:value-type="string">
            <text:p>['Width: 1.32 m', 'Length: 77 cm']</text:p>
          </table:table-cell>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96410001.html</text:p>
          </table:table-cell>
          <table:table-cell office:value-type="string" calcext:value-type="string">
            <text:p>[]</text:p>
          </table:table-cell>
          <table:table-cell office:value-type="string" calcext:value-type="string">
            <text:p>Oversized overshirt in a soft weave with embroidered motifs. Turn-down collar, press-studs down the front and a yoke at the back. Long sleeves with buttoned cuffs and a sleeve placket. Rounded hem.</text:p>
          </table:table-cell>
          <table:table-cell office:value-type="string" calcext:value-type="string">
            <text:p>['Back: Length: 81.0 cm (Size L/L)', 'Sleeve: Length: 63.0 cm (Size L/L)', 'Shoulder: Width: 61.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office:value-type="string" calcext:value-type="string">
            <text:p>['Beige/Black/White/Brown', 'Checked']</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14 m', 'Length: 74 cm']</text:p>
          </table:table-cell>
          <table:table-cell office:value-type="string" calcext:value-type="string">
            <text:p>['Width: 1.22 m', 'Length: 76 cm']</text:p>
          </table:table-cell>
          <table:table-cell office:value-type="string" calcext:value-type="string">
            <text:p>['Width: 1.30 m', 'Length: 77 cm']</text:p>
          </table:table-cell>
          <table:table-cell office:value-type="string" calcext:value-type="string">
            <text:p>['Width: 1.38 m', 'Length: 78 cm']</text:p>
          </table:table-cell>
          <table:table-cell office:value-type="string" calcext:value-type="string">
            <text:p>['Width: 1.46 m', 'Length: 79 cm']</text:p>
          </table:table-cell>
          <table:table-cell office:value-type="string" calcext:value-type="string">
            <text:p>['Width: 1.54 m', 'Length: 80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text:p>
          </table:table-cell>
          <table:table-cell table:number-columns-repeated="6"/>
        </table:table-row>
        <table:table-row table:style-name="ro1">
          <table:table-cell office:value-type="string" calcext:value-type="string">
            <text:p>https://www2.hm.com/en_in/productpage.1175751002.html</text:p>
          </table:table-cell>
          <table:table-cell office:value-type="string" calcext:value-type="string">
            <text:p>['Cotton']</text:p>
          </table:table-cell>
          <table:table-cell office:value-type="string" calcext:value-type="string">
            <text:p>Shirt in soft cotton flannel with a turn-down collar, buttons down the front and a yoke at the back. Relaxed fit with an open chest pocket, long sleeves with buttoned cuffs, and a gently rounded hem.</text:p>
          </table:table-cell>
          <table:table-cell office:value-type="string" calcext:value-type="string">
            <text:p>['Sleeve: Length: 65.0 cm (Size L/L)', 'Shoulder: Width: 57.5 cm (Size L/L)', 'Back: Length: 81.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Brown/Beige/White', 'Check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7 m', 'Length: 73 cm']</text:p>
          </table:table-cell>
          <table:table-cell office:value-type="string" calcext:value-type="string">
            <text:p>['Width: 1.15 m', 'Length: 75 cm']</text:p>
          </table:table-cell>
          <table:table-cell office:value-type="string" calcext:value-type="string">
            <text:p>['Width: 1.23 m', 'Length: 77 cm']</text:p>
          </table:table-cell>
          <table:table-cell office:value-type="string" calcext:value-type="string">
            <text:p>['Width: 1.31 m', 'Length: 79 cm']</text:p>
          </table:table-cell>
          <table:table-cell office:value-type="string" calcext:value-type="string">
            <text:p>['Width: 1.39 m', 'Length: 80 cm']</text:p>
          </table:table-cell>
          <table:table-cell office:value-type="string" calcext:value-type="string">
            <text:p>['Width: 1.47 m', 'Length: 81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944940027.html</text:p>
          </table:table-cell>
          <table:table-cell office:value-type="string" calcext:value-type="string">
            <text:p>['Cotton', 'Twill']</text:p>
          </table:table-cell>
          <table:table-cell office:value-type="string" calcext:value-type="string">
            <text:p>Overshirt in cotton twill with a collar, classic front and yoke at the back. Open chest pockets, long sleeves with a sleeve placket and buttoned cuffs, and a rounded hem.</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Cream',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4 m', 'Length: 70 cm']</text:p>
          </table:table-cell>
          <table:table-cell office:value-type="string" calcext:value-type="string">
            <text:p>['Width: 1.12 m', 'Length: 72 cm']</text:p>
          </table:table-cell>
          <table:table-cell office:value-type="string" calcext:value-type="string">
            <text:p>['Width: 1.20 m', 'Length: 74 cm']</text:p>
          </table:table-cell>
          <table:table-cell office:value-type="string" calcext:value-type="string">
            <text:p>['Width: 1.28 m', 'Length: 76 cm']</text:p>
          </table:table-cell>
          <table:table-cell office:value-type="string" calcext:value-type="string">
            <text:p>['Width: 1.36 m', 'Length: 77 cm']</text:p>
          </table:table-cell>
          <table:table-cell office:value-type="string" calcext:value-type="string">
            <text:p>['Width: 1.4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text:p>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827280021.html</text:p>
          </table:table-cell>
          <table:table-cell office:value-type="string" calcext:value-type="string">
            <text:p>['Flannel']</text:p>
          </table:table-cell>
          <table:table-cell office:value-type="string" calcext:value-type="string">
            <text:p>Regularf-fit shirt in a checked, lightly brushed cotton weave with a turn-down collar, French front and yoke at the back. Long sleeves with adjustable buttoning at the cuffs, and a rounded hem.</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Beige/White', 'Check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0 cm', 'Length: 70 cm']</text:p>
          </table:table-cell>
          <table:table-cell office:value-type="string" calcext:value-type="string">
            <text:p>['Width: 1.08 m', 'Length: 72 cm']</text:p>
          </table:table-cell>
          <table:table-cell office:value-type="string" calcext:value-type="string">
            <text:p>['Width: 1.16 m', 'Length: 74 cm']</text:p>
          </table:table-cell>
          <table:table-cell office:value-type="string" calcext:value-type="string">
            <text:p>['Width: 1.24 m', 'Length: 76 cm']</text:p>
          </table:table-cell>
          <table:table-cell office:value-type="string" calcext:value-type="string">
            <text:p>['Width: 1.32 m', 'Length: 77 cm']</text:p>
          </table:table-cell>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70394003.html</text:p>
          </table:table-cell>
          <table:table-cell office:value-type="string" calcext:value-type="string">
            <text:p>[]</text:p>
          </table:table-cell>
          <table:table-cell office:value-type="string" calcext:value-type="string">
            <text:p>Regular-fit shirt in Oxford cotton with a button-down collar, classic front, yoke at the back and an open chest pocket. Long sleeves with buttoned cuffs and a sleeve placket with a link button. Gently rounded hem.</text:p>
          </table:table-cell>
          <table:table-cell office:value-type="string" calcext:value-type="string">
            <text:p>['Sleeve: Length: 65.75 cm (Size L/L)', 'Back: Length: 78.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utton-down collar</text:p>
          </table:table-cell>
          <table:table-cell office:value-type="string" calcext:value-type="string">
            <text:p>['Black',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69 cm']</text:p>
          </table:table-cell>
          <table:table-cell office:value-type="string" calcext:value-type="string">
            <text:p>['Width: 1.08 m', 'Length: 71 cm']</text:p>
          </table:table-cell>
          <table:table-cell office:value-type="string" calcext:value-type="string">
            <text:p>['Width: 1.16 m', 'Length: 73 cm']</text:p>
          </table:table-cell>
          <table:table-cell office:value-type="string" calcext:value-type="string">
            <text:p>['Width: 1.24 m', 'Length: 75 cm']</text:p>
          </table:table-cell>
          <table:table-cell office:value-type="string" calcext:value-type="string">
            <text:p>['Width: 1.32 m', 'Length: 76 cm']</text:p>
          </table:table-cell>
          <table:table-cell office:value-type="string" calcext:value-type="string">
            <text:p>['Width: 1.40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71208001.html</text:p>
          </table:table-cell>
          <table:table-cell office:value-type="string" calcext:value-type="string">
            <text:p>['Cotton']</text:p>
          </table:table-cell>
          <table:table-cell office:value-type="string" calcext:value-type="string">
            <text:p>Shacket in soft cotton corduroy with a collar and buttons down the front. Relaxed fit with flap chest pockets, buttoned cuffs and a straight-cut hem. Unlined.</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Cream',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7 m', 'Length: 69 cm']</text:p>
          </table:table-cell>
          <table:table-cell office:value-type="string" calcext:value-type="string">
            <text:p>['Width: 1.15 m', 'Length: 71 cm']</text:p>
          </table:table-cell>
          <table:table-cell office:value-type="string" calcext:value-type="string">
            <text:p>['Width: 1.23 m', 'Length: 73 cm']</text:p>
          </table:table-cell>
          <table:table-cell office:value-type="string" calcext:value-type="string">
            <text:p>['Width: 1.31 m', 'Length: 75 cm']</text:p>
          </table:table-cell>
          <table:table-cell office:value-type="string" calcext:value-type="string">
            <text:p>['Width: 1.39 m', 'Length: 76 cm']</text:p>
          </table:table-cell>
          <table:table-cell office:value-type="string" calcext:value-type="string">
            <text:p>['Width: 1.47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irt jacket</text:p>
          </table:table-cell>
          <table:table-cell table:number-columns-repeated="6"/>
        </table:table-row>
        <table:table-row table:style-name="ro1">
          <table:table-cell office:value-type="string" calcext:value-type="string">
            <text:p>https://www2.hm.com/en_in/productpage.1174585002.html</text:p>
          </table:table-cell>
          <table:table-cell office:value-type="string" calcext:value-type="string">
            <text:p>['Cotton']</text:p>
          </table:table-cell>
          <table:table-cell office:value-type="string" calcext:value-type="string">
            <text:p>Relaxed-fit shirt in soft cotton corduroy with a turn-down collar, classic front, an open chest pocket and a yoke at the back. Long sleeves with buttoned cuffs and a sleeve placket with a link button.</text:p>
          </table:table-cell>
          <table:table-cell office:value-type="string" calcext:value-type="string">
            <text:p>['Sleeve: Length: 65.0 cm (Size L/L)', 'Back: Length: 80.0 cm (Size L/L)', 'Shoulder: Width: 57.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Sage green',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1 m', 'Length: 71 cm']</text:p>
          </table:table-cell>
          <table:table-cell office:value-type="string" calcext:value-type="string">
            <text:p>['Width: 1.19 m', 'Length: 73 cm']</text:p>
          </table:table-cell>
          <table:table-cell office:value-type="string" calcext:value-type="string">
            <text:p>['Width: 1.27 m', 'Length: 75 cm']</text:p>
          </table:table-cell>
          <table:table-cell office:value-type="string" calcext:value-type="string">
            <text:p>['Width: 1.35 m', 'Length: 77 cm']</text:p>
          </table:table-cell>
          <table:table-cell office:value-type="string" calcext:value-type="string">
            <text:p>['Width: 1.43 m', 'Length: 78 cm']</text:p>
          </table:table-cell>
          <table:table-cell office:value-type="string" calcext:value-type="string">
            <text:p>['Width: 1.51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96410002.html</text:p>
          </table:table-cell>
          <table:table-cell office:value-type="string" calcext:value-type="string">
            <text:p>[]</text:p>
          </table:table-cell>
          <table:table-cell office:value-type="string" calcext:value-type="string">
            <text:p>Oversized overshirt in a soft weave with embroidered motifs. Turn-down collar, press-studs down the front and a yoke at the back. Long sleeves with buttoned cuffs and a sleeve placket. Rounded hem.</text:p>
          </table:table-cell>
          <table:table-cell office:value-type="string" calcext:value-type="string">
            <text:p>['Back: Length: 81.0 cm (Size L/L)', 'Sleeve: Length: 63.0 cm (Size L/L)', 'Shoulder: Width: 61.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office:value-type="string" calcext:value-type="string">
            <text:p>['Black', 'R', 'Solid colour']</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14 m', 'Length: 74 cm']</text:p>
          </table:table-cell>
          <table:table-cell office:value-type="string" calcext:value-type="string">
            <text:p>['Width: 1.22 m', 'Length: 76 cm']</text:p>
          </table:table-cell>
          <table:table-cell office:value-type="string" calcext:value-type="string">
            <text:p>['Width: 1.30 m', 'Length: 77 cm']</text:p>
          </table:table-cell>
          <table:table-cell office:value-type="string" calcext:value-type="string">
            <text:p>['Width: 1.38 m', 'Length: 78 cm']</text:p>
          </table:table-cell>
          <table:table-cell office:value-type="string" calcext:value-type="string">
            <text:p>['Width: 1.46 m', 'Length: 79 cm']</text:p>
          </table:table-cell>
          <table:table-cell office:value-type="string" calcext:value-type="string">
            <text:p>['Width: 1.54 m', 'Length: 80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text:p>
          </table:table-cell>
          <table:table-cell table:number-columns-repeated="6"/>
        </table:table-row>
        <table:table-row table:style-name="ro1">
          <table:table-cell office:value-type="string" calcext:value-type="string">
            <text:p>https://www2.hm.com/en_in/productpage.1134730009.html</text:p>
          </table:table-cell>
          <table:table-cell office:value-type="string" calcext:value-type="string">
            <text:p>['Cotton']</text:p>
          </table:table-cell>
          <table:table-cell office:value-type="string" calcext:value-type="string">
            <text:p>Oversized shirt in soft, cotton poplin with a turn-down collar, classic front and yoke at the back. Long sleeves with buttoned cuffs and a sleeve placket with a link button, an open chest pocket and a rounded hem. Slightly longer at the back. </text:p>
          </table:table-cell>
          <table:table-cell office:value-type="string" calcext:value-type="string">
            <text:p>['Sleeve: Length: 63.0 cm (Size L/L)', 'Back: Length: 86.5 cm (Size L/L)', 'Shoulder: Width: 61.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office:value-type="string" calcext:value-type="string">
            <text:p>['Light blue/White', 'Strip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4 m', 'Length: 76 cm']</text:p>
          </table:table-cell>
          <table:table-cell office:value-type="string" calcext:value-type="string">
            <text:p>['Width: 1.22 m', 'Length: 77 cm']</text:p>
          </table:table-cell>
          <table:table-cell office:value-type="string" calcext:value-type="string">
            <text:p>['Width: 1.30 m', 'Length: 79 cm']</text:p>
          </table:table-cell>
          <table:table-cell office:value-type="string" calcext:value-type="string">
            <text:p>['Width: 1.38 m', 'Length: 80 cm']</text:p>
          </table:table-cell>
          <table:table-cell office:value-type="string" calcext:value-type="string">
            <text:p>['Width: 1.46 m', 'Length: 81 cm']</text:p>
          </table:table-cell>
          <table:table-cell office:value-type="string" calcext:value-type="string">
            <text:p>['Width: 1.54 m', 'Length: 82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72524005.html</text:p>
          </table:table-cell>
          <table:table-cell office:value-type="string" calcext:value-type="string">
            <text:p>[]</text:p>
          </table:table-cell>
          <table:table-cell office:value-type="string" calcext:value-type="string">
            <text:p>Regular-fit shirt in patterned lyocell twill with a turn-down collar, classic front and a yoke at the back. Long sleeves with buttoned cuffs and a sleeve placket with a link button. Gently rounded hem. Fabric made from lyocell is super soft, wrinkle resistant and drapes beautifully.</text:p>
          </table:table-cell>
          <table:table-cell office:value-type="string" calcext:value-type="string">
            <text:p>['Sleeve: Length: 66.0 cm (Size L/L)', 'Shoulder: Width: 51.0 cm (Size L/L)', 'Back: Length: 79.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Purple/Beige/Dark green/Blue', 'Patterned']</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0 cm', 'Length: 70 cm']</text:p>
          </table:table-cell>
          <table:table-cell office:value-type="string" calcext:value-type="string">
            <text:p>['Width: 1.08 m', 'Length: 72 cm']</text:p>
          </table:table-cell>
          <table:table-cell office:value-type="string" calcext:value-type="string">
            <text:p>['Width: 1.16 m', 'Length: 74 cm']</text:p>
          </table:table-cell>
          <table:table-cell office:value-type="string" calcext:value-type="string">
            <text:p>['Width: 1.24 m', 'Length: 76 cm']</text:p>
          </table:table-cell>
          <table:table-cell office:value-type="string" calcext:value-type="string">
            <text:p>['Width: 1.32 m', 'Length: 77 cm']</text:p>
          </table:table-cell>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070734005.html</text:p>
          </table:table-cell>
          <table:table-cell office:value-type="string" calcext:value-type="string">
            <text:p>['Cotton']</text:p>
          </table:table-cell>
          <table:table-cell office:value-type="string" calcext:value-type="string">
            <text:p>Relaxed-fit overshirt in soft, checked cotton twill with a collar, buttons down the front and a yoke at the back. Long sleeves with a sleeve placket and buttoned cuffs, flap chest pockets with a button, and a straight-cut hem.</text:p>
          </table:table-cell>
          <table:table-cell office:value-type="string" calcext:value-type="string">
            <text:p>['Back: Length: 78.0 cm (Size L/L)', 'Sleeve: Length: 64.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table:table-cell office:value-type="string" calcext:value-type="string">
            <text:p>['Dark green/Black', 'Checked']</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7 m', 'Length: 69 cm']</text:p>
          </table:table-cell>
          <table:table-cell office:value-type="string" calcext:value-type="string">
            <text:p>['Width: 1.15 m', 'Length: 71 cm']</text:p>
          </table:table-cell>
          <table:table-cell office:value-type="string" calcext:value-type="string">
            <text:p>['Width: 1.23 m', 'Length: 73 cm']</text:p>
          </table:table-cell>
          <table:table-cell office:value-type="string" calcext:value-type="string">
            <text:p>['Width: 1.31 m', 'Length: 75 cm']</text:p>
          </table:table-cell>
          <table:table-cell office:value-type="string" calcext:value-type="string">
            <text:p>['Width: 1.39 m', 'Length: 76 cm']</text:p>
          </table:table-cell>
          <table:table-cell office:value-type="string" calcext:value-type="string">
            <text:p>['Width: 1.47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text:p>
          </table:table-cell>
          <table:table-cell table:number-columns-repeated="6"/>
        </table:table-row>
        <table:table-row table:style-name="ro2">
          <table:table-cell office:value-type="string" calcext:value-type="string">
            <text:p>https://www2.hm.com/en_in/productpage.1174601001.html</text:p>
          </table:table-cell>
          <table:table-cell office:value-type="string" calcext:value-type="string">
            <text:p>['Cotton']</text:p>
          </table:table-cell>
          <table:table-cell office:value-type="string" calcext:value-type="string">
            <text:p>Shirt in soft cotton flannel with a turn-down collar, buttons down the front and a yoke at the back. Regular fit with an open chest pocket and long sleeves with buttoned cuffs and a sleeve placket with a link button. Gently rounded hem.</text:p>
          </table:table-cell>
          <table:table-cell office:value-type="string" calcext:value-type="string">
            <text:p>['Sleeve: Length: 66.0 cm (Size L/L)', 'Back: Length: 78.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Blue', 'Check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0 cm', 'Length: 69 cm']</text:p>
          </table:table-cell>
          <table:table-cell office:value-type="string" calcext:value-type="string">
            <text:p>['Width: 1.08 m', 'Length: 71 cm']</text:p>
          </table:table-cell>
          <table:table-cell office:value-type="string" calcext:value-type="string">
            <text:p>['Width: 1.16 m', 'Length: 73 cm']</text:p>
          </table:table-cell>
          <table:table-cell office:value-type="string" calcext:value-type="string">
            <text:p>['Width: 1.24 m', 'Length: 75 cm']</text:p>
          </table:table-cell>
          <table:table-cell office:value-type="string" calcext:value-type="string">
            <text:p>['Width: 1.32 m', 'Length: 76 cm']</text:p>
          </table:table-cell>
          <table:table-cell office:value-type="string" calcext:value-type="string">
            <text:p>['Width: 1.40 m', 'Length: 77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8-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71208002.html</text:p>
          </table:table-cell>
          <table:table-cell office:value-type="string" calcext:value-type="string">
            <text:p>['Cotton']</text:p>
          </table:table-cell>
          <table:table-cell office:value-type="string" calcext:value-type="string">
            <text:p>Shacket in soft cotton corduroy with a collar and buttons down the front. Relaxed fit with flap chest pockets, buttoned cuffs and a straight-cut hem. Unlined.</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Dark khaki green',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7 m', 'Length: 69 cm']</text:p>
          </table:table-cell>
          <table:table-cell office:value-type="string" calcext:value-type="string">
            <text:p>['Width: 1.15 m', 'Length: 71 cm']</text:p>
          </table:table-cell>
          <table:table-cell office:value-type="string" calcext:value-type="string">
            <text:p>['Width: 1.23 m', 'Length: 73 cm']</text:p>
          </table:table-cell>
          <table:table-cell office:value-type="string" calcext:value-type="string">
            <text:p>['Width: 1.31 m', 'Length: 75 cm']</text:p>
          </table:table-cell>
          <table:table-cell office:value-type="string" calcext:value-type="string">
            <text:p>['Width: 1.39 m', 'Length: 76 cm']</text:p>
          </table:table-cell>
          <table:table-cell office:value-type="string" calcext:value-type="string">
            <text:p>['Width: 1.47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hirt jacket</text:p>
          </table:table-cell>
          <table:table-cell table:number-columns-repeated="6"/>
        </table:table-row>
        <table:table-row table:style-name="ro1">
          <table:table-cell office:value-type="string" calcext:value-type="string">
            <text:p>https://www2.hm.com/en_in/productpage.1184898001.html</text:p>
          </table:table-cell>
          <table:table-cell office:value-type="string" calcext:value-type="string">
            <text:p>['Cotton']</text:p>
          </table:table-cell>
          <table:table-cell office:value-type="string" calcext:value-type="string">
            <text:p>Oversized, short-sleeved shirt in printed cotton poplin with a resort collar, French front and a yoke at the back. Open chest pocket and a straight-cut hem with a slit at each side.</text:p>
          </table:table-cell>
          <table:table-cell office:value-type="string" calcext:value-type="string">
            <text:p>['Shoulder: Width: 60.0 cm (Size L/L)', 'Back: Length: 78.0 cm (Size L/L)', 'Sleeve: Length: 32.0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esort collar</text:p>
          </table:table-cell>
          <table:table-cell office:value-type="string" calcext:value-type="string">
            <text:p>['Light beige/Black', 'Pattern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4 m', 'Length: 69 cm']</text:p>
          </table:table-cell>
          <table:table-cell office:value-type="string" calcext:value-type="string">
            <text:p>['Width: 1.22 m', 'Length: 71 cm']</text:p>
          </table:table-cell>
          <table:table-cell office:value-type="string" calcext:value-type="string">
            <text:p>['Width: 1.30 m', 'Length: 73 cm']</text:p>
          </table:table-cell>
          <table:table-cell office:value-type="string" calcext:value-type="string">
            <text:p>['Width: 1.38 m', 'Length: 75 cm']</text:p>
          </table:table-cell>
          <table:table-cell office:value-type="string" calcext:value-type="string">
            <text:p>['Width: 1.46 m', 'Length: 76 cm']</text:p>
          </table:table-cell>
          <table:table-cell office:value-type="string" calcext:value-type="string">
            <text:p>['Width: 1.54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6"/>
        </table:table-row>
        <table:table-row table:style-name="ro1">
          <table:table-cell office:value-type="string" calcext:value-type="string">
            <text:p>https://www2.hm.com/en_in/productpage.1174585003.html</text:p>
          </table:table-cell>
          <table:table-cell office:value-type="string" calcext:value-type="string">
            <text:p>['Cotton']</text:p>
          </table:table-cell>
          <table:table-cell office:value-type="string" calcext:value-type="string">
            <text:p>Relaxed-fit shirt in soft cotton corduroy with a turn-down collar, classic front, an open chest pocket and a yoke at the back. Long sleeves with buttoned cuffs and a sleeve placket with a link button.</text:p>
          </table:table-cell>
          <table:table-cell office:value-type="string" calcext:value-type="string">
            <text:p>['Sleeve: Length: 65.0 cm (Size L/L)', 'Back: Length: 80.0 cm (Size L/L)', 'Shoulder: Width: 57.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Dark green',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1 m', 'Length: 71 cm']</text:p>
          </table:table-cell>
          <table:table-cell office:value-type="string" calcext:value-type="string">
            <text:p>['Width: 1.19 m', 'Length: 73 cm']</text:p>
          </table:table-cell>
          <table:table-cell office:value-type="string" calcext:value-type="string">
            <text:p>['Width: 1.27 m', 'Length: 75 cm']</text:p>
          </table:table-cell>
          <table:table-cell office:value-type="string" calcext:value-type="string">
            <text:p>['Width: 1.35 m', 'Length: 77 cm']</text:p>
          </table:table-cell>
          <table:table-cell office:value-type="string" calcext:value-type="string">
            <text:p>['Width: 1.43 m', 'Length: 78 cm']</text:p>
          </table:table-cell>
          <table:table-cell office:value-type="string" calcext:value-type="string">
            <text:p>['Width: 1.51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200062002.html</text:p>
          </table:table-cell>
          <table:table-cell office:value-type="string" calcext:value-type="string">
            <text:p>[]</text:p>
          </table:table-cell>
          <table:table-cell office:value-type="string" calcext:value-type="string">
            <text:p>Short-sleeved shirt in a patterned lyocell weave. Regular fit with a turn-down collar, French front and a straight-cut hem with a slit at each side. Fabric made from lyocell is super soft, wrinkle resistant and drapes beautifully.</text:p>
          </table:table-cell>
          <table:table-cell office:value-type="string" calcext:value-type="string">
            <text:p>['Back: Length: 75.0 cm (Size L/L)', 'Shoulder: Width: 54.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Dark grey/White', 'Pattern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6"/>
        </table:table-row>
        <table:table-row table:style-name="ro1">
          <table:table-cell office:value-type="string" calcext:value-type="string">
            <text:p>https://www2.hm.com/en_in/productpage.0944940042.html</text:p>
          </table:table-cell>
          <table:table-cell office:value-type="string" calcext:value-type="string">
            <text:p>['Cotton', 'Twill']</text:p>
          </table:table-cell>
          <table:table-cell office:value-type="string" calcext:value-type="string">
            <text:p>Overshirt in cotton twill with a collar, classic front and yoke at the back. Open chest pockets, long sleeves with a sleeve placket and buttoned cuffs, and a rounded hem.</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4 m', 'Length: 70 cm']</text:p>
          </table:table-cell>
          <table:table-cell office:value-type="string" calcext:value-type="string">
            <text:p>['Width: 1.12 m', 'Length: 72 cm']</text:p>
          </table:table-cell>
          <table:table-cell office:value-type="string" calcext:value-type="string">
            <text:p>['Width: 1.20 m', 'Length: 74 cm']</text:p>
          </table:table-cell>
          <table:table-cell office:value-type="string" calcext:value-type="string">
            <text:p>['Width: 1.28 m', 'Length: 76 cm']</text:p>
          </table:table-cell>
          <table:table-cell office:value-type="string" calcext:value-type="string">
            <text:p>['Width: 1.36 m', 'Length: 77 cm']</text:p>
          </table:table-cell>
          <table:table-cell office:value-type="string" calcext:value-type="string">
            <text:p>['Width: 1.4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text:p>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200062001.html</text:p>
          </table:table-cell>
          <table:table-cell office:value-type="string" calcext:value-type="string">
            <text:p>[]</text:p>
          </table:table-cell>
          <table:table-cell office:value-type="string" calcext:value-type="string">
            <text:p>Short-sleeved shirt in a patterned lyocell weave. Regular fit with a turn-down collar, French front and a straight-cut hem with a slit at each side. Fabric made from lyocell is super soft, wrinkle resistant and drapes beautifully.</text:p>
          </table:table-cell>
          <table:table-cell office:value-type="string" calcext:value-type="string">
            <text:p>['Back: Length: 75.0 cm (Size L/L)', 'Shoulder: Width: 54.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Dark green', 'Pattern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6"/>
        </table:table-row>
        <table:table-row table:style-name="ro2">
          <table:table-cell office:value-type="string" calcext:value-type="string">
            <text:p>https://www2.hm.com/en_in/productpage.1166941005.html</text:p>
          </table:table-cell>
          <table:table-cell office:value-type="string" calcext:value-type="string">
            <text:p>['Cotton']</text:p>
          </table:table-cell>
          <table:table-cell office:value-type="string" calcext:value-type="string">
            <text:p>Shirt in soft cotton flannel with a turn-down collar, buttons down the front and a yoke at the back. Relaxed fit with an open chest pocket and long sleeves with buttoned cuffs and a sleeve placket with a link button. Gently rounded hem.</text:p>
          </table:table-cell>
          <table:table-cell office:value-type="string" calcext:value-type="string">
            <text:p>['Sleeve: Length: 65.0 cm (Size L/L)', 'Back: Length: 81.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Dark grey/Black', 'Check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7 m', 'Length: 73 cm']</text:p>
          </table:table-cell>
          <table:table-cell office:value-type="string" calcext:value-type="string">
            <text:p>['Width: 1.15 m', 'Length: 75 cm']</text:p>
          </table:table-cell>
          <table:table-cell office:value-type="string" calcext:value-type="string">
            <text:p>['Width: 1.23 m', 'Length: 77 cm']</text:p>
          </table:table-cell>
          <table:table-cell office:value-type="string" calcext:value-type="string">
            <text:p>['Width: 1.31 m', 'Length: 79 cm']</text:p>
          </table:table-cell>
          <table:table-cell office:value-type="string" calcext:value-type="string">
            <text:p>['Width: 1.39 m', 'Length: 80 cm']</text:p>
          </table:table-cell>
          <table:table-cell office:value-type="string" calcext:value-type="string">
            <text:p>['Width: 1.47 m', 'Length: 81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8-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2">
          <table:table-cell office:value-type="string" calcext:value-type="string">
            <text:p>https://www2.hm.com/en_in/productpage.1013956009.html</text:p>
          </table:table-cell>
          <table:table-cell office:value-type="string" calcext:value-type="string">
            <text:p>['Cotton']</text:p>
          </table:table-cell>
          <table:table-cell office:value-type="string" calcext:value-type="string">
            <text:p>Regular-fit shirt in Oxford cotton with a button-down collar, classic front, yoke at the back and an open chest pocket. Long sleeves with buttoned cuffs and a sleeve placket with a link button. Gently rounded hem.</text:p>
          </table:table-cell>
          <table:table-cell office:value-type="string" calcext:value-type="string">
            <text:p>['Sleeve: Length: 66.5 cm (Size L/L)', 'Back: Length: 79.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utton-down collar</text:p>
          </table:table-cell>
          <table:table-cell office:value-type="string" calcext:value-type="string">
            <text:p>['Khaki green',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3 cm']</text:p>
          </table:table-cell>
          <table:table-cell office:value-type="string" calcext:value-type="string">
            <text:p>['Width: 1.08 m', 'Length: 75 cm']</text:p>
          </table:table-cell>
          <table:table-cell office:value-type="string" calcext:value-type="string">
            <text:p>['Width: 1.16 m', 'Length: 77 cm']</text:p>
          </table:table-cell>
          <table:table-cell office:value-type="string" calcext:value-type="string">
            <text:p>['Width: 1.24 m', 'Length: 79 cm']</text:p>
          </table:table-cell>
          <table:table-cell office:value-type="string" calcext:value-type="string">
            <text:p>['Width: 1.32 m', 'Length: 80 cm']</text:p>
          </table:table-cell>
          <table:table-cell office:value-type="string" calcext:value-type="string">
            <text:p>['Width: 1.40 m', 'Length: 81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table:number-columns-repeated="2"/>
          <table:table-cell office:value-type="string" calcext:value-type="string">
            <text:p>03-2022</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12992005.html</text:p>
          </table:table-cell>
          <table:table-cell office:value-type="string" calcext:value-type="string">
            <text:p>['Cotton']</text:p>
          </table:table-cell>
          <table:table-cell office:value-type="string" calcext:value-type="string">
            <text:p>Regular-fit shirt in a printed cotton weave with a turn-down collar, classic front, short sleeves and a yoke at the back. Open chest pocket and a gently rounded hem.</text:p>
          </table:table-cell>
          <table:table-cell office:value-type="string" calcext:value-type="string">
            <text:p>['Shoulder: Width: 50.9 cm (Size L/L)', 'Back: Length: 79.5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Beige/White', 'Strip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1 cm']</text:p>
          </table:table-cell>
          <table:table-cell office:value-type="string" calcext:value-type="string">
            <text:p>['Width: 1.08 m', 'Length: 73 cm']</text:p>
          </table:table-cell>
          <table:table-cell office:value-type="string" calcext:value-type="string">
            <text:p>['Width: 1.16 m', 'Length: 75 cm']</text:p>
          </table:table-cell>
          <table:table-cell office:value-type="string" calcext:value-type="string">
            <text:p>['Width: 1.24 m', 'Length: 77 cm']</text:p>
          </table:table-cell>
          <table:table-cell office:value-type="string" calcext:value-type="string">
            <text:p>['Width: 1.32 m', 'Length: 78 cm']</text:p>
          </table:table-cell>
          <table:table-cell office:value-type="string" calcext:value-type="string">
            <text:p>['Width: 1.40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77669002.html</text:p>
          </table:table-cell>
          <table:table-cell office:value-type="string" calcext:value-type="string">
            <text:p>['Cotton']</text:p>
          </table:table-cell>
          <table:table-cell office:value-type="string" calcext:value-type="string">
            <text:p>Short-sleeved shirt in a printed cotton weave. Loose fit with a turn-down collar, classic front, yoke at the back and an open chest pocket. Straight-cut hem.</text:p>
          </table:table-cell>
          <table:table-cell office:value-type="string" calcext:value-type="string">
            <text:p>['Shoulder: Width: 57.5 cm (Size L/L)', 'Back: Length: 78.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Turn-down collar</text:p>
          </table:table-cell>
          <table:table-cell office:value-type="string" calcext:value-type="string">
            <text:p>['Dark blue/Brown/Green', 'Pattern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7 m', 'Length: 69 cm']</text:p>
          </table:table-cell>
          <table:table-cell office:value-type="string" calcext:value-type="string">
            <text:p>['Width: 1.15 m', 'Length: 71 cm']</text:p>
          </table:table-cell>
          <table:table-cell office:value-type="string" calcext:value-type="string">
            <text:p>['Width: 1.23 m', 'Length: 73 cm']</text:p>
          </table:table-cell>
          <table:table-cell office:value-type="string" calcext:value-type="string">
            <text:p>['Width: 1.31 m', 'Length: 75 cm']</text:p>
          </table:table-cell>
          <table:table-cell office:value-type="string" calcext:value-type="string">
            <text:p>['Width: 1.39 m', 'Length: 76 cm']</text:p>
          </table:table-cell>
          <table:table-cell office:value-type="string" calcext:value-type="string">
            <text:p>['Width: 1.47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2">
          <table:table-cell office:value-type="string" calcext:value-type="string">
            <text:p>https://www2.hm.com/en_in/productpage.1166941001.html</text:p>
          </table:table-cell>
          <table:table-cell office:value-type="string" calcext:value-type="string">
            <text:p>['Cotton']</text:p>
          </table:table-cell>
          <table:table-cell office:value-type="string" calcext:value-type="string">
            <text:p>Shirt in soft cotton flannel with a turn-down collar, buttons down the front and a yoke at the back. Relaxed fit with an open chest pocket and long sleeves with buttoned cuffs and a sleeve placket with a link button. Gently rounded hem.</text:p>
          </table:table-cell>
          <table:table-cell office:value-type="string" calcext:value-type="string">
            <text:p>['Sleeve: Length: 65.0 cm (Size L/L)', 'Back: Length: 81.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Black/White', 'Check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7 m', 'Length: 73 cm']</text:p>
          </table:table-cell>
          <table:table-cell office:value-type="string" calcext:value-type="string">
            <text:p>['Width: 1.15 m', 'Length: 75 cm']</text:p>
          </table:table-cell>
          <table:table-cell office:value-type="string" calcext:value-type="string">
            <text:p>['Width: 1.23 m', 'Length: 77 cm']</text:p>
          </table:table-cell>
          <table:table-cell office:value-type="string" calcext:value-type="string">
            <text:p>['Width: 1.31 m', 'Length: 79 cm']</text:p>
          </table:table-cell>
          <table:table-cell office:value-type="string" calcext:value-type="string">
            <text:p>['Width: 1.39 m', 'Length: 80 cm']</text:p>
          </table:table-cell>
          <table:table-cell office:value-type="string" calcext:value-type="string">
            <text:p>['Width: 1.47 m', 'Length: 81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8-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875217043.html</text:p>
          </table:table-cell>
          <table:table-cell office:value-type="string" calcext:value-type="string">
            <text:p>['Twill']</text:p>
          </table:table-cell>
          <table:table-cell office:value-type="string" calcext:value-type="string">
            <text:p>Overshirt in twill with a collar, buttons down the front and a yoke at the back. Flap chest pockets with a button, and long sleeves with buttoned cuff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Black/White', 'Checked']</text:p>
          </table:table-cell>
          <table:table-cell office:value-type="string" calcext:value-type="string">
            <text:p>Rs. 2,699.00incl. of all taxes</text:p>
          </table:table-cell>
          <table:table-cell office:value-type="string" calcext:value-type="string">
            <text:p>Myanmar</text:p>
          </table:table-cell>
          <table:table-cell office:value-type="string" calcext:value-type="string">
            <text:p>Shirt</text:p>
          </table:table-cell>
          <table:table-cell office:value-type="string" calcext:value-type="string">
            <text:p>['Width: 1.02 m', 'Length: 70 cm']</text:p>
          </table:table-cell>
          <table:table-cell office:value-type="string" calcext:value-type="string">
            <text:p>['Width: 1.10 m', 'Length: 72 cm']</text:p>
          </table:table-cell>
          <table:table-cell office:value-type="string" calcext:value-type="string">
            <text:p>['Width: 1.18 m', 'Length: 74 cm']</text:p>
          </table:table-cell>
          <table:table-cell office:value-type="string" calcext:value-type="string">
            <text:p>['Width: 1.26 m', 'Length: 76 cm']</text:p>
          </table:table-cell>
          <table:table-cell office:value-type="string" calcext:value-type="string">
            <text:p>['Width: 1.34 m', 'Length: 77 cm']</text:p>
          </table:table-cell>
          <table:table-cell office:value-type="string" calcext:value-type="string">
            <text:p>['Width: 1.42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 'Shirt jacket']</text:p>
          </table:table-cell>
          <table:table-cell office:value-type="string" calcext:value-type="string">
            <text:p>H&amp;M MAN</text:p>
          </table:table-cell>
          <table:table-cell table:number-columns-repeated="5"/>
        </table:table-row>
        <table:table-row table:style-name="ro2">
          <table:table-cell office:value-type="string" calcext:value-type="string">
            <text:p>https://www2.hm.com/en_in/productpage.1013956041.html</text:p>
          </table:table-cell>
          <table:table-cell office:value-type="string" calcext:value-type="string">
            <text:p>['Cotton']</text:p>
          </table:table-cell>
          <table:table-cell office:value-type="string" calcext:value-type="string">
            <text:p>Regular-fit shirt in Oxford cotton with a button-down collar, classic front, yoke at the back and an open chest pocket. Long sleeves with buttoned cuffs and a sleeve placket with a link button. Gently rounded hem.</text:p>
          </table:table-cell>
          <table:table-cell office:value-type="string" calcext:value-type="string">
            <text:p>['Sleeve: Length: 66.5 cm (Size L/L)', 'Back: Length: 79.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utton-down collar</text:p>
          </table:table-cell>
          <table:table-cell office:value-type="string" calcext:value-type="string">
            <text:p>['Sage green', 'Solid colour']</text:p>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0 cm', 'Length: 73 cm']</text:p>
          </table:table-cell>
          <table:table-cell office:value-type="string" calcext:value-type="string">
            <text:p>['Width: 1.08 m', 'Length: 75 cm']</text:p>
          </table:table-cell>
          <table:table-cell office:value-type="string" calcext:value-type="string">
            <text:p>['Width: 1.16 m', 'Length: 77 cm']</text:p>
          </table:table-cell>
          <table:table-cell office:value-type="string" calcext:value-type="string">
            <text:p>['Width: 1.24 m', 'Length: 79 cm']</text:p>
          </table:table-cell>
          <table:table-cell office:value-type="string" calcext:value-type="string">
            <text:p>['Width: 1.32 m', 'Length: 80 cm']</text:p>
          </table:table-cell>
          <table:table-cell office:value-type="string" calcext:value-type="string">
            <text:p>['Width: 1.40 m', 'Length: 81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table:number-columns-repeated="2" office:value-type="string" calcext:value-type="string">
            <text:p>N/A</text:p>
          </table:table-cell>
          <table:table-cell office:value-type="string" calcext:value-type="string">
            <text:p>08-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036739025.html</text:p>
          </table:table-cell>
          <table:table-cell office:value-type="string" calcext:value-type="string">
            <text:p>['Cotton']</text:p>
          </table:table-cell>
          <table:table-cell office:value-type="string" calcext:value-type="string">
            <text:p>Shirt in Oxford cotton with a button-down collar, classic front, yoke at the back and an open chest pocket. Long sleeves with buttoned cuffs and a sleeve placket with a link button, and a gently rounded hem. Relaxed Fit – a straight fit with good room for movement creating a comfortable, relaxed silhouette.</text:p>
          </table:table-cell>
          <table:table-cell office:value-type="string" calcext:value-type="string">
            <text:p>['Back: Length: 80.0 cm (Size L/L)', 'Sleeve: Length: 64.5 cm (Size L/L)', 'Shoulder: Width: 57.6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Button-down collar</text:p>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8 m', 'Length: 71 cm']</text:p>
          </table:table-cell>
          <table:table-cell office:value-type="string" calcext:value-type="string">
            <text:p>['Width: 1.16 m', 'Length: 73 cm']</text:p>
          </table:table-cell>
          <table:table-cell office:value-type="string" calcext:value-type="string">
            <text:p>['Width: 1.24 m', 'Length: 75 cm']</text:p>
          </table:table-cell>
          <table:table-cell office:value-type="string" calcext:value-type="string">
            <text:p>['Width: 1.32 m', 'Length: 77 cm']</text:p>
          </table:table-cell>
          <table:table-cell office:value-type="string" calcext:value-type="string">
            <text:p>['Width: 1.40 m', 'Length: 78 cm']</text:p>
          </table:table-cell>
          <table:table-cell office:value-type="string" calcext:value-type="string">
            <text:p>['Width: 1.48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2">
          <table:table-cell office:value-type="string" calcext:value-type="string">
            <text:p>https://www2.hm.com/en_in/productpage.1166941002.html</text:p>
          </table:table-cell>
          <table:table-cell office:value-type="string" calcext:value-type="string">
            <text:p>['Cotton']</text:p>
          </table:table-cell>
          <table:table-cell office:value-type="string" calcext:value-type="string">
            <text:p>Shirt in soft cotton flannel with a turn-down collar, buttons down the front and a yoke at the back. Relaxed fit with an open chest pocket and long sleeves with buttoned cuffs and a sleeve placket with a link button. Gently rounded hem.</text:p>
          </table:table-cell>
          <table:table-cell office:value-type="string" calcext:value-type="string">
            <text:p>['Sleeve: Length: 65.0 cm (Size L/L)', 'Back: Length: 81.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Red/Black', 'Check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7 m', 'Length: 73 cm']</text:p>
          </table:table-cell>
          <table:table-cell office:value-type="string" calcext:value-type="string">
            <text:p>['Width: 1.15 m', 'Length: 75 cm']</text:p>
          </table:table-cell>
          <table:table-cell office:value-type="string" calcext:value-type="string">
            <text:p>['Width: 1.23 m', 'Length: 77 cm']</text:p>
          </table:table-cell>
          <table:table-cell office:value-type="string" calcext:value-type="string">
            <text:p>['Width: 1.31 m', 'Length: 79 cm']</text:p>
          </table:table-cell>
          <table:table-cell office:value-type="string" calcext:value-type="string">
            <text:p>['Width: 1.39 m', 'Length: 80 cm']</text:p>
          </table:table-cell>
          <table:table-cell office:value-type="string" calcext:value-type="string">
            <text:p>['Width: 1.47 m', 'Length: 81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8-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12992006.html</text:p>
          </table:table-cell>
          <table:table-cell office:value-type="string" calcext:value-type="string">
            <text:p>['Cotton']</text:p>
          </table:table-cell>
          <table:table-cell office:value-type="string" calcext:value-type="string">
            <text:p>Regular-fit shirt in a printed cotton weave with a turn-down collar, classic front, short sleeves and a yoke at the back. Open chest pocket and a gently rounded hem.</text:p>
          </table:table-cell>
          <table:table-cell office:value-type="string" calcext:value-type="string">
            <text:p>['Shoulder: Width: 50.9 cm (Size L/L)', 'Back: Length: 79.5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Blue/White', 'Striped']</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1 cm']</text:p>
          </table:table-cell>
          <table:table-cell office:value-type="string" calcext:value-type="string">
            <text:p>['Width: 1.08 m', 'Length: 73 cm']</text:p>
          </table:table-cell>
          <table:table-cell office:value-type="string" calcext:value-type="string">
            <text:p>['Width: 1.16 m', 'Length: 75 cm']</text:p>
          </table:table-cell>
          <table:table-cell office:value-type="string" calcext:value-type="string">
            <text:p>['Width: 1.24 m', 'Length: 77 cm']</text:p>
          </table:table-cell>
          <table:table-cell office:value-type="string" calcext:value-type="string">
            <text:p>['Width: 1.32 m', 'Length: 78 cm']</text:p>
          </table:table-cell>
          <table:table-cell office:value-type="string" calcext:value-type="string">
            <text:p>['Width: 1.40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976709001.html</text:p>
          </table:table-cell>
          <table:table-cell office:value-type="string" calcext:value-type="string">
            <text:p>[]</text:p>
          </table:table-cell>
          <table:table-cell office:value-type="string" calcext:value-type="string">
            <text:p>Slim-fit shirt in woven fabric with an easy-iron finish. Turn-down collar, classic front and darts and a yoke at the back. Long sleeves with adjustable buttoning at the cuffs and a sleeve placket with a link button. Gently rounded hem.</text:p>
          </table:table-cell>
          <table:table-cell office:value-type="string" calcext:value-type="string">
            <text:p>Sleeve: Length: 68.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Whit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4 cm', 'Length: 70 cm']</text:p>
          </table:table-cell>
          <table:table-cell office:value-type="string" calcext:value-type="string">
            <text:p>['Width: 1.02 m', 'Length: 72 cm']</text:p>
          </table:table-cell>
          <table:table-cell office:value-type="string" calcext:value-type="string">
            <text:p>['Width: 1.10 m', 'Length: 74 cm']</text:p>
          </table:table-cell>
          <table:table-cell office:value-type="string" calcext:value-type="string">
            <text:p>['Width: 1.18 m', 'Length: 76 cm']</text:p>
          </table:table-cell>
          <table:table-cell office:value-type="string" calcext:value-type="string">
            <text:p>['Width: 1.26 m', 'Length: 77 cm']</text:p>
          </table:table-cell>
          <table:table-cell office:value-type="string" calcext:value-type="string">
            <text:p>['Width: 1.3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12996003.html</text:p>
          </table:table-cell>
          <table:table-cell office:value-type="string" calcext:value-type="string">
            <text:p>['Cotton']</text:p>
          </table:table-cell>
          <table:table-cell office:value-type="string" calcext:value-type="string">
            <text:p>Relaxed-fit shirt in a cotton weave with a turn-down collar, classic front and yoke at the back. Short sleeves, open chest pocket and a gently rounded hem.</text:p>
          </table:table-cell>
          <table:table-cell office:value-type="string" calcext:value-type="string">
            <text:p>['Back: Length: 78.0 cm (Size L/L)', 'Shoulder: Width: 57.6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Black', 'Solid colour']</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7 m', 'Length: 69 cm']</text:p>
          </table:table-cell>
          <table:table-cell office:value-type="string" calcext:value-type="string">
            <text:p>['Width: 1.15 m', 'Length: 71 cm']</text:p>
          </table:table-cell>
          <table:table-cell office:value-type="string" calcext:value-type="string">
            <text:p>['Width: 1.23 m', 'Length: 73 cm']</text:p>
          </table:table-cell>
          <table:table-cell office:value-type="string" calcext:value-type="string">
            <text:p>['Width: 1.31 m', 'Length: 75 cm']</text:p>
          </table:table-cell>
          <table:table-cell office:value-type="string" calcext:value-type="string">
            <text:p>['Width: 1.39 m', 'Length: 76 cm']</text:p>
          </table:table-cell>
          <table:table-cell office:value-type="string" calcext:value-type="string">
            <text:p>['Width: 1.47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656677061.html</text:p>
          </table:table-cell>
          <table:table-cell office:value-type="string" calcext:value-type="string">
            <text:p>[]</text:p>
          </table:table-cell>
          <table:table-cell office:value-type="string" calcext:value-type="string">
            <text:p>Shirt in a patterned viscose weave with a resort collar, French front, short sleeve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White/Red/Beige', 'Patterned', 'Goldfish']</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827280020.html</text:p>
          </table:table-cell>
          <table:table-cell office:value-type="string" calcext:value-type="string">
            <text:p>['Flannel']</text:p>
          </table:table-cell>
          <table:table-cell office:value-type="string" calcext:value-type="string">
            <text:p>Regularf-fit shirt in a checked, lightly brushed cotton weave with a turn-down collar, French front and yoke at the back. Long sleeves with adjustable buttoning at the cuffs, and a rounded hem.</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Grey', 'Check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0 cm', 'Length: 70 cm']</text:p>
          </table:table-cell>
          <table:table-cell office:value-type="string" calcext:value-type="string">
            <text:p>['Width: 1.08 m', 'Length: 72 cm']</text:p>
          </table:table-cell>
          <table:table-cell office:value-type="string" calcext:value-type="string">
            <text:p>['Width: 1.16 m', 'Length: 74 cm']</text:p>
          </table:table-cell>
          <table:table-cell office:value-type="string" calcext:value-type="string">
            <text:p>['Width: 1.24 m', 'Length: 76 cm']</text:p>
          </table:table-cell>
          <table:table-cell office:value-type="string" calcext:value-type="string">
            <text:p>['Width: 1.32 m', 'Length: 77 cm']</text:p>
          </table:table-cell>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2">
          <table:table-cell office:value-type="string" calcext:value-type="string">
            <text:p>https://www2.hm.com/en_in/productpage.1174601002.html</text:p>
          </table:table-cell>
          <table:table-cell office:value-type="string" calcext:value-type="string">
            <text:p>['Cotton']</text:p>
          </table:table-cell>
          <table:table-cell office:value-type="string" calcext:value-type="string">
            <text:p>Shirt in soft cotton flannel with a turn-down collar, buttons down the front and a yoke at the back. Regular fit with an open chest pocket and long sleeves with buttoned cuffs and a sleeve placket with a link button. Gently rounded hem.</text:p>
          </table:table-cell>
          <table:table-cell office:value-type="string" calcext:value-type="string">
            <text:p>['Sleeve: Length: 66.0 cm (Size L/L)', 'Back: Length: 78.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Brown/Blue/White', 'Checked']</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0 cm', 'Length: 69 cm']</text:p>
          </table:table-cell>
          <table:table-cell office:value-type="string" calcext:value-type="string">
            <text:p>['Width: 1.08 m', 'Length: 71 cm']</text:p>
          </table:table-cell>
          <table:table-cell office:value-type="string" calcext:value-type="string">
            <text:p>['Width: 1.16 m', 'Length: 73 cm']</text:p>
          </table:table-cell>
          <table:table-cell office:value-type="string" calcext:value-type="string">
            <text:p>['Width: 1.24 m', 'Length: 75 cm']</text:p>
          </table:table-cell>
          <table:table-cell office:value-type="string" calcext:value-type="string">
            <text:p>['Width: 1.32 m', 'Length: 76 cm']</text:p>
          </table:table-cell>
          <table:table-cell office:value-type="string" calcext:value-type="string">
            <text:p>['Width: 1.40 m', 'Length: 77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8-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2">
          <table:table-cell office:value-type="string" calcext:value-type="string">
            <text:p>https://www2.hm.com/en_in/productpage.0656677058.html</text:p>
          </table:table-cell>
          <table:table-cell office:value-type="string" calcext:value-type="string">
            <text:p>[]</text:p>
          </table:table-cell>
          <table:table-cell office:value-type="string" calcext:value-type="string">
            <text:p>Shirt in a patterned viscose weave with a resort collar, French front, short sleeve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Light beige/Blue/White', 'Patterned', 'Flowers']</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 (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875217049.html</text:p>
          </table:table-cell>
          <table:table-cell office:value-type="string" calcext:value-type="string">
            <text:p>['Twill']</text:p>
          </table:table-cell>
          <table:table-cell office:value-type="string" calcext:value-type="string">
            <text:p>Overshirt in twill with a collar, buttons down the front and a yoke at the back. Flap chest pockets with a button, and long sleeves with buttoned cuff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Dusty green/White', 'Checked']</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2 m', 'Length: 70 cm']</text:p>
          </table:table-cell>
          <table:table-cell office:value-type="string" calcext:value-type="string">
            <text:p>['Width: 1.10 m', 'Length: 72 cm']</text:p>
          </table:table-cell>
          <table:table-cell office:value-type="string" calcext:value-type="string">
            <text:p>['Width: 1.18 m', 'Length: 74 cm']</text:p>
          </table:table-cell>
          <table:table-cell office:value-type="string" calcext:value-type="string">
            <text:p>['Width: 1.26 m', 'Length: 76 cm']</text:p>
          </table:table-cell>
          <table:table-cell office:value-type="string" calcext:value-type="string">
            <text:p>['Width: 1.34 m', 'Length: 77 cm']</text:p>
          </table:table-cell>
          <table:table-cell office:value-type="string" calcext:value-type="string">
            <text:p>['Width: 1.42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 'Shirt jacket']</text:p>
          </table:table-cell>
          <table:table-cell office:value-type="string" calcext:value-type="string">
            <text:p>H&amp;M MAN</text:p>
          </table:table-cell>
          <table:table-cell table:number-columns-repeated="5"/>
        </table:table-row>
        <table:table-row table:style-name="ro2">
          <table:table-cell office:value-type="string" calcext:value-type="string">
            <text:p>https://www2.hm.com/en_in/productpage.0656677053.html</text:p>
          </table:table-cell>
          <table:table-cell office:value-type="string" calcext:value-type="string">
            <text:p>[]</text:p>
          </table:table-cell>
          <table:table-cell office:value-type="string" calcext:value-type="string">
            <text:p>Shirt in a patterned viscose weave with a resort collar, French front, short sleeve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Light blue/Yellow/Green/White', 'Floral']</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 (1 N)</text:p>
          </table:table-cell>
          <table:table-cell office:value-type="string" calcext:value-type="string">
            <text:p>Indian Designs Exports Pvt Ltd</text:p>
            <text:p>No. 106/138,, Nagawara Main Road,, 560045, Bangalore</text:p>
          </table:table-cell>
          <table:table-cell table:number-columns-repeated="2"/>
          <table:table-cell office:value-type="string" calcext:value-type="string">
            <text:p>06-2023</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976709010.html</text:p>
          </table:table-cell>
          <table:table-cell office:value-type="string" calcext:value-type="string">
            <text:p>[]</text:p>
          </table:table-cell>
          <table:table-cell office:value-type="string" calcext:value-type="string">
            <text:p>Slim-fit shirt in woven fabric with an easy-iron finish. Turn-down collar, classic front and darts and a yoke at the back. Long sleeves with adjustable buttoning at the cuffs and a sleeve placket with a link button. Gently rounded hem.</text:p>
          </table:table-cell>
          <table:table-cell office:value-type="string" calcext:value-type="string">
            <text:p>Sleeve: Length: 68.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Burgundy',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4 cm', 'Length: 70 cm']</text:p>
          </table:table-cell>
          <table:table-cell office:value-type="string" calcext:value-type="string">
            <text:p>['Width: 1.02 m', 'Length: 72 cm']</text:p>
          </table:table-cell>
          <table:table-cell office:value-type="string" calcext:value-type="string">
            <text:p>['Width: 1.10 m', 'Length: 74 cm']</text:p>
          </table:table-cell>
          <table:table-cell office:value-type="string" calcext:value-type="string">
            <text:p>['Width: 1.18 m', 'Length: 76 cm']</text:p>
          </table:table-cell>
          <table:table-cell office:value-type="string" calcext:value-type="string">
            <text:p>['Width: 1.26 m', 'Length: 77 cm']</text:p>
          </table:table-cell>
          <table:table-cell office:value-type="string" calcext:value-type="string">
            <text:p>['Width: 1.3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12996005.html</text:p>
          </table:table-cell>
          <table:table-cell office:value-type="string" calcext:value-type="string">
            <text:p>['Cotton']</text:p>
          </table:table-cell>
          <table:table-cell office:value-type="string" calcext:value-type="string">
            <text:p>Relaxed-fit shirt in a cotton weave with a turn-down collar, classic front and yoke at the back. Short sleeves, open chest pocket and a gently rounded hem.</text:p>
          </table:table-cell>
          <table:table-cell office:value-type="string" calcext:value-type="string">
            <text:p>['Back: Length: 78.0 cm (Size L/L)', 'Shoulder: Width: 57.6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Burgundy', 'Solid colour']</text:p>
          </table:table-cell>
          <table:table-cell office:value-type="string" calcext:value-type="string">
            <text:p>Rs. 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7 m', 'Length: 69 cm']</text:p>
          </table:table-cell>
          <table:table-cell office:value-type="string" calcext:value-type="string">
            <text:p>['Width: 1.15 m', 'Length: 71 cm']</text:p>
          </table:table-cell>
          <table:table-cell office:value-type="string" calcext:value-type="string">
            <text:p>['Width: 1.23 m', 'Length: 73 cm']</text:p>
          </table:table-cell>
          <table:table-cell office:value-type="string" calcext:value-type="string">
            <text:p>['Width: 1.31 m', 'Length: 75 cm']</text:p>
          </table:table-cell>
          <table:table-cell office:value-type="string" calcext:value-type="string">
            <text:p>['Width: 1.39 m', 'Length: 76 cm']</text:p>
          </table:table-cell>
          <table:table-cell office:value-type="string" calcext:value-type="string">
            <text:p>['Width: 1.47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2">
          <table:table-cell office:value-type="string" calcext:value-type="string">
            <text:p>https://www2.hm.com/en_in/productpage.0656677043.html</text:p>
          </table:table-cell>
          <table:table-cell office:value-type="string" calcext:value-type="string">
            <text:p>[]</text:p>
          </table:table-cell>
          <table:table-cell office:value-type="string" calcext:value-type="string">
            <text:p>Shirt in a patterned viscose weave with a resort collar, French front, short sleeve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Black/White', 'Striped']</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 (1 N)</text:p>
          </table:table-cell>
          <table:table-cell office:value-type="string" calcext:value-type="string">
            <text:p>Indian Designs Exports Pvt Ltd</text:p>
            <text:p>No. 106/138,, Nagawara Main Road,, 560045, Bangalore</text:p>
          </table:table-cell>
          <table:table-cell table:number-columns-repeated="2"/>
          <table:table-cell office:value-type="string" calcext:value-type="string">
            <text:p>05-2023</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656677062.html</text:p>
          </table:table-cell>
          <table:table-cell office:value-type="string" calcext:value-type="string">
            <text:p>[]</text:p>
          </table:table-cell>
          <table:table-cell office:value-type="string" calcext:value-type="string">
            <text:p>Shirt in a patterned viscose weave with a resort collar, French front, short sleeve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White/Brown/Blue', 'Striped']</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2 m', 'Length: 69 cm']</text:p>
          </table:table-cell>
          <table:table-cell office:value-type="string" calcext:value-type="string">
            <text:p>['Width: 1.10 m', 'Length: 71 cm']</text:p>
          </table:table-cell>
          <table:table-cell office:value-type="string" calcext:value-type="string">
            <text:p>['Width: 1.18 m', 'Length: 73 cm']</text:p>
          </table:table-cell>
          <table:table-cell office:value-type="string" calcext:value-type="string">
            <text:p>['Width: 1.26 m', 'Length: 75 cm']</text:p>
          </table:table-cell>
          <table:table-cell office:value-type="string" calcext:value-type="string">
            <text:p>['Width: 1.34 m', 'Length: 76 cm']</text:p>
          </table:table-cell>
          <table:table-cell office:value-type="string" calcext:value-type="string">
            <text:p>['Width: 1.42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618329028.html</text:p>
          </table:table-cell>
          <table:table-cell office:value-type="string" calcext:value-type="string">
            <text:p>['Cotton']</text:p>
          </table:table-cell>
          <table:table-cell office:value-type="string" calcext:value-type="string">
            <text:p>Short-sleeved shirt in a stretch cotton weave with a narrow turn-down collar, French front, yoke and darts at the back and a rounded hem. Muscle fit – a fit designed to showcase the physique. Narrow shoulders, gently tapered sleeves and an accentuated waist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Turn-down collar</text:p>
          </table:table-cell>
          <table:table-cell office:value-type="string" calcext:value-type="string">
            <text:p>['Dark red/Black', 'Snakeskin-pattern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89 cm', 'Length: 67 cm']</text:p>
          </table:table-cell>
          <table:table-cell office:value-type="string" calcext:value-type="string">
            <text:p>['Width: 97 cm', 'Length: 69 cm']</text:p>
          </table:table-cell>
          <table:table-cell office:value-type="string" calcext:value-type="string">
            <text:p>['Width: 1.05 m', 'Length: 71 cm']</text:p>
          </table:table-cell>
          <table:table-cell office:value-type="string" calcext:value-type="string">
            <text:p>['Width: 1.13 m', 'Length: 73 cm']</text:p>
          </table:table-cell>
          <table:table-cell office:value-type="string" calcext:value-type="string">
            <text:p>['Width: 1.21 m', 'Length: 74 cm']</text:p>
          </table:table-cell>
          <table:table-cell office:value-type="string" calcext:value-type="string">
            <text:p>['Width: 1.29 m', 'Length: 75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036745010.html</text:p>
          </table:table-cell>
          <table:table-cell office:value-type="string" calcext:value-type="string">
            <text:p>['Linen']</text:p>
          </table:table-cell>
          <table:table-cell office:value-type="string" calcext:value-type="string">
            <text:p>Short-sleeved shirt in an airy cotton and linen blend. Relaxed fit with a turn-down collar, French front and a yoke at the back. Open chest pocket and a straight-cut hem with a slit in each side. Cotton and linen blends combine the softness of cotton with the sturdiness of linen, creating a beautiful, textured fabric that is breathable and drapes perfectly.</text:p>
          </table:table-cell>
          <table:table-cell office:value-type="string" calcext:value-type="string">
            <text:p>['Sleeve: Length: 27.0 cm (Size L/L)', 'Back: Length: 76.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4 m', 'Length: 68 cm']</text:p>
          </table:table-cell>
          <table:table-cell office:value-type="string" calcext:value-type="string">
            <text:p>['Width: 1.12 m', 'Length: 70 cm']</text:p>
          </table:table-cell>
          <table:table-cell office:value-type="string" calcext:value-type="string">
            <text:p>['Width: 1.20 m', 'Length: 72 cm']</text:p>
          </table:table-cell>
          <table:table-cell office:value-type="string" calcext:value-type="string">
            <text:p>['Width: 1.28 m', 'Length: 74 cm']</text:p>
          </table:table-cell>
          <table:table-cell office:value-type="string" calcext:value-type="string">
            <text:p>['Width: 1.36 m', 'Length: 75 cm']</text:p>
          </table:table-cell>
          <table:table-cell office:value-type="string" calcext:value-type="string">
            <text:p>['Width: 1.44 m', 'Length: 76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83952003.html</text:p>
          </table:table-cell>
          <table:table-cell office:value-type="string" calcext:value-type="string">
            <text:p>[]</text:p>
          </table:table-cell>
          <table:table-cell office:value-type="string" calcext:value-type="string">
            <text:p>Relaxed-fit shirt in a cotton and linen weave with a turn-down collar, classic front and a yoke that has a box pleat at the back. Long sleeves with adjustable buttoning at the cuffs and a sleeve placket with a link button. Rounded hem. Cotton and linen blends combine the softness of cotton with the sturdiness of linen, creating a beautiful, textured fabric that is breathable and drapes perfectly.</text:p>
          </table:table-cell>
          <table:table-cell office:value-type="string" calcext:value-type="string">
            <text:p>['Sleeve: Length: 65.0 cm (Size L/L)', 'Back: Length: 80.0 cm (Size L/L)', 'Shoulder: Width: 57.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Light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1 m', 'Length: 71 cm']</text:p>
          </table:table-cell>
          <table:table-cell office:value-type="string" calcext:value-type="string">
            <text:p>['Width: 1.19 m', 'Length: 73 cm']</text:p>
          </table:table-cell>
          <table:table-cell office:value-type="string" calcext:value-type="string">
            <text:p>['Width: 1.27 m', 'Length: 75 cm']</text:p>
          </table:table-cell>
          <table:table-cell office:value-type="string" calcext:value-type="string">
            <text:p>['Width: 1.35 m', 'Length: 77 cm']</text:p>
          </table:table-cell>
          <table:table-cell office:value-type="string" calcext:value-type="string">
            <text:p>['Width: 1.43 m', 'Length: 78 cm']</text:p>
          </table:table-cell>
          <table:table-cell office:value-type="string" calcext:value-type="string">
            <text:p>['Width: 1.51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30142002.html</text:p>
          </table:table-cell>
          <table:table-cell office:value-type="string" calcext:value-type="string">
            <text:p>['Cotton', 'Denim']</text:p>
          </table:table-cell>
          <table:table-cell office:value-type="string" calcext:value-type="string">
            <text:p>Overshirt in rigid cotton denim with a turn-down collar, classic front, a yoke at the back and a gently rounded hem. Regular fit with a patch chest pocket and long sleeves with buttoned cuffs and a sleeve placket.</text:p>
          </table:table-cell>
          <table:table-cell office:value-type="string" calcext:value-type="string">
            <text:p>['Sleeve: Length: 63.0 cm (Size L/L)', 'Shoulder: Width: 58.3 cm (Size L/L)', 'Back: Length: 77.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Black',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4 m', 'Length: 68 cm']</text:p>
          </table:table-cell>
          <table:table-cell office:value-type="string" calcext:value-type="string">
            <text:p>['Width: 1.12 m', 'Length: 70 cm']</text:p>
          </table:table-cell>
          <table:table-cell office:value-type="string" calcext:value-type="string">
            <text:p>['Width: 1.20 m', 'Length: 72 cm']</text:p>
          </table:table-cell>
          <table:table-cell office:value-type="string" calcext:value-type="string">
            <text:p>['Width: 1.28 m', 'Length: 74 cm']</text:p>
          </table:table-cell>
          <table:table-cell office:value-type="string" calcext:value-type="string">
            <text:p>['Width: 1.36 m', 'Length: 75 cm']</text:p>
          </table:table-cell>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text:p>
          </table:table-cell>
          <table:table-cell table:number-columns-repeated="6"/>
        </table:table-row>
        <table:table-row table:style-name="ro1">
          <table:table-cell office:value-type="string" calcext:value-type="string">
            <text:p>https://www2.hm.com/en_in/productpage.1162919003.html</text:p>
          </table:table-cell>
          <table:table-cell office:value-type="string" calcext:value-type="string">
            <text:p>['Cotton']</text:p>
          </table:table-cell>
          <table:table-cell office:value-type="string" calcext:value-type="string">
            <text:p>Relaxed-fit shirt in soft cotton poplin with a turn-down collar, classic front, an open chest pocket and a yoke with a box pleat at the back. Long sleeves with buttoned cuffs and a sleeve placket with a link button. Rounded hem.</text:p>
          </table:table-cell>
          <table:table-cell office:value-type="string" calcext:value-type="string">
            <text:p>['Sleeve: Length: 65.0 cm (Size L/L)', 'Back: Length: 80.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1 m', 'Length: 71 cm']</text:p>
          </table:table-cell>
          <table:table-cell office:value-type="string" calcext:value-type="string">
            <text:p>['Width: 1.19 m', 'Length: 73 cm']</text:p>
          </table:table-cell>
          <table:table-cell office:value-type="string" calcext:value-type="string">
            <text:p>['Width: 1.27 m', 'Length: 75 cm']</text:p>
          </table:table-cell>
          <table:table-cell office:value-type="string" calcext:value-type="string">
            <text:p>['Width: 1.35 m', 'Length: 77 cm']</text:p>
          </table:table-cell>
          <table:table-cell office:value-type="string" calcext:value-type="string">
            <text:p>['Width: 1.43 m', 'Length: 78 cm']</text:p>
          </table:table-cell>
          <table:table-cell office:value-type="string" calcext:value-type="string">
            <text:p>['Width: 1.51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656677057.html</text:p>
          </table:table-cell>
          <table:table-cell office:value-type="string" calcext:value-type="string">
            <text:p>[]</text:p>
          </table:table-cell>
          <table:table-cell office:value-type="string" calcext:value-type="string">
            <text:p>Shirt in a patterned viscose weave with a resort collar, French front, short sleeve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Black/Cream', 'Patterned', 'Leaves']</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2">
          <table:table-cell office:value-type="string" calcext:value-type="string">
            <text:p>https://www2.hm.com/en_in/productpage.1013956010.html</text:p>
          </table:table-cell>
          <table:table-cell office:value-type="string" calcext:value-type="string">
            <text:p>['Cotton']</text:p>
          </table:table-cell>
          <table:table-cell office:value-type="string" calcext:value-type="string">
            <text:p>Regular-fit shirt in Oxford cotton with a button-down collar, classic front, yoke at the back and an open chest pocket. Long sleeves with buttoned cuffs and a sleeve placket with a link button. Gently rounded hem.</text:p>
          </table:table-cell>
          <table:table-cell office:value-type="string" calcext:value-type="string">
            <text:p>['Sleeve: Length: 66.5 cm (Size L/L)', 'Back: Length: 79.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utton-down collar</text:p>
          </table:table-cell>
          <table:table-cell office:value-type="string" calcext:value-type="string">
            <text:p>['Anthracite grey',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2 cm']</text:p>
          </table:table-cell>
          <table:table-cell office:value-type="string" calcext:value-type="string">
            <text:p>['Width: 1.08 m', 'Length: 74 cm']</text:p>
          </table:table-cell>
          <table:table-cell office:value-type="string" calcext:value-type="string">
            <text:p>['Width: 1.16 m', 'Length: 76 cm']</text:p>
          </table:table-cell>
          <table:table-cell office:value-type="string" calcext:value-type="string">
            <text:p>['Width: 1.24 m', 'Length: 78 cm']</text:p>
          </table:table-cell>
          <table:table-cell office:value-type="string" calcext:value-type="string">
            <text:p>['Width: 1.32 m', 'Length: 79 cm']</text:p>
          </table:table-cell>
          <table:table-cell office:value-type="string" calcext:value-type="string">
            <text:p>['Width: 1.40 m', 'Length: 80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table:number-columns-repeated="2"/>
          <table:table-cell office:value-type="string" calcext:value-type="string">
            <text:p>08-2023</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83952002.html</text:p>
          </table:table-cell>
          <table:table-cell office:value-type="string" calcext:value-type="string">
            <text:p>[]</text:p>
          </table:table-cell>
          <table:table-cell office:value-type="string" calcext:value-type="string">
            <text:p>Relaxed-fit shirt in a cotton and linen weave with a turn-down collar, classic front and a yoke that has a box pleat at the back. Long sleeves with adjustable buttoning at the cuffs and a sleeve placket with a link button. Rounded hem. Cotton and linen blends combine the softness of cotton with the sturdiness of linen, creating a beautiful, textured fabric that is breathable and drapes perfectly.</text:p>
          </table:table-cell>
          <table:table-cell office:value-type="string" calcext:value-type="string">
            <text:p>['Sleeve: Length: 65.0 cm (Size L/L)', 'Back: Length: 80.0 cm (Size L/L)', 'Shoulder: Width: 57.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Whit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1 m', 'Length: 71 cm']</text:p>
          </table:table-cell>
          <table:table-cell office:value-type="string" calcext:value-type="string">
            <text:p>['Width: 1.19 m', 'Length: 73 cm']</text:p>
          </table:table-cell>
          <table:table-cell office:value-type="string" calcext:value-type="string">
            <text:p>['Width: 1.27 m', 'Length: 75 cm']</text:p>
          </table:table-cell>
          <table:table-cell office:value-type="string" calcext:value-type="string">
            <text:p>['Width: 1.35 m', 'Length: 77 cm']</text:p>
          </table:table-cell>
          <table:table-cell office:value-type="string" calcext:value-type="string">
            <text:p>['Width: 1.43 m', 'Length: 78 cm']</text:p>
          </table:table-cell>
          <table:table-cell office:value-type="string" calcext:value-type="string">
            <text:p>['Width: 1.51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703672027.html</text:p>
          </table:table-cell>
          <table:table-cell office:value-type="string" calcext:value-type="string">
            <text:p>[]</text:p>
          </table:table-cell>
          <table:table-cell office:value-type="string" calcext:value-type="string">
            <text:p>Short-sleeved shirt in a patterned lyocell weave. Regular fit with a turn-down collar, French front and straight-cut hem with a slit in each side. Fabric made from lyocell is super soft, wrinkle resistant and drapes beautifully.</text:p>
          </table:table-cell>
          <table:table-cell office:value-type="string" calcext:value-type="string">
            <text:p>['Shoulder: Width: 49.0 cm (Size L/L)', 'Back: Length: 74.0 cm (Size L/L)', 'Sleeve: Length: 26.8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Black/White', 'Patterned', 'Palm tree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30142001.html</text:p>
          </table:table-cell>
          <table:table-cell office:value-type="string" calcext:value-type="string">
            <text:p>['Cotton', 'Denim']</text:p>
          </table:table-cell>
          <table:table-cell office:value-type="string" calcext:value-type="string">
            <text:p>Overshirt in rigid cotton denim with a turn-down collar, classic front, a yoke at the back and a gently rounded hem. Regular fit with a patch chest pocket and long sleeves with buttoned cuffs and a sleeve placket.</text:p>
          </table:table-cell>
          <table:table-cell office:value-type="string" calcext:value-type="string">
            <text:p>['Sleeve: Length: 63.0 cm (Size L/L)', 'Shoulder: Width: 58.3 cm (Size L/L)', 'Back: Length: 77.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Denim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4 m', 'Length: 68 cm']</text:p>
          </table:table-cell>
          <table:table-cell office:value-type="string" calcext:value-type="string">
            <text:p>['Width: 1.12 m', 'Length: 70 cm']</text:p>
          </table:table-cell>
          <table:table-cell office:value-type="string" calcext:value-type="string">
            <text:p>['Width: 1.20 m', 'Length: 72 cm']</text:p>
          </table:table-cell>
          <table:table-cell office:value-type="string" calcext:value-type="string">
            <text:p>['Width: 1.28 m', 'Length: 74 cm']</text:p>
          </table:table-cell>
          <table:table-cell office:value-type="string" calcext:value-type="string">
            <text:p>['Width: 1.36 m', 'Length: 75 cm']</text:p>
          </table:table-cell>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text:p>
          </table:table-cell>
          <table:table-cell table:number-columns-repeated="6"/>
        </table:table-row>
        <table:table-row table:style-name="ro1">
          <table:table-cell office:value-type="string" calcext:value-type="string">
            <text:p>https://www2.hm.com/en_in/productpage.1036739008.html</text:p>
          </table:table-cell>
          <table:table-cell office:value-type="string" calcext:value-type="string">
            <text:p>['Cotton']</text:p>
          </table:table-cell>
          <table:table-cell office:value-type="string" calcext:value-type="string">
            <text:p>Shirt in Oxford cotton with a button-down collar, classic front, yoke at the back and an open chest pocket. Long sleeves with buttoned cuffs and a sleeve placket with a link button, and a gently rounded hem. Relaxed Fit – a straight fit with good room for movement creating a comfortable, relaxed silhouette.</text:p>
          </table:table-cell>
          <table:table-cell office:value-type="string" calcext:value-type="string">
            <text:p>['Back: Length: 80.0 cm (Size L/L)', 'Sleeve: Length: 64.5 cm (Size L/L)', 'Shoulder: Width: 57.6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Button-down collar</text:p>
          </table:table-cell>
          <table:table-cell office:value-type="string" calcext:value-type="string">
            <text:p>['Dark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8 m', 'Length: 71 cm']</text:p>
          </table:table-cell>
          <table:table-cell office:value-type="string" calcext:value-type="string">
            <text:p>['Width: 1.16 m', 'Length: 73 cm']</text:p>
          </table:table-cell>
          <table:table-cell office:value-type="string" calcext:value-type="string">
            <text:p>['Width: 1.24 m', 'Length: 75 cm']</text:p>
          </table:table-cell>
          <table:table-cell office:value-type="string" calcext:value-type="string">
            <text:p>['Width: 1.32 m', 'Length: 77 cm']</text:p>
          </table:table-cell>
          <table:table-cell office:value-type="string" calcext:value-type="string">
            <text:p>['Width: 1.40 m', 'Length: 78 cm']</text:p>
          </table:table-cell>
          <table:table-cell office:value-type="string" calcext:value-type="string">
            <text:p>['Width: 1.48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2">
          <table:table-cell office:value-type="string" calcext:value-type="string">
            <text:p>https://www2.hm.com/en_in/productpage.0501620081.html</text:p>
          </table:table-cell>
          <table:table-cell office:value-type="string" calcext:value-type="string">
            <text:p>['Cotton']</text:p>
          </table:table-cell>
          <table:table-cell office:value-type="string" calcext:value-type="string">
            <text:p>Short-sleeved shirt in a cotton weave with a turn-down collar and classic front. Yoke at the back, a chest pocket, and a rounded hem. Regular Fit – a classic fit with good room for movement and a gently shaped waist to create a comfortable, tailored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Light blue/White', 'Floral']</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0 cm', 'Length: 71 cm']</text:p>
          </table:table-cell>
          <table:table-cell office:value-type="string" calcext:value-type="string">
            <text:p>['Width: 1.08 m', 'Length: 73 cm']</text:p>
          </table:table-cell>
          <table:table-cell office:value-type="string" calcext:value-type="string">
            <text:p>['Width: 1.16 m', 'Length: 75 cm']</text:p>
          </table:table-cell>
          <table:table-cell office:value-type="string" calcext:value-type="string">
            <text:p>['Width: 1.24 m', 'Length: 77 cm']</text:p>
          </table:table-cell>
          <table:table-cell office:value-type="string" calcext:value-type="string">
            <text:p>['Width: 1.32 m', 'Length: 78 cm']</text:p>
          </table:table-cell>
          <table:table-cell office:value-type="string" calcext:value-type="string">
            <text:p>['Width: 1.40 m', 'Length: 79 cm']</text:p>
          </table:table-cell>
          <table:table-cell office:value-type="string" calcext:value-type="string">
            <text:p>1 N (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2">
          <table:table-cell office:value-type="string" calcext:value-type="string">
            <text:p>https://www2.hm.com/en_in/productpage.0656677055.html</text:p>
          </table:table-cell>
          <table:table-cell office:value-type="string" calcext:value-type="string">
            <text:p>[]</text:p>
          </table:table-cell>
          <table:table-cell office:value-type="string" calcext:value-type="string">
            <text:p>Shirt in a patterned viscose weave with a resort collar, French front, short sleeve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Beige/White', 'Patterned', 'Leaves']</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 (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036739007.html</text:p>
          </table:table-cell>
          <table:table-cell office:value-type="string" calcext:value-type="string">
            <text:p>['Cotton']</text:p>
          </table:table-cell>
          <table:table-cell office:value-type="string" calcext:value-type="string">
            <text:p>Shirt in Oxford cotton with a button-down collar, classic front, yoke at the back and an open chest pocket. Long sleeves with buttoned cuffs and a sleeve placket with a link button, and a gently rounded hem. Relaxed Fit – a straight fit with good room for movement creating a comfortable, relaxed silhouette.</text:p>
          </table:table-cell>
          <table:table-cell office:value-type="string" calcext:value-type="string">
            <text:p>['Back: Length: 80.0 cm (Size L/L)', 'Sleeve: Length: 64.5 cm (Size L/L)', 'Shoulder: Width: 57.6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Button-down collar</text:p>
          </table:table-cell>
          <table:table-cell office:value-type="string" calcext:value-type="string">
            <text:p>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8 m', 'Length: 71 cm']</text:p>
          </table:table-cell>
          <table:table-cell office:value-type="string" calcext:value-type="string">
            <text:p>['Width: 1.16 m', 'Length: 73 cm']</text:p>
          </table:table-cell>
          <table:table-cell office:value-type="string" calcext:value-type="string">
            <text:p>['Width: 1.24 m', 'Length: 75 cm']</text:p>
          </table:table-cell>
          <table:table-cell office:value-type="string" calcext:value-type="string">
            <text:p>['Width: 1.32 m', 'Length: 77 cm']</text:p>
          </table:table-cell>
          <table:table-cell office:value-type="string" calcext:value-type="string">
            <text:p>['Width: 1.40 m', 'Length: 78 cm']</text:p>
          </table:table-cell>
          <table:table-cell office:value-type="string" calcext:value-type="string">
            <text:p>['Width: 1.48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70739001.html</text:p>
          </table:table-cell>
          <table:table-cell office:value-type="string" calcext:value-type="string">
            <text:p>['Cotton']</text:p>
          </table:table-cell>
          <table:table-cell office:value-type="string" calcext:value-type="string">
            <text:p>Regular-fit shirt in cotton poplin with a turn-down collar, French front and a yoke at the back. Long sleeves with adjustable buttoning at the cuffs. Rounded hem.</text:p>
          </table:table-cell>
          <table:table-cell office:value-type="string" calcext:value-type="string">
            <text:p>['Shoulder: Width: 51.3 cm (Size L/L)', 'Back: Length: 78.75 cm (Size L/L)', 'Sleeve: Length: 67.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Light blue/White', 'Strip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0 cm', 'Length: 70 cm']</text:p>
          </table:table-cell>
          <table:table-cell office:value-type="string" calcext:value-type="string">
            <text:p>['Width: 1.08 m', 'Length: 72 cm']</text:p>
          </table:table-cell>
          <table:table-cell office:value-type="string" calcext:value-type="string">
            <text:p>['Width: 1.16 m', 'Length: 74 cm']</text:p>
          </table:table-cell>
          <table:table-cell office:value-type="string" calcext:value-type="string">
            <text:p>['Width: 1.24 m', 'Length: 76 cm']</text:p>
          </table:table-cell>
          <table:table-cell office:value-type="string" calcext:value-type="string">
            <text:p>['Width: 1.32 m', 'Length: 77 cm']</text:p>
          </table:table-cell>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036739021.html</text:p>
          </table:table-cell>
          <table:table-cell office:value-type="string" calcext:value-type="string">
            <text:p>['Cotton']</text:p>
          </table:table-cell>
          <table:table-cell office:value-type="string" calcext:value-type="string">
            <text:p>Shirt in Oxford cotton with a button-down collar, classic front, yoke at the back and an open chest pocket. Long sleeves with buttoned cuffs and a sleeve placket with a link button, and a gently rounded hem. Relaxed Fit – a straight fit with good room for movement creating a comfortable, relaxed silhouette.</text:p>
          </table:table-cell>
          <table:table-cell office:value-type="string" calcext:value-type="string">
            <text:p>['Back: Length: 80.0 cm (Size L/L)', 'Sleeve: Length: 64.5 cm (Size L/L)', 'Shoulder: Width: 57.6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Button-down collar</text:p>
          </table:table-cell>
          <table:table-cell office:value-type="string" calcext:value-type="string">
            <text:p>['Dark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8 m', 'Length: 71 cm']</text:p>
          </table:table-cell>
          <table:table-cell office:value-type="string" calcext:value-type="string">
            <text:p>['Width: 1.16 m', 'Length: 73 cm']</text:p>
          </table:table-cell>
          <table:table-cell office:value-type="string" calcext:value-type="string">
            <text:p>['Width: 1.24 m', 'Length: 75 cm']</text:p>
          </table:table-cell>
          <table:table-cell office:value-type="string" calcext:value-type="string">
            <text:p>['Width: 1.32 m', 'Length: 77 cm']</text:p>
          </table:table-cell>
          <table:table-cell office:value-type="string" calcext:value-type="string">
            <text:p>['Width: 1.40 m', 'Length: 78 cm']</text:p>
          </table:table-cell>
          <table:table-cell office:value-type="string" calcext:value-type="string">
            <text:p>['Width: 1.48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976709003.html</text:p>
          </table:table-cell>
          <table:table-cell office:value-type="string" calcext:value-type="string">
            <text:p>[]</text:p>
          </table:table-cell>
          <table:table-cell office:value-type="string" calcext:value-type="string">
            <text:p>Slim-fit shirt in woven fabric with an easy-iron finish. Turn-down collar, classic front and darts and a yoke at the back. Long sleeves with adjustable buttoning at the cuffs and a sleeve placket with a link button. Gently rounded hem.</text:p>
          </table:table-cell>
          <table:table-cell office:value-type="string" calcext:value-type="string">
            <text:p>Sleeve: Length: 68.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4 cm', 'Length: 70 cm']</text:p>
          </table:table-cell>
          <table:table-cell office:value-type="string" calcext:value-type="string">
            <text:p>['Width: 1.02 m', 'Length: 72 cm']</text:p>
          </table:table-cell>
          <table:table-cell office:value-type="string" calcext:value-type="string">
            <text:p>['Width: 1.10 m', 'Length: 74 cm']</text:p>
          </table:table-cell>
          <table:table-cell office:value-type="string" calcext:value-type="string">
            <text:p>['Width: 1.18 m', 'Length: 76 cm']</text:p>
          </table:table-cell>
          <table:table-cell office:value-type="string" calcext:value-type="string">
            <text:p>['Width: 1.26 m', 'Length: 77 cm']</text:p>
          </table:table-cell>
          <table:table-cell office:value-type="string" calcext:value-type="string">
            <text:p>['Width: 1.3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83952001.html</text:p>
          </table:table-cell>
          <table:table-cell office:value-type="string" calcext:value-type="string">
            <text:p>[]</text:p>
          </table:table-cell>
          <table:table-cell office:value-type="string" calcext:value-type="string">
            <text:p>Relaxed-fit shirt in a cotton and linen weave with a turn-down collar, classic front and a yoke that has a box pleat at the back. Long sleeves with adjustable buttoning at the cuffs and a sleeve placket with a link button. Rounded hem. Cotton and linen blends combine the softness of cotton with the sturdiness of linen, creating a beautiful, textured fabric that is breathable and drapes perfectly.</text:p>
          </table:table-cell>
          <table:table-cell office:value-type="string" calcext:value-type="string">
            <text:p>['Sleeve: Length: 65.0 cm (Size L/L)', 'Back: Length: 80.0 cm (Size L/L)', 'Shoulder: Width: 57.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Green/White', 'Strip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1 m', 'Length: 71 cm']</text:p>
          </table:table-cell>
          <table:table-cell office:value-type="string" calcext:value-type="string">
            <text:p>['Width: 1.19 m', 'Length: 73 cm']</text:p>
          </table:table-cell>
          <table:table-cell office:value-type="string" calcext:value-type="string">
            <text:p>['Width: 1.27 m', 'Length: 75 cm']</text:p>
          </table:table-cell>
          <table:table-cell office:value-type="string" calcext:value-type="string">
            <text:p>['Width: 1.35 m', 'Length: 77 cm']</text:p>
          </table:table-cell>
          <table:table-cell office:value-type="string" calcext:value-type="string">
            <text:p>['Width: 1.43 m', 'Length: 78 cm']</text:p>
          </table:table-cell>
          <table:table-cell office:value-type="string" calcext:value-type="string">
            <text:p>['Width: 1.51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875217045.html</text:p>
          </table:table-cell>
          <table:table-cell office:value-type="string" calcext:value-type="string">
            <text:p>['Twill']</text:p>
          </table:table-cell>
          <table:table-cell office:value-type="string" calcext:value-type="string">
            <text:p>Overshirt in twill with a collar, buttons down the front and a yoke at the back. Flap chest pockets with a button, and long sleeves with buttoned cuffs.</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Grey', 'Solid colour']</text:p>
          </table:table-cell>
          <table:table-cell office:value-type="string" calcext:value-type="string">
            <text:p>Rs. 2,699.00incl. of all taxes</text:p>
          </table:table-cell>
          <table:table-cell office:value-type="string" calcext:value-type="string">
            <text:p>Myanmar</text:p>
          </table:table-cell>
          <table:table-cell office:value-type="string" calcext:value-type="string">
            <text:p>Shirt</text:p>
          </table:table-cell>
          <table:table-cell office:value-type="string" calcext:value-type="string">
            <text:p>['Width: 1.02 m', 'Length: 70 cm']</text:p>
          </table:table-cell>
          <table:table-cell office:value-type="string" calcext:value-type="string">
            <text:p>['Width: 1.10 m', 'Length: 72 cm']</text:p>
          </table:table-cell>
          <table:table-cell office:value-type="string" calcext:value-type="string">
            <text:p>['Width: 1.18 m', 'Length: 74 cm']</text:p>
          </table:table-cell>
          <table:table-cell office:value-type="string" calcext:value-type="string">
            <text:p>['Width: 1.26 m', 'Length: 76 cm']</text:p>
          </table:table-cell>
          <table:table-cell office:value-type="string" calcext:value-type="string">
            <text:p>['Width: 1.34 m', 'Length: 77 cm']</text:p>
          </table:table-cell>
          <table:table-cell office:value-type="string" calcext:value-type="string">
            <text:p>['Width: 1.42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 'Shirt jacket']</text:p>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036745011.html</text:p>
          </table:table-cell>
          <table:table-cell office:value-type="string" calcext:value-type="string">
            <text:p>['Linen']</text:p>
          </table:table-cell>
          <table:table-cell office:value-type="string" calcext:value-type="string">
            <text:p>Short-sleeved shirt in an airy cotton and linen blend. Relaxed fit with a turn-down collar, French front and a yoke at the back. Open chest pocket and a straight-cut hem with a slit in each side. Cotton and linen blends combine the softness of cotton with the sturdiness of linen, creating a beautiful, textured fabric that is breathable and drapes perfectly.</text:p>
          </table:table-cell>
          <table:table-cell office:value-type="string" calcext:value-type="string">
            <text:p>['Sleeve: Length: 27.0 cm (Size L/L)', 'Back: Length: 76.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Whit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table-cell office:value-type="string" calcext:value-type="string">
            <text:p>['Width: 1.12 m', 'Length: 71 cm']</text:p>
          </table:table-cell>
          <table:table-cell office:value-type="string" calcext:value-type="string">
            <text:p>['Width: 1.20 m', 'Length: 73 cm']</text:p>
          </table:table-cell>
          <table:table-cell office:value-type="string" calcext:value-type="string">
            <text:p>['Width: 1.28 m', 'Length: 75 cm']</text:p>
          </table:table-cell>
          <table:table-cell office:value-type="string" calcext:value-type="string">
            <text:p>['Width: 1.36 m', 'Length: 76 cm']</text:p>
          </table:table-cell>
          <table:table-cell office:value-type="string" calcext:value-type="string">
            <text:p>['Width: 1.44 m', 'Length: 77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993173002.html</text:p>
          </table:table-cell>
          <table:table-cell office:value-type="string" calcext:value-type="string">
            <text:p>['Cotton']</text:p>
          </table:table-cell>
          <table:table-cell office:value-type="string" calcext:value-type="string">
            <text:p>Shirt in stretch cotton poplin with a grandad collar, classic front and a yoke and darts at the back. Long sleeves with adjustable buttoning at the cuffs and a sleeve placket with a link button, and a rounded hem. Muscle Fit – a fit designed to showcase the body’s physique with narrow shoulders and tapered sleeves to create a flattering silhouette.</text:p>
          </table:table-cell>
          <table:table-cell office:value-type="string" calcext:value-type="string">
            <text:p>['Sleeve: Length: 68.0 cm (Size L/L)', 'Back: Length: 77.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Muscle fit</text:p>
          </table:table-cell>
          <table:table-cell office:value-type="string" calcext:value-type="string">
            <text:p>Grandad collar</text:p>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88 cm', 'Length: 68 cm']</text:p>
          </table:table-cell>
          <table:table-cell office:value-type="string" calcext:value-type="string">
            <text:p>['Width: 96 cm', 'Length: 70 cm']</text:p>
          </table:table-cell>
          <table:table-cell office:value-type="string" calcext:value-type="string">
            <text:p>['Width: 1.04 m', 'Length: 72 cm']</text:p>
          </table:table-cell>
          <table:table-cell office:value-type="string" calcext:value-type="string">
            <text:p>['Width: 1.12 m', 'Length: 74 cm']</text:p>
          </table:table-cell>
          <table:table-cell office:value-type="string" calcext:value-type="string">
            <text:p>['Width: 1.20 m', 'Length: 75 cm']</text:p>
          </table:table-cell>
          <table:table-cell office:value-type="string" calcext:value-type="string">
            <text:p>['Width: 1.28 m', 'Length: 76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78236001.html</text:p>
          </table:table-cell>
          <table:table-cell office:value-type="string" calcext:value-type="string">
            <text:p>['Cotton']</text:p>
          </table:table-cell>
          <table:table-cell office:value-type="string" calcext:value-type="string">
            <text:p>Short-sleeved shirt in crisp cotton poplin with embroidered motifs. Relaxed fit with a resort collar, French front, buttons down the front and a yoke at the back. Open chest pocket and a straight-cut hem.</text:p>
          </table:table-cell>
          <table:table-cell office:value-type="string" calcext:value-type="string">
            <text:p>['Front: Length: 77.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Dark brown', 'Solid colour']</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6 m', 'Length: 67 cm']</text:p>
          </table:table-cell>
          <table:table-cell office:value-type="string" calcext:value-type="string">
            <text:p>['Width: 1.14 m', 'Length: 69 cm']</text:p>
          </table:table-cell>
          <table:table-cell office:value-type="string" calcext:value-type="string">
            <text:p>['Width: 1.22 m', 'Length: 72 cm']</text:p>
          </table:table-cell>
          <table:table-cell office:value-type="string" calcext:value-type="string">
            <text:p>['Width: 1.30 m', 'Length: 74 cm']</text:p>
          </table:table-cell>
          <table:table-cell office:value-type="string" calcext:value-type="string">
            <text:p>['Width: 1.38 m', 'Length: 76 cm']</text:p>
          </table:table-cell>
          <table:table-cell office:value-type="string" calcext:value-type="string">
            <text:p>['Width: 1.46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841808001.html</text:p>
          </table:table-cell>
          <table:table-cell office:value-type="string" calcext:value-type="string">
            <text:p>[]</text:p>
          </table:table-cell>
          <table:table-cell office:value-type="string" calcext:value-type="string">
            <text:p>Slim-fit shirt in a stretch weave made from a cotton blend with a collar and classic front. Long sleeves with adjustable buttoning at the cuffs, and a gently rounded hem.</text:p>
          </table:table-cell>
          <table:table-cell office:value-type="string" calcext:value-type="string">
            <text:p>['Back: Length: 78.0 cm (Size L/L)', 'Sleeve: Length: 68.2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Whit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4 cm', 'Length: 70 cm']</text:p>
          </table:table-cell>
          <table:table-cell office:value-type="string" calcext:value-type="string">
            <text:p>['Width: 1.02 m', 'Length: 72 cm']</text:p>
          </table:table-cell>
          <table:table-cell office:value-type="string" calcext:value-type="string">
            <text:p>['Width: 1.10 m', 'Length: 74 cm']</text:p>
          </table:table-cell>
          <table:table-cell office:value-type="string" calcext:value-type="string">
            <text:p>['Width: 1.18 m', 'Length: 76 cm']</text:p>
          </table:table-cell>
          <table:table-cell office:value-type="string" calcext:value-type="string">
            <text:p>['Width: 1.26 m', 'Length: 77 cm']</text:p>
          </table:table-cell>
          <table:table-cell office:value-type="string" calcext:value-type="string">
            <text:p>['Width: 1.3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965257015.html</text:p>
          </table:table-cell>
          <table:table-cell office:value-type="string" calcext:value-type="string">
            <text:p>['Linen']</text:p>
          </table:table-cell>
          <table:table-cell office:value-type="string" calcext:value-type="string">
            <text:p>Regular-fit shirt in a cotton and linen weave with a resort collar, French front, open chest pocket and short sleeves. Yoke with darts at the back, and a straight-cut hem. Cotton and linen blends combine the softness of cotton with the sturdiness of linen, creating a beautiful, textured fabric that is breathable and drapes perfectly.</text:p>
          </table:table-cell>
          <table:table-cell office:value-type="string" calcext:value-type="string">
            <text:p>['Shoulder: Width: 51.0 cm (Size L/L)', 'Sleeve: Length: 26.0 cm (Size L/L)', 'Back: Length: 74.0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esort collar</text:p>
          </table:table-cell>
          <table:table-cell office:value-type="string" calcext:value-type="string">
            <text:p>['White/Black', 'Strip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6 m', 'Length: 66 cm']</text:p>
          </table:table-cell>
          <table:table-cell office:value-type="string" calcext:value-type="string">
            <text:p>['Width: 1.14 m', 'Length: 68 cm']</text:p>
          </table:table-cell>
          <table:table-cell office:value-type="string" calcext:value-type="string">
            <text:p>['Width: 1.22 m', 'Length: 70 cm']</text:p>
          </table:table-cell>
          <table:table-cell office:value-type="string" calcext:value-type="string">
            <text:p>['Width: 1.30 m', 'Length: 72 cm']</text:p>
          </table:table-cell>
          <table:table-cell office:value-type="string" calcext:value-type="string">
            <text:p>['Width: 1.38 m', 'Length: 73 cm']</text:p>
          </table:table-cell>
          <table:table-cell office:value-type="string" calcext:value-type="string">
            <text:p>['Width: 1.46 m', 'Length: 74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82406002.html</text:p>
          </table:table-cell>
          <table:table-cell office:value-type="string" calcext:value-type="string">
            <text:p>[]</text:p>
          </table:table-cell>
          <table:table-cell office:value-type="string" calcext:value-type="string">
            <text:p>Short-sleeved polo shirt in a fine-knit linen blend with a collar and a V-shaped opening at the top. Regular fit with an open chest pocket and a straight hem with a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Johnny collar</text:p>
          </table:table-cell>
          <table:table-cell office:value-type="string" calcext:value-type="string">
            <text:p>['Pink', 'Solid colour']</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Polo shirt</text:p>
          </table:table-cell>
          <table:table-cell office:value-type="string" calcext:value-type="string">
            <text:p>['Width: 88 cm', 'Length: 65 cm']</text:p>
          </table:table-cell>
          <table:table-cell office:value-type="string" calcext:value-type="string">
            <text:p>['Width: 96 cm', 'Length: 67 cm']</text:p>
          </table:table-cell>
          <table:table-cell office:value-type="string" calcext:value-type="string">
            <text:p>['Width: 1.04 m', 'Length: 68 cm']</text:p>
          </table:table-cell>
          <table:table-cell office:value-type="string" calcext:value-type="string">
            <text:p>['Width: 1.12 m', 'Length: 70 cm']</text:p>
          </table:table-cell>
          <table:table-cell office:value-type="string" calcext:value-type="string">
            <text:p>['Width: 1.20 m', 'Length: 71 cm']</text:p>
          </table:table-cell>
          <table:table-cell office:value-type="string" calcext:value-type="string">
            <text:p>['Width: 1.28 m', 'Length: 72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olo shirt', 'Slit']</text:p>
          </table:table-cell>
          <table:table-cell table:number-columns-repeated="6"/>
        </table:table-row>
        <table:table-row table:style-name="ro1">
          <table:table-cell office:value-type="string" calcext:value-type="string">
            <text:p>https://www2.hm.com/en_in/productpage.1135006002.html</text:p>
          </table:table-cell>
          <table:table-cell office:value-type="string" calcext:value-type="string">
            <text:p>['Cotton']</text:p>
          </table:table-cell>
          <table:table-cell office:value-type="string" calcext:value-type="string">
            <text:p>Slim-fit shirt in a cotton dobby weave with a turn-down collar, French front and a yoke at the back. Long sleeves with buttoned cuffs and a sleeve placket with a link button.</text:p>
          </table:table-cell>
          <table:table-cell office:value-type="string" calcext:value-type="string">
            <text:p>['Shoulder: Width: 50.4 cm (Size L/L)', 'Sleeve: Length: 68.0 cm (Size L/L)', 'Back: Length: 79.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Black', 'Solid colour']</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94 cm', 'Length: 71 cm']</text:p>
          </table:table-cell>
          <table:table-cell office:value-type="string" calcext:value-type="string">
            <text:p>['Width: 1.02 m', 'Length: 73 cm']</text:p>
          </table:table-cell>
          <table:table-cell office:value-type="string" calcext:value-type="string">
            <text:p>['Width: 1.10 m', 'Length: 75 cm']</text:p>
          </table:table-cell>
          <table:table-cell office:value-type="string" calcext:value-type="string">
            <text:p>['Width: 1.18 m', 'Length: 77 cm']</text:p>
          </table:table-cell>
          <table:table-cell office:value-type="string" calcext:value-type="string">
            <text:p>['Width: 1.26 m', 'Length: 78 cm']</text:p>
          </table:table-cell>
          <table:table-cell office:value-type="string" calcext:value-type="string">
            <text:p>['Width: 1.34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036750014.html</text:p>
          </table:table-cell>
          <table:table-cell office:value-type="string" calcext:value-type="string">
            <text:p>['Cotton']</text:p>
          </table:table-cell>
          <table:table-cell office:value-type="string" calcext:value-type="string">
            <text:p>Short-sleeved shirt in cotton poplin. Relaxed fit with a turn-down collar, French front and a yoke at the back. Open chest pocket and a straight-cut hem with a slit in each side.</text:p>
          </table:table-cell>
          <table:table-cell office:value-type="string" calcext:value-type="string">
            <text:p>['Sleeve: Length: 28.0 cm (Size L/L)', 'Back: Length: 77.0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Light grey/Light brown', 'Patterned', 'Bugs']</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4 m', 'Length: 68 cm']</text:p>
          </table:table-cell>
          <table:table-cell office:value-type="string" calcext:value-type="string">
            <text:p>['Width: 1.12 m', 'Length: 70 cm']</text:p>
          </table:table-cell>
          <table:table-cell office:value-type="string" calcext:value-type="string">
            <text:p>['Width: 1.20 m', 'Length: 72 cm']</text:p>
          </table:table-cell>
          <table:table-cell office:value-type="string" calcext:value-type="string">
            <text:p>['Width: 1.28 m', 'Length: 74 cm']</text:p>
          </table:table-cell>
          <table:table-cell office:value-type="string" calcext:value-type="string">
            <text:p>['Width: 1.36 m', 'Length: 75 cm']</text:p>
          </table:table-cell>
          <table:table-cell office:value-type="string" calcext:value-type="string">
            <text:p>['Width: 1.44 m', 'Length: 76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2">
          <table:table-cell office:value-type="string" calcext:value-type="string">
            <text:p>https://www2.hm.com/en_in/productpage.1036739002.html</text:p>
          </table:table-cell>
          <table:table-cell office:value-type="string" calcext:value-type="string">
            <text:p>['Cotton']</text:p>
          </table:table-cell>
          <table:table-cell office:value-type="string" calcext:value-type="string">
            <text:p>Shirt in Oxford cotton with a button-down collar, classic front, yoke at the back and an open chest pocket. Long sleeves with buttoned cuffs and a sleeve placket with a link button, and a gently rounded hem. Relaxed Fit – a straight fit with good room for movement creating a comfortable, relaxed silhouette.</text:p>
          </table:table-cell>
          <table:table-cell office:value-type="string" calcext:value-type="string">
            <text:p>['Back: Length: 80.0 cm (Size L/L)', 'Sleeve: Length: 64.5 cm (Size L/L)', 'Shoulder: Width: 57.6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Button-down collar</text:p>
          </table:table-cell>
          <table:table-cell office:value-type="string" calcext:value-type="string">
            <text:p>['White', 'Solid colour']</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8 m', 'Length: 71 cm']</text:p>
          </table:table-cell>
          <table:table-cell office:value-type="string" calcext:value-type="string">
            <text:p>['Width: 1.16 m', 'Length: 73 cm']</text:p>
          </table:table-cell>
          <table:table-cell office:value-type="string" calcext:value-type="string">
            <text:p>['Width: 1.24 m', 'Length: 75 cm']</text:p>
          </table:table-cell>
          <table:table-cell office:value-type="string" calcext:value-type="string">
            <text:p>['Width: 1.32 m', 'Length: 77 cm']</text:p>
          </table:table-cell>
          <table:table-cell office:value-type="string" calcext:value-type="string">
            <text:p>['Width: 1.40 m', 'Length: 78 cm']</text:p>
          </table:table-cell>
          <table:table-cell office:value-type="string" calcext:value-type="string">
            <text:p>['Width: 1.48 m', 'Length: 79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table:number-columns-repeated="2" office:value-type="string" calcext:value-type="string">
            <text:p>N/A</text:p>
          </table:table-cell>
          <table:table-cell office:value-type="string" calcext:value-type="string">
            <text:p>08-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35006001.html</text:p>
          </table:table-cell>
          <table:table-cell office:value-type="string" calcext:value-type="string">
            <text:p>['Cotton']</text:p>
          </table:table-cell>
          <table:table-cell office:value-type="string" calcext:value-type="string">
            <text:p>Slim-fit shirt in a cotton dobby weave with a turn-down collar, French front and a yoke at the back. Long sleeves with buttoned cuffs and a sleeve placket with a link button.</text:p>
          </table:table-cell>
          <table:table-cell office:value-type="string" calcext:value-type="string">
            <text:p>['Shoulder: Width: 50.4 cm (Size L/L)', 'Sleeve: Length: 68.0 cm (Size L/L)', 'Back: Length: 79.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White', 'Solid colour']</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94 cm', 'Length: 71 cm']</text:p>
          </table:table-cell>
          <table:table-cell office:value-type="string" calcext:value-type="string">
            <text:p>['Width: 1.02 m', 'Length: 73 cm']</text:p>
          </table:table-cell>
          <table:table-cell office:value-type="string" calcext:value-type="string">
            <text:p>['Width: 1.10 m', 'Length: 75 cm']</text:p>
          </table:table-cell>
          <table:table-cell office:value-type="string" calcext:value-type="string">
            <text:p>['Width: 1.18 m', 'Length: 77 cm']</text:p>
          </table:table-cell>
          <table:table-cell office:value-type="string" calcext:value-type="string">
            <text:p>['Width: 1.26 m', 'Length: 78 cm']</text:p>
          </table:table-cell>
          <table:table-cell office:value-type="string" calcext:value-type="string">
            <text:p>['Width: 1.34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036750015.html</text:p>
          </table:table-cell>
          <table:table-cell office:value-type="string" calcext:value-type="string">
            <text:p>['Cotton']</text:p>
          </table:table-cell>
          <table:table-cell office:value-type="string" calcext:value-type="string">
            <text:p>Short-sleeved shirt in cotton poplin. Relaxed fit with a turn-down collar, French front and a yoke at the back. Open chest pocket and a straight-cut hem with a slit in each side.</text:p>
          </table:table-cell>
          <table:table-cell office:value-type="string" calcext:value-type="string">
            <text:p>['Sleeve: Length: 28.0 cm (Size L/L)', 'Back: Length: 77.0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Black/Blue', 'Patterned', 'Bugs']</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4 m', 'Length: 68 cm']</text:p>
          </table:table-cell>
          <table:table-cell office:value-type="string" calcext:value-type="string">
            <text:p>['Width: 1.12 m', 'Length: 70 cm']</text:p>
          </table:table-cell>
          <table:table-cell office:value-type="string" calcext:value-type="string">
            <text:p>['Width: 1.20 m', 'Length: 72 cm']</text:p>
          </table:table-cell>
          <table:table-cell office:value-type="string" calcext:value-type="string">
            <text:p>['Width: 1.28 m', 'Length: 74 cm']</text:p>
          </table:table-cell>
          <table:table-cell office:value-type="string" calcext:value-type="string">
            <text:p>['Width: 1.36 m', 'Length: 75 cm']</text:p>
          </table:table-cell>
          <table:table-cell office:value-type="string" calcext:value-type="string">
            <text:p>['Width: 1.44 m', 'Length: 76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036739010.html</text:p>
          </table:table-cell>
          <table:table-cell office:value-type="string" calcext:value-type="string">
            <text:p>['Cotton']</text:p>
          </table:table-cell>
          <table:table-cell office:value-type="string" calcext:value-type="string">
            <text:p>Shirt in Oxford cotton with a button-down collar, classic front, yoke at the back and an open chest pocket. Long sleeves with buttoned cuffs and a sleeve placket with a link button, and a gently rounded hem. Relaxed Fit – a straight fit with good room for movement creating a comfortable, relaxed silhouette.</text:p>
          </table:table-cell>
          <table:table-cell office:value-type="string" calcext:value-type="string">
            <text:p>['Back: Length: 80.0 cm (Size L/L)', 'Sleeve: Length: 64.5 cm (Size L/L)', 'Shoulder: Width: 57.6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Button-down collar</text:p>
          </table:table-cell>
          <table:table-cell office:value-type="string" calcext:value-type="string">
            <text:p>['Khaki green',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10 m', 'Length: 71 cm']</text:p>
          </table:table-cell>
          <table:table-cell office:value-type="string" calcext:value-type="string">
            <text:p>['Width: 1.18 m', 'Length: 73 cm']</text:p>
          </table:table-cell>
          <table:table-cell office:value-type="string" calcext:value-type="string">
            <text:p>['Width: 1.26 m', 'Length: 75 cm']</text:p>
          </table:table-cell>
          <table:table-cell office:value-type="string" calcext:value-type="string">
            <text:p>['Width: 1.34 m', 'Length: 77 cm']</text:p>
          </table:table-cell>
          <table:table-cell office:value-type="string" calcext:value-type="string">
            <text:p>['Width: 1.42 m', 'Length: 78 cm']</text:p>
          </table:table-cell>
          <table:table-cell office:value-type="string" calcext:value-type="string">
            <text:p>['Width: 1.48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993173001.html</text:p>
          </table:table-cell>
          <table:table-cell office:value-type="string" calcext:value-type="string">
            <text:p>['Cotton']</text:p>
          </table:table-cell>
          <table:table-cell office:value-type="string" calcext:value-type="string">
            <text:p>Shirt in stretch cotton poplin with a grandad collar, classic front and a yoke and darts at the back. Long sleeves with adjustable buttoning at the cuffs and a sleeve placket with a link button, and a rounded hem. Muscle Fit – a fit designed to showcase the body’s physique with narrow shoulders and tapered sleeves to create a flattering silhouette.</text:p>
          </table:table-cell>
          <table:table-cell office:value-type="string" calcext:value-type="string">
            <text:p>['Sleeve: Length: 68.0 cm (Size L/L)', 'Back: Length: 77.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Muscle fit</text:p>
          </table:table-cell>
          <table:table-cell office:value-type="string" calcext:value-type="string">
            <text:p>Grandad collar</text:p>
          </table:table-cell>
          <table:table-cell office:value-type="string" calcext:value-type="string">
            <text:p>['White',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88 cm', 'Length: 68 cm']</text:p>
          </table:table-cell>
          <table:table-cell office:value-type="string" calcext:value-type="string">
            <text:p>['Width: 96 cm', 'Length: 70 cm']</text:p>
          </table:table-cell>
          <table:table-cell office:value-type="string" calcext:value-type="string">
            <text:p>['Width: 1.04 m', 'Length: 72 cm']</text:p>
          </table:table-cell>
          <table:table-cell office:value-type="string" calcext:value-type="string">
            <text:p>['Width: 1.12 m', 'Length: 74 cm']</text:p>
          </table:table-cell>
          <table:table-cell office:value-type="string" calcext:value-type="string">
            <text:p>['Width: 1.20 m', 'Length: 75 cm']</text:p>
          </table:table-cell>
          <table:table-cell office:value-type="string" calcext:value-type="string">
            <text:p>['Width: 1.28 m', 'Length: 76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65059004.html</text:p>
          </table:table-cell>
          <table:table-cell office:value-type="string" calcext:value-type="string">
            <text:p>['Linen']</text:p>
          </table:table-cell>
          <table:table-cell office:value-type="string" calcext:value-type="string">
            <text:p>Relaxed-fit shirt in airy linen with a resort collar, French front and short sleeves. Yoke at the back and a straight-cut hem. Fabric made from linen is breathable, beautiful both ironed and wrinkled, and softens over time.</text:p>
          </table:table-cell>
          <table:table-cell office:value-type="string" calcext:value-type="string">
            <text:p>['Sleeve: Length: 27.0 cm (Size L/L)', 'Shoulder: Width: 55.5 cm (Size L/L)', 'Back: Length: 74.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Light beige/Light purple', 'Flowe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6 m', 'Length: 66 cm']</text:p>
          </table:table-cell>
          <table:table-cell office:value-type="string" calcext:value-type="string">
            <text:p>['Width: 1.14 m', 'Length: 68 cm']</text:p>
          </table:table-cell>
          <table:table-cell office:value-type="string" calcext:value-type="string">
            <text:p>['Width: 1.22 m', 'Length: 70 cm']</text:p>
          </table:table-cell>
          <table:table-cell office:value-type="string" calcext:value-type="string">
            <text:p>['Width: 1.30 m', 'Length: 72 cm']</text:p>
          </table:table-cell>
          <table:table-cell office:value-type="string" calcext:value-type="string">
            <text:p>['Width: 1.38 m', 'Length: 73 cm']</text:p>
          </table:table-cell>
          <table:table-cell office:value-type="string" calcext:value-type="string">
            <text:p>['Width: 1.46 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70739002.html</text:p>
          </table:table-cell>
          <table:table-cell office:value-type="string" calcext:value-type="string">
            <text:p>['Cotton']</text:p>
          </table:table-cell>
          <table:table-cell office:value-type="string" calcext:value-type="string">
            <text:p>Regular-fit shirt in cotton poplin with a turn-down collar, French front and a yoke at the back. Long sleeves with adjustable buttoning at the cuffs. Rounded hem.</text:p>
          </table:table-cell>
          <table:table-cell office:value-type="string" calcext:value-type="string">
            <text:p>['Shoulder: Width: 51.3 cm (Size L/L)', 'Back: Length: 78.75 cm (Size L/L)', 'Sleeve: Length: 67.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Green/White', 'Strip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0 cm', 'Length: 70 cm']</text:p>
          </table:table-cell>
          <table:table-cell office:value-type="string" calcext:value-type="string">
            <text:p>['Width: 1.08 m', 'Length: 72 cm']</text:p>
          </table:table-cell>
          <table:table-cell office:value-type="string" calcext:value-type="string">
            <text:p>['Width: 1.16 m', 'Length: 74 cm']</text:p>
          </table:table-cell>
          <table:table-cell office:value-type="string" calcext:value-type="string">
            <text:p>['Width: 1.24 m', 'Length: 76 cm']</text:p>
          </table:table-cell>
          <table:table-cell office:value-type="string" calcext:value-type="string">
            <text:p>['Width: 1.32 m', 'Length: 77 cm']</text:p>
          </table:table-cell>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2">
          <table:table-cell office:value-type="string" calcext:value-type="string">
            <text:p>https://www2.hm.com/en_in/productpage.1162919001.html</text:p>
          </table:table-cell>
          <table:table-cell office:value-type="string" calcext:value-type="string">
            <text:p>['Cotton']</text:p>
          </table:table-cell>
          <table:table-cell office:value-type="string" calcext:value-type="string">
            <text:p>Relaxed-fit shirt in soft cotton poplin with a turn-down collar, classic front, an open chest pocket and a yoke with a box pleat at the back. Long sleeves with buttoned cuffs and a sleeve placket with a link button. Rounded hem.</text:p>
          </table:table-cell>
          <table:table-cell office:value-type="string" calcext:value-type="string">
            <text:p>['Sleeve: Length: 65.0 cm (Size L/L)', 'Back: Length: 80.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White', 'Solid colour']</text:p>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11 m', 'Length: 71 cm']</text:p>
          </table:table-cell>
          <table:table-cell office:value-type="string" calcext:value-type="string">
            <text:p>['Width: 1.19 m', 'Length: 73 cm']</text:p>
          </table:table-cell>
          <table:table-cell office:value-type="string" calcext:value-type="string">
            <text:p>['Width: 1.27 m', 'Length: 75 cm']</text:p>
          </table:table-cell>
          <table:table-cell office:value-type="string" calcext:value-type="string">
            <text:p>['Width: 1.35 m', 'Length: 77 cm']</text:p>
          </table:table-cell>
          <table:table-cell office:value-type="string" calcext:value-type="string">
            <text:p>['Width: 1.43 m', 'Length: 78 cm']</text:p>
          </table:table-cell>
          <table:table-cell office:value-type="string" calcext:value-type="string">
            <text:p>['Width: 1.51 m', 'Length: 79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table:number-columns-repeated="2" office:value-type="string" calcext:value-type="string">
            <text:p>N/A</text:p>
          </table:table-cell>
          <table:table-cell office:value-type="string" calcext:value-type="string">
            <text:p>07-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976709008.html</text:p>
          </table:table-cell>
          <table:table-cell office:value-type="string" calcext:value-type="string">
            <text:p>[]</text:p>
          </table:table-cell>
          <table:table-cell office:value-type="string" calcext:value-type="string">
            <text:p>Slim-fit shirt in woven fabric with an easy-iron finish. Turn-down collar, classic front and darts and a yoke at the back. Long sleeves with adjustable buttoning at the cuffs and a sleeve placket with a link button. Gently rounded hem.</text:p>
          </table:table-cell>
          <table:table-cell office:value-type="string" calcext:value-type="string">
            <text:p>Sleeve: Length: 68.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Light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4 cm', 'Length: 70 cm']</text:p>
          </table:table-cell>
          <table:table-cell office:value-type="string" calcext:value-type="string">
            <text:p>['Width: 1.02 m', 'Length: 72 cm']</text:p>
          </table:table-cell>
          <table:table-cell office:value-type="string" calcext:value-type="string">
            <text:p>['Width: 1.10 m', 'Length: 74 cm']</text:p>
          </table:table-cell>
          <table:table-cell office:value-type="string" calcext:value-type="string">
            <text:p>['Width: 1.18 m', 'Length: 76 cm']</text:p>
          </table:table-cell>
          <table:table-cell office:value-type="string" calcext:value-type="string">
            <text:p>['Width: 1.26 m', 'Length: 77 cm']</text:p>
          </table:table-cell>
          <table:table-cell office:value-type="string" calcext:value-type="string">
            <text:p>['Width: 1.3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78236002.html</text:p>
          </table:table-cell>
          <table:table-cell office:value-type="string" calcext:value-type="string">
            <text:p>['Cotton']</text:p>
          </table:table-cell>
          <table:table-cell office:value-type="string" calcext:value-type="string">
            <text:p>Short-sleeved shirt in crisp cotton poplin with embroidered motifs. Relaxed fit with a resort collar, French front, buttons down the front and a yoke at the back. Open chest pocket and a straight-cut hem.</text:p>
          </table:table-cell>
          <table:table-cell office:value-type="string" calcext:value-type="string">
            <text:p>['Front: Length: 77.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White', 'Solid colour']</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6 m', 'Length: 67 cm']</text:p>
          </table:table-cell>
          <table:table-cell office:value-type="string" calcext:value-type="string">
            <text:p>['Width: 1.14 m', 'Length: 69 cm']</text:p>
          </table:table-cell>
          <table:table-cell office:value-type="string" calcext:value-type="string">
            <text:p>['Width: 1.22 m', 'Length: 72 cm']</text:p>
          </table:table-cell>
          <table:table-cell office:value-type="string" calcext:value-type="string">
            <text:p>['Width: 1.30 m', 'Length: 74 cm']</text:p>
          </table:table-cell>
          <table:table-cell office:value-type="string" calcext:value-type="string">
            <text:p>['Width: 1.38 m', 'Length: 76 cm']</text:p>
          </table:table-cell>
          <table:table-cell office:value-type="string" calcext:value-type="string">
            <text:p>['Width: 1.46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87316002.html</text:p>
          </table:table-cell>
          <table:table-cell office:value-type="string" calcext:value-type="string">
            <text:p>['Cotton']</text:p>
          </table:table-cell>
          <table:table-cell office:value-type="string" calcext:value-type="string">
            <text:p>Shirt in a stretch cotton weave with a turn-down collar, French front and a yoke with darts at the back. Long sleeves with buttoned cuffs and a sleeve placket with a link button, and a rounded hem. Muscle fit with narrow shoulders and tapered sleeves to create a flattering silhouette.</text:p>
          </table:table-cell>
          <table:table-cell office:value-type="string" calcext:value-type="string">
            <text:p>['Sleeve: Length: 66.0 cm (Size L/L)', 'Back: Length: 77.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Muscle fit</text:p>
          </table:table-cell>
          <table:table-cell office:value-type="string" calcext:value-type="string">
            <text:p>Turn-down collar</text:p>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88 cm', 'Length: 68 cm']</text:p>
          </table:table-cell>
          <table:table-cell office:value-type="string" calcext:value-type="string">
            <text:p>['Width: 96 cm', 'Length: 70 cm']</text:p>
          </table:table-cell>
          <table:table-cell office:value-type="string" calcext:value-type="string">
            <text:p>['Width: 1.04 m', 'Length: 72 cm']</text:p>
          </table:table-cell>
          <table:table-cell office:value-type="string" calcext:value-type="string">
            <text:p>['Width: 1.12 m', 'Length: 74 cm']</text:p>
          </table:table-cell>
          <table:table-cell office:value-type="string" calcext:value-type="string">
            <text:p>['Width: 1.20 m', 'Length: 75 cm']</text:p>
          </table:table-cell>
          <table:table-cell office:value-type="string" calcext:value-type="string">
            <text:p>['Width: 1.28 m', 'Length: 76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2">
          <table:table-cell office:value-type="string" calcext:value-type="string">
            <text:p>https://www2.hm.com/en_in/productpage.0656677066.html</text:p>
          </table:table-cell>
          <table:table-cell office:value-type="string" calcext:value-type="string">
            <text:p>[]</text:p>
          </table:table-cell>
          <table:table-cell office:value-type="string" calcext:value-type="string">
            <text:p>Shirt in a patterned viscose weave with a resort collar, French front, short sleeves and a straight-cut hem.</text:p>
          </table:table-cell>
          <table:table-cell office:value-type="string" calcext:value-type="string">
            <text:p>The model is 190cm/6'3" and wears a size 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Brown', 'Solid colour']</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34728006.html</text:p>
          </table:table-cell>
          <table:table-cell office:value-type="string" calcext:value-type="string">
            <text:p>['Cotton']</text:p>
          </table:table-cell>
          <table:table-cell office:value-type="string" calcext:value-type="string">
            <text:p>Oversized, short-sleeved shirt in a patterned cotton weave with a resort collar, French front and yoke at the back. Open chest pocket and a straight-cut hem with a slit at each side.</text:p>
          </table:table-cell>
          <table:table-cell office:value-type="string" calcext:value-type="string">
            <text:p>['Back: Length: 78.0 cm (Size L/L)', 'Shoulder: Width: 60.2 cm (Size L/L)', 'Sleeve: Length: 32.0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Oversized</text:p>
          </table:table-cell>
          <table:table-cell office:value-type="string" calcext:value-type="string">
            <text:p>Resort collar</text:p>
          </table:table-cell>
          <table:table-cell office:value-type="string" calcext:value-type="string">
            <text:p>['Brown/Light beige', 'Patterned', 'Palm trees']</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4 m', 'Length: 69 cm']</text:p>
          </table:table-cell>
          <table:table-cell office:value-type="string" calcext:value-type="string">
            <text:p>['Width: 1.22 m', 'Length: 71 cm']</text:p>
          </table:table-cell>
          <table:table-cell office:value-type="string" calcext:value-type="string">
            <text:p>['Width: 1.30 m', 'Length: 73 cm']</text:p>
          </table:table-cell>
          <table:table-cell office:value-type="string" calcext:value-type="string">
            <text:p>['Width: 1.38 m', 'Length: 75 cm']</text:p>
          </table:table-cell>
          <table:table-cell office:value-type="string" calcext:value-type="string">
            <text:p>['Width: 1.46 m', 'Length: 76 cm']</text:p>
          </table:table-cell>
          <table:table-cell office:value-type="string" calcext:value-type="string">
            <text:p>['Width: 1.54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6"/>
        </table:table-row>
        <table:table-row table:style-name="ro1">
          <table:table-cell office:value-type="string" calcext:value-type="string">
            <text:p>https://www2.hm.com/en_in/productpage.1025664002.html</text:p>
          </table:table-cell>
          <table:table-cell office:value-type="string" calcext:value-type="string">
            <text:p>[]</text:p>
          </table:table-cell>
          <table:table-cell office:value-type="string" calcext:value-type="string">
            <text:p>Shirt in woven fabric with a cutaway collar, French front and yoke at the back. Long sleeves with adjustable buttoning at the cuffs and a sleeve placket with a link button. Rounded hem. The shirt incorporates COOLMAX® functional fabric, a unique, soft, comfortable and fast-drying polyester fibre that efficiently wicks moisture while regulating temperature.</text:p>
          </table:table-cell>
          <table:table-cell office:value-type="string" calcext:value-type="string">
            <text:p>['Back: Length: 81.0 cm (Size L/L)', 'Shoulder: Width: 50.8 cm (Size L/L)', 'Sleeve: Length: 67.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Cutaway collar</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2 cm']</text:p>
          </table:table-cell>
          <table:table-cell office:value-type="string" calcext:value-type="string">
            <text:p>['Width: 1.08 m', 'Length: 74 cm']</text:p>
          </table:table-cell>
          <table:table-cell office:value-type="string" calcext:value-type="string">
            <text:p>['Width: 1.16 m', 'Length: 76 cm']</text:p>
          </table:table-cell>
          <table:table-cell office:value-type="string" calcext:value-type="string">
            <text:p>['Width: 1.24 m', 'Length: 78 cm']</text:p>
          </table:table-cell>
          <table:table-cell office:value-type="string" calcext:value-type="string">
            <text:p>['Width: 1.32 m', 'Length: 79 cm']</text:p>
          </table:table-cell>
          <table:table-cell office:value-type="string" calcext:value-type="string">
            <text:p>['Width: 1.40 m', 'Length: 80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MODERN CLASSIC</text:p>
          </table:table-cell>
          <table:table-cell table:number-columns-repeated="5"/>
        </table:table-row>
        <table:table-row table:style-name="ro1">
          <table:table-cell office:value-type="string" calcext:value-type="string">
            <text:p>https://www2.hm.com/en_in/productpage.1134107008.html</text:p>
          </table:table-cell>
          <table:table-cell office:value-type="string" calcext:value-type="string">
            <text:p>['Linen']</text:p>
          </table:table-cell>
          <table:table-cell office:value-type="string" calcext:value-type="string">
            <text:p>Regular-fit shirt in a cotton and linen weave with a turn-down collar, classic front and yoke at the back. Long sleeves with buttoned cuffs and a sleeve placket with a link button. Cotton and linen blends combine the softness of cotton with the sturdiness of linen, creating a beautiful, textured fabric that is breathable and drapes perfectly.</text:p>
          </table:table-cell>
          <table:table-cell office:value-type="string" calcext:value-type="string">
            <text:p>['Sleeve: Length: 66.0 cm (Size L/L)', 'Back: Length: 80.5 cm (Size L/L)', 'Shoulder: Width: 50.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62901001.html</text:p>
          </table:table-cell>
          <table:table-cell office:value-type="string" calcext:value-type="string">
            <text:p>[]</text:p>
          </table:table-cell>
          <table:table-cell office:value-type="string" calcext:value-type="string">
            <text:p>Regular-fit overshirt in lyocell twill with a collar, buttons down the front and long sleeves with buttoned cuffs. Flap chest pockets with a button. Fabric made from lyocell is super soft, wrinkle resistant and drapes beautifully.</text:p>
          </table:table-cell>
          <table:table-cell office:value-type="string" calcext:value-type="string">
            <text:p>['Back: Length: 74.0 cm (Size L/L)', 'Sleeve: Length: 64.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Black', 'Solid colour']</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2 m', 'Length: 65 cm']</text:p>
          </table:table-cell>
          <table:table-cell office:value-type="string" calcext:value-type="string">
            <text:p>['Width: 1.10 m', 'Length: 67 cm']</text:p>
          </table:table-cell>
          <table:table-cell office:value-type="string" calcext:value-type="string">
            <text:p>['Width: 1.18 m', 'Length: 69 cm']</text:p>
          </table:table-cell>
          <table:table-cell office:value-type="string" calcext:value-type="string">
            <text:p>['Width: 1.26 m', 'Length: 71 cm']</text:p>
          </table:table-cell>
          <table:table-cell office:value-type="string" calcext:value-type="string">
            <text:p>['Width: 1.34 m', 'Length: 72 cm']</text:p>
          </table:table-cell>
          <table:table-cell office:value-type="string" calcext:value-type="string">
            <text:p>['Width: 1.42 m', 'Length: 73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text:p>
          </table:table-cell>
          <table:table-cell table:number-columns-repeated="6"/>
        </table:table-row>
        <table:table-row table:style-name="ro1">
          <table:table-cell office:value-type="string" calcext:value-type="string">
            <text:p>https://www2.hm.com/en_in/productpage.0501620089.html</text:p>
          </table:table-cell>
          <table:table-cell office:value-type="string" calcext:value-type="string">
            <text:p>['Cotton']</text:p>
          </table:table-cell>
          <table:table-cell office:value-type="string" calcext:value-type="string">
            <text:p>Short-sleeved shirt in a cotton weave with a turn-down collar and classic front. Yoke at the back, a chest pocket, and a rounded hem. Regular Fit – a classic fit with good room for movement and a gently shaped waist to create a comfortable, tailored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Light blue/White', 'Strip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1 cm']</text:p>
          </table:table-cell>
          <table:table-cell office:value-type="string" calcext:value-type="string">
            <text:p>['Width: 1.08 m', 'Length: 73 cm']</text:p>
          </table:table-cell>
          <table:table-cell office:value-type="string" calcext:value-type="string">
            <text:p>['Width: 1.16 m', 'Length: 75 cm']</text:p>
          </table:table-cell>
          <table:table-cell office:value-type="string" calcext:value-type="string">
            <text:p>['Width: 1.24 m', 'Length: 77 cm']</text:p>
          </table:table-cell>
          <table:table-cell office:value-type="string" calcext:value-type="string">
            <text:p>['Width: 1.32 m', 'Length: 78 cm']</text:p>
          </table:table-cell>
          <table:table-cell office:value-type="string" calcext:value-type="string">
            <text:p>['Width: 1.40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70739005.html</text:p>
          </table:table-cell>
          <table:table-cell office:value-type="string" calcext:value-type="string">
            <text:p>['Cotton']</text:p>
          </table:table-cell>
          <table:table-cell office:value-type="string" calcext:value-type="string">
            <text:p>Regular-fit shirt in cotton poplin with a turn-down collar, French front and a yoke at the back. Long sleeves with adjustable buttoning at the cuffs. Rounded hem.</text:p>
          </table:table-cell>
          <table:table-cell office:value-type="string" calcext:value-type="string">
            <text:p>['Shoulder: Width: 51.3 cm (Size L/L)', 'Back: Length: 78.75 cm (Size L/L)', 'Sleeve: Length: 67.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Dark blue/White', 'Strip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0 cm', 'Length: 70 cm']</text:p>
          </table:table-cell>
          <table:table-cell office:value-type="string" calcext:value-type="string">
            <text:p>['Width: 1.08 m', 'Length: 72 cm']</text:p>
          </table:table-cell>
          <table:table-cell office:value-type="string" calcext:value-type="string">
            <text:p>['Width: 1.16 m', 'Length: 74 cm']</text:p>
          </table:table-cell>
          <table:table-cell office:value-type="string" calcext:value-type="string">
            <text:p>['Width: 1.24 m', 'Length: 76 cm']</text:p>
          </table:table-cell>
          <table:table-cell office:value-type="string" calcext:value-type="string">
            <text:p>['Width: 1.32 m', 'Length: 77 cm']</text:p>
          </table:table-cell>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976709006.html</text:p>
          </table:table-cell>
          <table:table-cell office:value-type="string" calcext:value-type="string">
            <text:p>[]</text:p>
          </table:table-cell>
          <table:table-cell office:value-type="string" calcext:value-type="string">
            <text:p>Slim-fit shirt in woven fabric with an easy-iron finish. Turn-down collar, classic front and darts and a yoke at the back. Long sleeves with adjustable buttoning at the cuffs and a sleeve placket with a link button. Gently rounded hem.</text:p>
          </table:table-cell>
          <table:table-cell office:value-type="string" calcext:value-type="string">
            <text:p>Sleeve: Length: 68.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Navy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4 cm', 'Length: 70 cm']</text:p>
          </table:table-cell>
          <table:table-cell office:value-type="string" calcext:value-type="string">
            <text:p>['Width: 1.02 m', 'Length: 72 cm']</text:p>
          </table:table-cell>
          <table:table-cell office:value-type="string" calcext:value-type="string">
            <text:p>['Width: 1.10 m', 'Length: 74 cm']</text:p>
          </table:table-cell>
          <table:table-cell office:value-type="string" calcext:value-type="string">
            <text:p>['Width: 1.18 m', 'Length: 76 cm']</text:p>
          </table:table-cell>
          <table:table-cell office:value-type="string" calcext:value-type="string">
            <text:p>['Width: 1.26 m', 'Length: 77 cm']</text:p>
          </table:table-cell>
          <table:table-cell office:value-type="string" calcext:value-type="string">
            <text:p>['Width: 1.3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036739005.html</text:p>
          </table:table-cell>
          <table:table-cell office:value-type="string" calcext:value-type="string">
            <text:p>['Cotton']</text:p>
          </table:table-cell>
          <table:table-cell office:value-type="string" calcext:value-type="string">
            <text:p>Shirt in Oxford cotton with a button-down collar, classic front, yoke at the back and an open chest pocket. Long sleeves with buttoned cuffs and a sleeve placket with a link button, and a gently rounded hem. Relaxed Fit – a straight fit with good room for movement creating a comfortable, relaxed silhouette.</text:p>
          </table:table-cell>
          <table:table-cell office:value-type="string" calcext:value-type="string">
            <text:p>['Back: Length: 80.0 cm (Size L/L)', 'Sleeve: Length: 64.5 cm (Size L/L)', 'Shoulder: Width: 57.6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Button-down collar</text:p>
          </table:table-cell>
          <table:table-cell office:value-type="string" calcext:value-type="string">
            <text:p>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8 m', 'Length: 71 cm']</text:p>
          </table:table-cell>
          <table:table-cell office:value-type="string" calcext:value-type="string">
            <text:p>['Width: 1.16 m', 'Length: 73 cm']</text:p>
          </table:table-cell>
          <table:table-cell office:value-type="string" calcext:value-type="string">
            <text:p>['Width: 1.24 m', 'Length: 75 cm']</text:p>
          </table:table-cell>
          <table:table-cell office:value-type="string" calcext:value-type="string">
            <text:p>['Width: 1.32 m', 'Length: 77 cm']</text:p>
          </table:table-cell>
          <table:table-cell office:value-type="string" calcext:value-type="string">
            <text:p>['Width: 1.40 m', 'Length: 78 cm']</text:p>
          </table:table-cell>
          <table:table-cell office:value-type="string" calcext:value-type="string">
            <text:p>['Width: 1.48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34949007.html</text:p>
          </table:table-cell>
          <table:table-cell office:value-type="string" calcext:value-type="string">
            <text:p>['Cotton']</text:p>
          </table:table-cell>
          <table:table-cell office:value-type="string" calcext:value-type="string">
            <text:p>Relaxed-fit shirt in Oxford cotton with a button-down collar, classic front, yoke at the back, short sleeves and an open chest pocket. Straight-cut hem.</text:p>
          </table:table-cell>
          <table:table-cell office:value-type="string" calcext:value-type="string">
            <text:p>['Back: Length: 78.0 cm (Size L/L)', 'Shoulder: Width: 57.6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Pale purpl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7 m', 'Length: 72 cm']</text:p>
          </table:table-cell>
          <table:table-cell office:value-type="string" calcext:value-type="string">
            <text:p>['Width: 1.15 m', 'Length: 74 cm']</text:p>
          </table:table-cell>
          <table:table-cell office:value-type="string" calcext:value-type="string">
            <text:p>['Width: 1.23 m', 'Length: 76 cm']</text:p>
          </table:table-cell>
          <table:table-cell office:value-type="string" calcext:value-type="string">
            <text:p>['Width: 1.31 m', 'Length: 78 cm']</text:p>
          </table:table-cell>
          <table:table-cell office:value-type="string" calcext:value-type="string">
            <text:p>['Width: 1.39 m', 'Length: 79 cm']</text:p>
          </table:table-cell>
          <table:table-cell office:value-type="string" calcext:value-type="string">
            <text:p>['Width: 1.47 m', 'Length: 80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976709005.html</text:p>
          </table:table-cell>
          <table:table-cell office:value-type="string" calcext:value-type="string">
            <text:p>[]</text:p>
          </table:table-cell>
          <table:table-cell office:value-type="string" calcext:value-type="string">
            <text:p>Slim-fit shirt in woven fabric with an easy-iron finish. Turn-down collar, classic front and darts and a yoke at the back. Long sleeves with adjustable buttoning at the cuffs and a sleeve placket with a link button. Gently rounded hem.</text:p>
          </table:table-cell>
          <table:table-cell office:value-type="string" calcext:value-type="string">
            <text:p>Sleeve: Length: 68.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4 cm', 'Length: 70 cm']</text:p>
          </table:table-cell>
          <table:table-cell office:value-type="string" calcext:value-type="string">
            <text:p>['Width: 1.02 m', 'Length: 72 cm']</text:p>
          </table:table-cell>
          <table:table-cell office:value-type="string" calcext:value-type="string">
            <text:p>['Width: 1.10 m', 'Length: 74 cm']</text:p>
          </table:table-cell>
          <table:table-cell office:value-type="string" calcext:value-type="string">
            <text:p>['Width: 1.18 m', 'Length: 76 cm']</text:p>
          </table:table-cell>
          <table:table-cell office:value-type="string" calcext:value-type="string">
            <text:p>['Width: 1.26 m', 'Length: 77 cm']</text:p>
          </table:table-cell>
          <table:table-cell office:value-type="string" calcext:value-type="string">
            <text:p>['Width: 1.3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965257011.html</text:p>
          </table:table-cell>
          <table:table-cell office:value-type="string" calcext:value-type="string">
            <text:p>['Linen']</text:p>
          </table:table-cell>
          <table:table-cell office:value-type="string" calcext:value-type="string">
            <text:p>Regular-fit shirt in a cotton and linen weave with a resort collar, French front, open chest pocket and short sleeves. Yoke with darts at the back, and a straight-cut hem. Cotton and linen blends combine the softness of cotton with the sturdiness of linen, creating a beautiful, textured fabric that is breathable and drapes perfectly.</text:p>
          </table:table-cell>
          <table:table-cell office:value-type="string" calcext:value-type="string">
            <text:p>['Shoulder: Width: 51.0 cm (Size L/L)', 'Sleeve: Length: 26.0 cm (Size L/L)', 'Back: Length: 74.0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esort collar</text:p>
          </table:table-cell>
          <table:table-cell office:value-type="string" calcext:value-type="string">
            <text:p>['White/Beige', 'Striped']</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Shirt</text:p>
          </table:table-cell>
          <table:table-cell office:value-type="string" calcext:value-type="string">
            <text:p>['Width: 1.06 m', 'Length: 66 cm']</text:p>
          </table:table-cell>
          <table:table-cell office:value-type="string" calcext:value-type="string">
            <text:p>['Width: 1.14 m', 'Length: 68 cm']</text:p>
          </table:table-cell>
          <table:table-cell office:value-type="string" calcext:value-type="string">
            <text:p>['Width: 1.22 m', 'Length: 70 cm']</text:p>
          </table:table-cell>
          <table:table-cell office:value-type="string" calcext:value-type="string">
            <text:p>['Width: 1.30 m', 'Length: 72 cm']</text:p>
          </table:table-cell>
          <table:table-cell office:value-type="string" calcext:value-type="string">
            <text:p>['Width: 1.38 m', 'Length: 73 cm']</text:p>
          </table:table-cell>
          <table:table-cell office:value-type="string" calcext:value-type="string">
            <text:p>['Width: 1.46 m', 'Length: 74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703672025.html</text:p>
          </table:table-cell>
          <table:table-cell office:value-type="string" calcext:value-type="string">
            <text:p>[]</text:p>
          </table:table-cell>
          <table:table-cell office:value-type="string" calcext:value-type="string">
            <text:p>Short-sleeved shirt in a patterned lyocell weave. Regular fit with a turn-down collar, French front and straight-cut hem with a slit in each side. Fabric made from lyocell is super soft, wrinkle resistant and drapes beautifully.</text:p>
          </table:table-cell>
          <table:table-cell office:value-type="string" calcext:value-type="string">
            <text:p>['Shoulder: Width: 49.0 cm (Size L/L)', 'Back: Length: 74.0 cm (Size L/L)', 'Sleeve: Length: 26.8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Orange/White striped', 'Striped']</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2">
          <table:table-cell office:value-type="string" calcext:value-type="string">
            <text:p>https://www2.hm.com/en_in/productpage.1162919002.html</text:p>
          </table:table-cell>
          <table:table-cell office:value-type="string" calcext:value-type="string">
            <text:p>['Cotton']</text:p>
          </table:table-cell>
          <table:table-cell office:value-type="string" calcext:value-type="string">
            <text:p>Relaxed-fit shirt in soft cotton poplin with a turn-down collar, classic front, an open chest pocket and a yoke with a box pleat at the back. Long sleeves with buttoned cuffs and a sleeve placket with a link button. Rounded hem.</text:p>
          </table:table-cell>
          <table:table-cell office:value-type="string" calcext:value-type="string">
            <text:p>['Sleeve: Length: 65.0 cm (Size L/L)', 'Back: Length: 80.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Light blue/White', 'Striped']</text:p>
          </table:table-cell>
          <table:table-cell office:value-type="string" calcext:value-type="string">
            <text:p>Rs. 1,4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11 m', 'Length: 71 cm']</text:p>
          </table:table-cell>
          <table:table-cell office:value-type="string" calcext:value-type="string">
            <text:p>['Width: 1.19 m', 'Length: 73 cm']</text:p>
          </table:table-cell>
          <table:table-cell office:value-type="string" calcext:value-type="string">
            <text:p>['Width: 1.27 m', 'Length: 75 cm']</text:p>
          </table:table-cell>
          <table:table-cell office:value-type="string" calcext:value-type="string">
            <text:p>['Width: 1.35 m', 'Length: 77 cm']</text:p>
          </table:table-cell>
          <table:table-cell office:value-type="string" calcext:value-type="string">
            <text:p>['Width: 1.43 m', 'Length: 78 cm']</text:p>
          </table:table-cell>
          <table:table-cell office:value-type="string" calcext:value-type="string">
            <text:p>['Width: 1.51 m', 'Length: 79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6-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618329025.html</text:p>
          </table:table-cell>
          <table:table-cell office:value-type="string" calcext:value-type="string">
            <text:p>['Cotton']</text:p>
          </table:table-cell>
          <table:table-cell office:value-type="string" calcext:value-type="string">
            <text:p>Short-sleeved shirt in a stretch cotton weave with a narrow turn-down collar, French front, yoke and darts at the back and a rounded hem. Muscle fit – a fit designed to showcase the physique. Narrow shoulders, gently tapered sleeves and an accentuated waist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Turn-down collar</text:p>
          </table:table-cell>
          <table:table-cell office:value-type="string" calcext:value-type="string">
            <text:p>['Beige/Black/White', 'Strip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89 cm', 'Length: 67 cm']</text:p>
          </table:table-cell>
          <table:table-cell office:value-type="string" calcext:value-type="string">
            <text:p>['Width: 97 cm', 'Length: 69 cm']</text:p>
          </table:table-cell>
          <table:table-cell office:value-type="string" calcext:value-type="string">
            <text:p>['Width: 1.05 m', 'Length: 71 cm']</text:p>
          </table:table-cell>
          <table:table-cell office:value-type="string" calcext:value-type="string">
            <text:p>['Width: 1.13 m', 'Length: 73 cm']</text:p>
          </table:table-cell>
          <table:table-cell office:value-type="string" calcext:value-type="string">
            <text:p>['Width: 1.21 m', 'Length: 74 cm']</text:p>
          </table:table-cell>
          <table:table-cell office:value-type="string" calcext:value-type="string">
            <text:p>['Width: 1.29 m', 'Length: 75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618329024.html</text:p>
          </table:table-cell>
          <table:table-cell office:value-type="string" calcext:value-type="string">
            <text:p>['Cotton']</text:p>
          </table:table-cell>
          <table:table-cell office:value-type="string" calcext:value-type="string">
            <text:p>Short-sleeved shirt in a stretch cotton weave with a narrow turn-down collar, French front, yoke and darts at the back and a rounded hem. Muscle fit – a fit designed to showcase the physique. Narrow shoulders, gently tapered sleeves and an accentuated waist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Turn-down collar</text:p>
          </table:table-cell>
          <table:table-cell office:value-type="string" calcext:value-type="string">
            <text:p>['White/Blue', 'Patterned', 'Palm trees']</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89 cm', 'Length: 67 cm']</text:p>
          </table:table-cell>
          <table:table-cell office:value-type="string" calcext:value-type="string">
            <text:p>['Width: 97 cm', 'Length: 69 cm']</text:p>
          </table:table-cell>
          <table:table-cell office:value-type="string" calcext:value-type="string">
            <text:p>['Width: 1.05 m', 'Length: 71 cm']</text:p>
          </table:table-cell>
          <table:table-cell office:value-type="string" calcext:value-type="string">
            <text:p>['Width: 1.13 m', 'Length: 73 cm']</text:p>
          </table:table-cell>
          <table:table-cell office:value-type="string" calcext:value-type="string">
            <text:p>['Width: 1.21 m', 'Length: 74 cm']</text:p>
          </table:table-cell>
          <table:table-cell office:value-type="string" calcext:value-type="string">
            <text:p>['Width: 1.29 m', 'Length: 75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2">
          <table:table-cell office:value-type="string" calcext:value-type="string">
            <text:p>https://www2.hm.com/en_in/productpage.0501620082.html</text:p>
          </table:table-cell>
          <table:table-cell office:value-type="string" calcext:value-type="string">
            <text:p>['Cotton']</text:p>
          </table:table-cell>
          <table:table-cell office:value-type="string" calcext:value-type="string">
            <text:p>Short-sleeved shirt in a cotton weave with a turn-down collar and classic front. Yoke at the back, a chest pocket, and a rounded hem. Regular Fit – a classic fit with good room for movement and a gently shaped waist to create a comfortable, tailored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Black/White', 'Floral']</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0 cm', 'Length: 71 cm']</text:p>
          </table:table-cell>
          <table:table-cell office:value-type="string" calcext:value-type="string">
            <text:p>['Width: 1.08 m', 'Length: 73 cm']</text:p>
          </table:table-cell>
          <table:table-cell office:value-type="string" calcext:value-type="string">
            <text:p>['Width: 1.16 m', 'Length: 75 cm']</text:p>
          </table:table-cell>
          <table:table-cell office:value-type="string" calcext:value-type="string">
            <text:p>['Width: 1.24 m', 'Length: 77 cm']</text:p>
          </table:table-cell>
          <table:table-cell office:value-type="string" calcext:value-type="string">
            <text:p>['Width: 1.32 m', 'Length: 78 cm']</text:p>
          </table:table-cell>
          <table:table-cell office:value-type="string" calcext:value-type="string">
            <text:p>['Width: 1.40 m', 'Length: 79 cm']</text:p>
          </table:table-cell>
          <table:table-cell office:value-type="string" calcext:value-type="string">
            <text:p>1 N (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841808010.html</text:p>
          </table:table-cell>
          <table:table-cell office:value-type="string" calcext:value-type="string">
            <text:p>[]</text:p>
          </table:table-cell>
          <table:table-cell office:value-type="string" calcext:value-type="string">
            <text:p>Slim-fit shirt in a stretch weave made from a cotton blend with a collar and classic front. Long sleeves with adjustable buttoning at the cuffs, and a gently rounded hem.</text:p>
          </table:table-cell>
          <table:table-cell office:value-type="string" calcext:value-type="string">
            <text:p>['Back: Length: 78.0 cm (Size L/L)', 'Sleeve: Length: 68.2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Light blue/White', 'Strip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4 cm', 'Length: 70 cm']</text:p>
          </table:table-cell>
          <table:table-cell office:value-type="string" calcext:value-type="string">
            <text:p>['Width: 1.02 m', 'Length: 72 cm']</text:p>
          </table:table-cell>
          <table:table-cell office:value-type="string" calcext:value-type="string">
            <text:p>['Width: 1.10 m', 'Length: 74 cm']</text:p>
          </table:table-cell>
          <table:table-cell office:value-type="string" calcext:value-type="string">
            <text:p>['Width: 1.18 m', 'Length: 76 cm']</text:p>
          </table:table-cell>
          <table:table-cell office:value-type="string" calcext:value-type="string">
            <text:p>['Width: 1.26 m', 'Length: 77 cm']</text:p>
          </table:table-cell>
          <table:table-cell office:value-type="string" calcext:value-type="string">
            <text:p>['Width: 1.3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87897001.html</text:p>
          </table:table-cell>
          <table:table-cell office:value-type="string" calcext:value-type="string">
            <text:p>['Jersey']</text:p>
          </table:table-cell>
          <table:table-cell office:value-type="string" calcext:value-type="string">
            <text:p>Relaxed-fit shirt in waffled jersey with a turn-down collar, French front, dropped shoulders and short sleeves. Open chest pocket and a straight-cut hem with a slit at each side.</text:p>
          </table:table-cell>
          <table:table-cell office:value-type="string" calcext:value-type="string">
            <text:p>['Shoulder: Width: 59.0 cm (Size L/L)', 'Sleeve: Length: 25.5 cm (Size L/L)', 'Front: Length: 7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Beige', 'Solid colour']</text:p>
          </table:table-cell>
          <table:table-cell office:value-type="string" calcext:value-type="string">
            <text:p>Rs. 1,999.00incl. of all taxes</text:p>
          </table:table-cell>
          <table:table-cell office:value-type="string" calcext:value-type="string">
            <text:p>Vietnam</text:p>
          </table:table-cell>
          <table:table-cell office:value-type="string" calcext:value-type="string">
            <text:p>Polo shirt</text:p>
          </table:table-cell>
          <table:table-cell office:value-type="string" calcext:value-type="string">
            <text:p>['Width: 1.03 m', 'Length: 70 cm']</text:p>
          </table:table-cell>
          <table:table-cell office:value-type="string" calcext:value-type="string">
            <text:p>['Width: 1.11 m', 'Length: 72 cm']</text:p>
          </table:table-cell>
          <table:table-cell office:value-type="string" calcext:value-type="string">
            <text:p>['Width: 1.19 m', 'Length: 73 cm']</text:p>
          </table:table-cell>
          <table:table-cell office:value-type="string" calcext:value-type="string">
            <text:p>['Width: 1.27 m', 'Length: 75 cm']</text:p>
          </table:table-cell>
          <table:table-cell office:value-type="string" calcext:value-type="string">
            <text:p>['Width: 1.35 m', 'Length: 76 cm']</text:p>
          </table:table-cell>
          <table:table-cell office:value-type="string" calcext:value-type="string">
            <text:p>['Width: 1.43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6"/>
        </table:table-row>
        <table:table-row table:style-name="ro1">
          <table:table-cell office:value-type="string" calcext:value-type="string">
            <text:p>https://www2.hm.com/en_in/productpage.0703672022.html</text:p>
          </table:table-cell>
          <table:table-cell office:value-type="string" calcext:value-type="string">
            <text:p>[]</text:p>
          </table:table-cell>
          <table:table-cell office:value-type="string" calcext:value-type="string">
            <text:p>Short-sleeved shirt in a patterned lyocell weave. Regular fit with a turn-down collar, French front and straight-cut hem with a slit in each side. Fabric made from lyocell is super soft, wrinkle resistant and drapes beautifully.</text:p>
          </table:table-cell>
          <table:table-cell office:value-type="string" calcext:value-type="string">
            <text:p>['Shoulder: Width: 49.0 cm (Size L/L)', 'Back: Length: 74.0 cm (Size L/L)', 'Sleeve: Length: 26.8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Beige/Black/White', 'Strip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703672023.html</text:p>
          </table:table-cell>
          <table:table-cell office:value-type="string" calcext:value-type="string">
            <text:p>[]</text:p>
          </table:table-cell>
          <table:table-cell office:value-type="string" calcext:value-type="string">
            <text:p>Short-sleeved shirt in a patterned lyocell weave. Regular fit with a turn-down collar, French front and straight-cut hem with a slit in each side. Fabric made from lyocell is super soft, wrinkle resistant and drapes beautifully.</text:p>
          </table:table-cell>
          <table:table-cell office:value-type="string" calcext:value-type="string">
            <text:p>['Shoulder: Width: 49.0 cm (Size L/L)', 'Back: Length: 74.0 cm (Size L/L)', 'Sleeve: Length: 26.8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Light blue/Green', 'Patterned', 'Trees']</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62901002.html</text:p>
          </table:table-cell>
          <table:table-cell office:value-type="string" calcext:value-type="string">
            <text:p>[]</text:p>
          </table:table-cell>
          <table:table-cell office:value-type="string" calcext:value-type="string">
            <text:p>Regular-fit overshirt in lyocell twill with a collar, buttons down the front and long sleeves with buttoned cuffs. Flap chest pockets with a button. Fabric made from lyocell is super soft, wrinkle resistant and drapes beautifully.</text:p>
          </table:table-cell>
          <table:table-cell office:value-type="string" calcext:value-type="string">
            <text:p>['Back: Length: 74.0 cm (Size L/L)', 'Sleeve: Length: 64.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Beige', 'Solid colour']</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2 m', 'Length: 65 cm']</text:p>
          </table:table-cell>
          <table:table-cell office:value-type="string" calcext:value-type="string">
            <text:p>['Width: 1.10 m', 'Length: 67 cm']</text:p>
          </table:table-cell>
          <table:table-cell office:value-type="string" calcext:value-type="string">
            <text:p>['Width: 1.18 m', 'Length: 69 cm']</text:p>
          </table:table-cell>
          <table:table-cell office:value-type="string" calcext:value-type="string">
            <text:p>['Width: 1.26 m', 'Length: 71 cm']</text:p>
          </table:table-cell>
          <table:table-cell office:value-type="string" calcext:value-type="string">
            <text:p>['Width: 1.34 m', 'Length: 72 cm']</text:p>
          </table:table-cell>
          <table:table-cell office:value-type="string" calcext:value-type="string">
            <text:p>['Width: 1.42 m', 'Length: 73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text:p>
          </table:table-cell>
          <table:table-cell table:number-columns-repeated="6"/>
        </table:table-row>
        <table:table-row table:style-name="ro2">
          <table:table-cell office:value-type="string" calcext:value-type="string">
            <text:p>https://www2.hm.com/en_in/productpage.0501620103.html</text:p>
          </table:table-cell>
          <table:table-cell office:value-type="string" calcext:value-type="string">
            <text:p>['Cotton']</text:p>
          </table:table-cell>
          <table:table-cell office:value-type="string" calcext:value-type="string">
            <text:p>Short-sleeved shirt in a cotton weave with a turn-down collar and classic front. Yoke at the back, a chest pocket, and a rounded hem. Regular Fit – a classic fit with good room for movement and a gently shaped waist to create a comfortable, tailored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Deep blue', 'Solid colour']</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0 cm', 'Length: 71 cm']</text:p>
          </table:table-cell>
          <table:table-cell office:value-type="string" calcext:value-type="string">
            <text:p>['Width: 1.08 m', 'Length: 73 cm']</text:p>
          </table:table-cell>
          <table:table-cell office:value-type="string" calcext:value-type="string">
            <text:p>['Width: 1.16 m', 'Length: 75 cm']</text:p>
          </table:table-cell>
          <table:table-cell office:value-type="string" calcext:value-type="string">
            <text:p>['Width: 1.24 m', 'Length: 77 cm']</text:p>
          </table:table-cell>
          <table:table-cell office:value-type="string" calcext:value-type="string">
            <text:p>['Width: 1.32 m', 'Length: 78 cm']</text:p>
          </table:table-cell>
          <table:table-cell office:value-type="string" calcext:value-type="string">
            <text:p>['Width: 1.40 m', 'Length: 79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976709004.html</text:p>
          </table:table-cell>
          <table:table-cell office:value-type="string" calcext:value-type="string">
            <text:p>[]</text:p>
          </table:table-cell>
          <table:table-cell office:value-type="string" calcext:value-type="string">
            <text:p>Slim-fit shirt in woven fabric with an easy-iron finish. Turn-down collar, classic front and darts and a yoke at the back. Long sleeves with adjustable buttoning at the cuffs and a sleeve placket with a link button. Gently rounded hem.</text:p>
          </table:table-cell>
          <table:table-cell office:value-type="string" calcext:value-type="string">
            <text:p>Sleeve: Length: 68.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Navy blue/White', 'Spott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4 cm', 'Length: 70 cm']</text:p>
          </table:table-cell>
          <table:table-cell office:value-type="string" calcext:value-type="string">
            <text:p>['Width: 1.02 m', 'Length: 72 cm']</text:p>
          </table:table-cell>
          <table:table-cell office:value-type="string" calcext:value-type="string">
            <text:p>['Width: 1.10 m', 'Length: 74 cm']</text:p>
          </table:table-cell>
          <table:table-cell office:value-type="string" calcext:value-type="string">
            <text:p>['Width: 1.18 m', 'Length: 76 cm']</text:p>
          </table:table-cell>
          <table:table-cell office:value-type="string" calcext:value-type="string">
            <text:p>['Width: 1.26 m', 'Length: 77 cm']</text:p>
          </table:table-cell>
          <table:table-cell office:value-type="string" calcext:value-type="string">
            <text:p>['Width: 1.3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2">
          <table:table-cell office:value-type="string" calcext:value-type="string">
            <text:p>https://www2.hm.com/en_in/productpage.0501620100.html</text:p>
          </table:table-cell>
          <table:table-cell office:value-type="string" calcext:value-type="string">
            <text:p>['Cotton']</text:p>
          </table:table-cell>
          <table:table-cell office:value-type="string" calcext:value-type="string">
            <text:p>Short-sleeved shirt in a cotton weave with a turn-down collar and classic front. Yoke at the back, a chest pocket, and a rounded hem. Regular Fit – a classic fit with good room for movement and a gently shaped waist to create a comfortable, tailored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Black', 'Solid colour']</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0 cm', 'Length: 71 cm']</text:p>
          </table:table-cell>
          <table:table-cell office:value-type="string" calcext:value-type="string">
            <text:p>['Width: 1.08 m', 'Length: 73 cm']</text:p>
          </table:table-cell>
          <table:table-cell office:value-type="string" calcext:value-type="string">
            <text:p>['Width: 1.16 m', 'Length: 75 cm']</text:p>
          </table:table-cell>
          <table:table-cell office:value-type="string" calcext:value-type="string">
            <text:p>['Width: 1.24 m', 'Length: 77 cm']</text:p>
          </table:table-cell>
          <table:table-cell office:value-type="string" calcext:value-type="string">
            <text:p>['Width: 1.32 m', 'Length: 78 cm']</text:p>
          </table:table-cell>
          <table:table-cell office:value-type="string" calcext:value-type="string">
            <text:p>['Width: 1.40 m', 'Length: 79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841808002.html</text:p>
          </table:table-cell>
          <table:table-cell office:value-type="string" calcext:value-type="string">
            <text:p>[]</text:p>
          </table:table-cell>
          <table:table-cell office:value-type="string" calcext:value-type="string">
            <text:p>Slim-fit shirt in a stretch weave made from a cotton blend with a collar and classic front. Long sleeves with adjustable buttoning at the cuffs, and a gently rounded hem.</text:p>
          </table:table-cell>
          <table:table-cell office:value-type="string" calcext:value-type="string">
            <text:p>['Back: Length: 78.0 cm (Size L/L)', 'Sleeve: Length: 68.2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4 cm', 'Length: 70 cm']</text:p>
          </table:table-cell>
          <table:table-cell office:value-type="string" calcext:value-type="string">
            <text:p>['Width: 1.02 m', 'Length: 72 cm']</text:p>
          </table:table-cell>
          <table:table-cell office:value-type="string" calcext:value-type="string">
            <text:p>['Width: 1.10 m', 'Length: 74 cm']</text:p>
          </table:table-cell>
          <table:table-cell office:value-type="string" calcext:value-type="string">
            <text:p>['Width: 1.18 m', 'Length: 76 cm']</text:p>
          </table:table-cell>
          <table:table-cell office:value-type="string" calcext:value-type="string">
            <text:p>['Width: 1.26 m', 'Length: 77 cm']</text:p>
          </table:table-cell>
          <table:table-cell office:value-type="string" calcext:value-type="string">
            <text:p>['Width: 1.3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977237001.html</text:p>
          </table:table-cell>
          <table:table-cell office:value-type="string" calcext:value-type="string">
            <text:p>[]</text:p>
          </table:table-cell>
          <table:table-cell office:value-type="string" calcext:value-type="string">
            <text:p>Shirt in woven fabric with an easy-iron finish. Turn-down collar, classic front, a yoke at the back and a rounded hem. Long sleeves with adjustable buttoning at the cuffs and a sleeve placket with a link button.</text:p>
          </table:table-cell>
          <table:table-cell office:value-type="string" calcext:value-type="string">
            <text:p>['Back: Length: 81.0 cm (Size L/L)', 'Sleeve: Length: 67.2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Whit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618329026.html</text:p>
          </table:table-cell>
          <table:table-cell office:value-type="string" calcext:value-type="string">
            <text:p>['Cotton']</text:p>
          </table:table-cell>
          <table:table-cell office:value-type="string" calcext:value-type="string">
            <text:p>Short-sleeved shirt in a stretch cotton weave with a narrow turn-down collar, French front, yoke and darts at the back and a rounded hem. Muscle fit – a fit designed to showcase the physique. Narrow shoulders, gently tapered sleeves and an accentuated waist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Turn-down collar</text:p>
          </table:table-cell>
          <table:table-cell office:value-type="string" calcext:value-type="string">
            <text:p>['Black/White/Green', 'Floral']</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89 cm', 'Length: 67 cm']</text:p>
          </table:table-cell>
          <table:table-cell office:value-type="string" calcext:value-type="string">
            <text:p>['Width: 97 cm', 'Length: 69 cm']</text:p>
          </table:table-cell>
          <table:table-cell office:value-type="string" calcext:value-type="string">
            <text:p>['Width: 1.05 m', 'Length: 71 cm']</text:p>
          </table:table-cell>
          <table:table-cell office:value-type="string" calcext:value-type="string">
            <text:p>['Width: 1.13 m', 'Length: 73 cm']</text:p>
          </table:table-cell>
          <table:table-cell office:value-type="string" calcext:value-type="string">
            <text:p>['Width: 1.21 m', 'Length: 74 cm']</text:p>
          </table:table-cell>
          <table:table-cell office:value-type="string" calcext:value-type="string">
            <text:p>['Width: 1.29 m', 'Length: 75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395127043.html</text:p>
          </table:table-cell>
          <table:table-cell office:value-type="string" calcext:value-type="string">
            <text:p>['Cotton']</text:p>
          </table:table-cell>
          <table:table-cell office:value-type="string" calcext:value-type="string">
            <text:p>Slim-fit shirt in premium cotton with a cutaway collar, French front and yoke at the back. Long sleeves with adjustable buttoning at the cuffs, and a rounded hem. Varying pattern on the inside of the cuffs and collar stand.</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Cutaway collar</text:p>
          </table:table-cell>
          <table:table-cell office:value-type="string" calcext:value-type="string">
            <text:p>['White', 'Solid colour']</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94 cm', 'Length: 70 cm']</text:p>
          </table:table-cell>
          <table:table-cell office:value-type="string" calcext:value-type="string">
            <text:p>['Width: 1.02 m', 'Length: 72 cm']</text:p>
          </table:table-cell>
          <table:table-cell office:value-type="string" calcext:value-type="string">
            <text:p>['Width: 1.10 m', 'Length: 74 cm']</text:p>
          </table:table-cell>
          <table:table-cell office:value-type="string" calcext:value-type="string">
            <text:p>['Width: 1.18 m', 'Length: 76 cm']</text:p>
          </table:table-cell>
          <table:table-cell office:value-type="string" calcext:value-type="string">
            <text:p>['Width: 1.26 m', 'Length: 77 cm']</text:p>
          </table:table-cell>
          <table:table-cell office:value-type="string" calcext:value-type="string">
            <text:p>['Width: 1.3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office:value-type="string" calcext:value-type="string">
            <text:p>H&amp;M Premium Selection</text:p>
          </table:table-cell>
          <table:table-cell table:number-columns-repeated="4"/>
        </table:table-row>
        <table:table-row table:style-name="ro1">
          <table:table-cell office:value-type="string" calcext:value-type="string">
            <text:p>https://www2.hm.com/en_in/productpage.0965257017.html</text:p>
          </table:table-cell>
          <table:table-cell office:value-type="string" calcext:value-type="string">
            <text:p>['Linen']</text:p>
          </table:table-cell>
          <table:table-cell office:value-type="string" calcext:value-type="string">
            <text:p>Regular-fit shirt in a cotton and linen weave with a resort collar, French front, open chest pocket and short sleeves. Yoke with darts at the back, and a straight-cut hem. Cotton and linen blends combine the softness of cotton with the sturdiness of linen, creating a beautiful, textured fabric that is breathable and drapes perfectly.</text:p>
          </table:table-cell>
          <table:table-cell office:value-type="string" calcext:value-type="string">
            <text:p>['Shoulder: Width: 51.0 cm (Size L/L)', 'Sleeve: Length: 26.0 cm (Size L/L)', 'Back: Length: 74.0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esort collar</text:p>
          </table:table-cell>
          <table:table-cell office:value-type="string" calcext:value-type="string">
            <text:p>['Cream/Blue', 'Striped']</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Shirt</text:p>
          </table:table-cell>
          <table:table-cell office:value-type="string" calcext:value-type="string">
            <text:p>['Width: 1.06 m', 'Length: 66 cm']</text:p>
          </table:table-cell>
          <table:table-cell office:value-type="string" calcext:value-type="string">
            <text:p>['Width: 1.14 m', 'Length: 68 cm']</text:p>
          </table:table-cell>
          <table:table-cell office:value-type="string" calcext:value-type="string">
            <text:p>['Width: 1.22 m', 'Length: 70 cm']</text:p>
          </table:table-cell>
          <table:table-cell office:value-type="string" calcext:value-type="string">
            <text:p>['Width: 1.30 m', 'Length: 72 cm']</text:p>
          </table:table-cell>
          <table:table-cell office:value-type="string" calcext:value-type="string">
            <text:p>['Width: 1.38 m', 'Length: 73 cm']</text:p>
          </table:table-cell>
          <table:table-cell office:value-type="string" calcext:value-type="string">
            <text:p>['Width: 1.46 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36278024.html</text:p>
          </table:table-cell>
          <table:table-cell office:value-type="string" calcext:value-type="string">
            <text:p>[]</text:p>
          </table:table-cell>
          <table:table-cell office:value-type="string" calcext:value-type="string">
            <text:p>Short-sleeved shirt in softly draping viscose with a printed pattern. Relaxed fit with a resort collar, French front and a yoke at the back. Open chest pocket and a straight-cut hem with a slit at each side.</text:p>
          </table:table-cell>
          <table:table-cell office:value-type="string" calcext:value-type="string">
            <text:p>['Shoulder: Width: 55.5 cm (Size L/L)', 'Front: Length: 77.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Black/Yellow/Red', 'Stranger Things', 'Patterned', 'Stranger Things']</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6 m', 'Length: 67 cm']</text:p>
          </table:table-cell>
          <table:table-cell office:value-type="string" calcext:value-type="string">
            <text:p>['Width: 1.14 m', 'Length: 69 cm']</text:p>
          </table:table-cell>
          <table:table-cell office:value-type="string" calcext:value-type="string">
            <text:p>['Width: 1.22 m', 'Length: 76 cm']</text:p>
          </table:table-cell>
          <table:table-cell office:value-type="string" calcext:value-type="string">
            <text:p>['Width: 1.30 m', 'Length: 74 cm']</text:p>
          </table:table-cell>
          <table:table-cell office:value-type="string" calcext:value-type="string">
            <text:p>['Width: 1.38 m', 'Length: 76 cm']</text:p>
          </table:table-cell>
          <table:table-cell office:value-type="string" calcext:value-type="string">
            <text:p>['Width: 1.46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6"/>
        </table:table-row>
        <table:table-row table:style-name="ro1">
          <table:table-cell office:value-type="string" calcext:value-type="string">
            <text:p>https://www2.hm.com/en_in/productpage.1035618003.html</text:p>
          </table:table-cell>
          <table:table-cell office:value-type="string" calcext:value-type="string">
            <text:p>['Linen']</text:p>
          </table:table-cell>
          <table:table-cell office:value-type="string" calcext:value-type="string">
            <text:p>Unconstructed, single-breasted jacket in linen with notch lapels. Regular fit with an open chest pocket, open front pockets and a straight hem with slits in the sides. Unlined. Fabric made from linen is breathable, beautiful both ironed and wrinkled, and softens over time.</text:p>
          </table:table-cell>
          <table:table-cell office:value-type="string" calcext:value-type="string">
            <text:p>['Sleeve: Length: 65.0 cm (Size L/L)', 'Back: Length: 75.7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Light beige', 'Solid colour']</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8 m', 'Length: 67 cm']</text:p>
          </table:table-cell>
          <table:table-cell office:value-type="string" calcext:value-type="string">
            <text:p>['Width: 1.16 m', 'Length: 69 cm']</text:p>
          </table:table-cell>
          <table:table-cell office:value-type="string" calcext:value-type="string">
            <text:p>['Width: 1.24 m', 'Length: 71 cm']</text:p>
          </table:table-cell>
          <table:table-cell office:value-type="string" calcext:value-type="string">
            <text:p>['Width: 1.32 m', 'Length: 73 cm']</text:p>
          </table:table-cell>
          <table:table-cell office:value-type="string" calcext:value-type="string">
            <text:p>['Width: 1.40 m', 'Length: 74 cm']</text:p>
          </table:table-cell>
          <table:table-cell office:value-type="string" calcext:value-type="string">
            <text:p>['Width: 1.48 m', 'Length: 75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ingle-breasted</text:p>
          </table:table-cell>
          <table:table-cell office:value-type="string" calcext:value-type="string">
            <text:p>H&amp;M MAN</text:p>
          </table:table-cell>
          <table:table-cell office:value-type="string" calcext:value-type="string">
            <text:p>H&amp;M Premium Selection</text:p>
          </table:table-cell>
          <table:table-cell table:number-columns-repeated="4"/>
        </table:table-row>
        <table:table-row table:style-name="ro1">
          <table:table-cell office:value-type="string" calcext:value-type="string">
            <text:p>https://www2.hm.com/en_in/productpage.0618329027.html</text:p>
          </table:table-cell>
          <table:table-cell office:value-type="string" calcext:value-type="string">
            <text:p>['Cotton']</text:p>
          </table:table-cell>
          <table:table-cell office:value-type="string" calcext:value-type="string">
            <text:p>Short-sleeved shirt in a stretch cotton weave with a narrow turn-down collar, French front, yoke and darts at the back and a rounded hem. Muscle fit – a fit designed to showcase the physique. Narrow shoulders, gently tapered sleeves and an accentuated waist to create a flattering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Turn-down collar</text:p>
          </table:table-cell>
          <table:table-cell office:value-type="string" calcext:value-type="string">
            <text:p>['Greige/White', 'Floral']</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89 cm', 'Length: 67 cm']</text:p>
          </table:table-cell>
          <table:table-cell office:value-type="string" calcext:value-type="string">
            <text:p>['Width: 97 cm', 'Length: 69 cm']</text:p>
          </table:table-cell>
          <table:table-cell office:value-type="string" calcext:value-type="string">
            <text:p>['Width: 1.05 m', 'Length: 71 cm']</text:p>
          </table:table-cell>
          <table:table-cell office:value-type="string" calcext:value-type="string">
            <text:p>['Width: 1.13 m', 'Length: 73 cm']</text:p>
          </table:table-cell>
          <table:table-cell office:value-type="string" calcext:value-type="string">
            <text:p>['Width: 1.21 m', 'Length: 74 cm']</text:p>
          </table:table-cell>
          <table:table-cell office:value-type="string" calcext:value-type="string">
            <text:p>['Width: 1.29 m', 'Length: 75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2">
          <table:table-cell office:value-type="string" calcext:value-type="string">
            <text:p>https://www2.hm.com/en_in/productpage.0501620102.html</text:p>
          </table:table-cell>
          <table:table-cell office:value-type="string" calcext:value-type="string">
            <text:p>['Cotton']</text:p>
          </table:table-cell>
          <table:table-cell office:value-type="string" calcext:value-type="string">
            <text:p>Short-sleeved shirt in a cotton weave with a turn-down collar and classic front. Yoke at the back, a chest pocket, and a rounded hem. Regular Fit – a classic fit with good room for movement and a gently shaped waist to create a comfortable, tailored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Red/Black/White', 'Patterned', 'Leaves']</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0 cm', 'Length: 71 cm']</text:p>
          </table:table-cell>
          <table:table-cell office:value-type="string" calcext:value-type="string">
            <text:p>['Width: 1.08 m', 'Length: 73 cm']</text:p>
          </table:table-cell>
          <table:table-cell office:value-type="string" calcext:value-type="string">
            <text:p>['Width: 1.16 m', 'Length: 75 cm']</text:p>
          </table:table-cell>
          <table:table-cell office:value-type="string" calcext:value-type="string">
            <text:p>['Width: 1.24 m', 'Length: 77 cm']</text:p>
          </table:table-cell>
          <table:table-cell office:value-type="string" calcext:value-type="string">
            <text:p>['Width: 1.32 m', 'Length: 78 cm']</text:p>
          </table:table-cell>
          <table:table-cell office:value-type="string" calcext:value-type="string">
            <text:p>['Width: 1.40 m', 'Length: 79 cm']</text:p>
          </table:table-cell>
          <table:table-cell office:value-type="string" calcext:value-type="string">
            <text:p>1 N (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025664008.html</text:p>
          </table:table-cell>
          <table:table-cell office:value-type="string" calcext:value-type="string">
            <text:p>[]</text:p>
          </table:table-cell>
          <table:table-cell office:value-type="string" calcext:value-type="string">
            <text:p>Shirt in woven fabric with a cutaway collar, French front and yoke at the back. Long sleeves with adjustable buttoning at the cuffs and a sleeve placket with a link button. Rounded hem. The shirt incorporates COOLMAX® functional fabric, a unique, soft, comfortable and fast-drying polyester fibre that efficiently wicks moisture while regulating temperature.</text:p>
          </table:table-cell>
          <table:table-cell office:value-type="string" calcext:value-type="string">
            <text:p>['Back: Length: 81.0 cm (Size L/L)', 'Shoulder: Width: 50.8 cm (Size L/L)', 'Sleeve: Length: 67.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Cutaway collar</text:p>
          </table:table-cell>
          <table:table-cell office:value-type="string" calcext:value-type="string">
            <text:p>['Dark blue/White', 'Strip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2 cm']</text:p>
          </table:table-cell>
          <table:table-cell office:value-type="string" calcext:value-type="string">
            <text:p>['Width: 1.08 m', 'Length: 74 cm']</text:p>
          </table:table-cell>
          <table:table-cell office:value-type="string" calcext:value-type="string">
            <text:p>['Width: 1.16 m', 'Length: 76 cm']</text:p>
          </table:table-cell>
          <table:table-cell office:value-type="string" calcext:value-type="string">
            <text:p>['Width: 1.24 m', 'Length: 78 cm']</text:p>
          </table:table-cell>
          <table:table-cell office:value-type="string" calcext:value-type="string">
            <text:p>['Width: 1.32 m', 'Length: 79 cm']</text:p>
          </table:table-cell>
          <table:table-cell office:value-type="string" calcext:value-type="string">
            <text:p>['Width: 1.40 m', 'Length: 80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MODERN CLASSIC</text:p>
          </table:table-cell>
          <table:table-cell table:number-columns-repeated="5"/>
        </table:table-row>
        <table:table-row table:style-name="ro1">
          <table:table-cell office:value-type="string" calcext:value-type="string">
            <text:p>https://www2.hm.com/en_in/productpage.0395127048.html</text:p>
          </table:table-cell>
          <table:table-cell office:value-type="string" calcext:value-type="string">
            <text:p>['Cotton']</text:p>
          </table:table-cell>
          <table:table-cell office:value-type="string" calcext:value-type="string">
            <text:p>Slim-fit shirt in premium cotton with a cutaway collar, French front and yoke at the back. Long sleeves with adjustable buttoning at the cuffs, and a rounded hem. Varying pattern on the inside of the cuffs and collar stand.</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Cutaway collar</text:p>
          </table:table-cell>
          <table:table-cell office:value-type="string" calcext:value-type="string">
            <text:p>['Dark blue', 'Solid colour']</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94 cm', 'Length: 70 cm']</text:p>
          </table:table-cell>
          <table:table-cell office:value-type="string" calcext:value-type="string">
            <text:p>['Width: 1.02 m', 'Length: 72 cm']</text:p>
          </table:table-cell>
          <table:table-cell office:value-type="string" calcext:value-type="string">
            <text:p>['Width: 1.10 m', 'Length: 74 cm']</text:p>
          </table:table-cell>
          <table:table-cell office:value-type="string" calcext:value-type="string">
            <text:p>['Width: 1.18 m', 'Length: 76 cm']</text:p>
          </table:table-cell>
          <table:table-cell office:value-type="string" calcext:value-type="string">
            <text:p>['Width: 1.26 m', 'Length: 77 cm']</text:p>
          </table:table-cell>
          <table:table-cell office:value-type="string" calcext:value-type="string">
            <text:p>['Width: 1.3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office:value-type="string" calcext:value-type="string">
            <text:p>H&amp;M Premium Selection</text:p>
          </table:table-cell>
          <table:table-cell table:number-columns-repeated="4"/>
        </table:table-row>
        <table:table-row table:style-name="ro1">
          <table:table-cell office:value-type="string" calcext:value-type="string">
            <text:p>https://www2.hm.com/en_in/productpage.1206202002.html</text:p>
          </table:table-cell>
          <table:table-cell office:value-type="string" calcext:value-type="string">
            <text:p>['Cotton']</text:p>
          </table:table-cell>
          <table:table-cell office:value-type="string" calcext:value-type="string">
            <text:p>Regular-fit shirt in a textured cotton weave with a turn-down collar, French front, short sleeve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0 cm', 'Length: 66 cm']</text:p>
          </table:table-cell>
          <table:table-cell office:value-type="string" calcext:value-type="string">
            <text:p>['Width: 1.08 m', 'Length: 68 cm']</text:p>
          </table:table-cell>
          <table:table-cell office:value-type="string" calcext:value-type="string">
            <text:p>['Width: 1.16 m', 'Length: 70 cm']</text:p>
          </table:table-cell>
          <table:table-cell office:value-type="string" calcext:value-type="string">
            <text:p>['Width: 1.24 m', 'Length: 72 cm']</text:p>
          </table:table-cell>
          <table:table-cell office:value-type="string" calcext:value-type="string">
            <text:p>['Width: 1.32 m', 'Length: 73 cm']</text:p>
          </table:table-cell>
          <table:table-cell office:value-type="string" calcext:value-type="string">
            <text:p>['Width: 1.40 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34949001.html</text:p>
          </table:table-cell>
          <table:table-cell office:value-type="string" calcext:value-type="string">
            <text:p>['Cotton']</text:p>
          </table:table-cell>
          <table:table-cell office:value-type="string" calcext:value-type="string">
            <text:p>Relaxed-fit shirt in Oxford cotton with a button-down collar, classic front, yoke at the back, short sleeves and an open chest pocket. Straight-cut hem.</text:p>
          </table:table-cell>
          <table:table-cell office:value-type="string" calcext:value-type="string">
            <text:p>['Back: Length: 78.0 cm (Size L/L)', 'Shoulder: Width: 57.6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Khaki green',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7 m', 'Length: 69 cm']</text:p>
          </table:table-cell>
          <table:table-cell office:value-type="string" calcext:value-type="string">
            <text:p>['Width: 1.15 m', 'Length: 71 cm']</text:p>
          </table:table-cell>
          <table:table-cell office:value-type="string" calcext:value-type="string">
            <text:p>['Width: 1.23 m', 'Length: 73 cm']</text:p>
          </table:table-cell>
          <table:table-cell office:value-type="string" calcext:value-type="string">
            <text:p>['Width: 1.31 m', 'Length: 75 cm']</text:p>
          </table:table-cell>
          <table:table-cell office:value-type="string" calcext:value-type="string">
            <text:p>['Width: 1.39 m', 'Length: 76 cm']</text:p>
          </table:table-cell>
          <table:table-cell office:value-type="string" calcext:value-type="string">
            <text:p>['Width: 1.47 m', 'Length: 77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82406001.html</text:p>
          </table:table-cell>
          <table:table-cell office:value-type="string" calcext:value-type="string">
            <text:p>[]</text:p>
          </table:table-cell>
          <table:table-cell office:value-type="string" calcext:value-type="string">
            <text:p>Short-sleeved polo shirt in a fine-knit linen blend with a collar and a V-shaped opening at the top. Regular fit with an open chest pocket and a straight hem with a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Johnny collar</text:p>
          </table:table-cell>
          <table:table-cell office:value-type="string" calcext:value-type="string">
            <text:p>['Cream', 'Solid colour']</text:p>
          </table:table-cell>
          <table:table-cell office:value-type="string" calcext:value-type="string">
            <text:p>Rs. 2,299.00incl. of all taxes</text:p>
          </table:table-cell>
          <table:table-cell office:value-type="string" calcext:value-type="string">
            <text:p>Myanmar</text:p>
          </table:table-cell>
          <table:table-cell office:value-type="string" calcext:value-type="string">
            <text:p>Polo shirt</text:p>
          </table:table-cell>
          <table:table-cell office:value-type="string" calcext:value-type="string">
            <text:p>['Width: 88 cm', 'Length: 65 cm']</text:p>
          </table:table-cell>
          <table:table-cell office:value-type="string" calcext:value-type="string">
            <text:p>['Width: 96 cm', 'Length: 67 cm']</text:p>
          </table:table-cell>
          <table:table-cell office:value-type="string" calcext:value-type="string">
            <text:p>['Width: 1.04 m', 'Length: 68 cm']</text:p>
          </table:table-cell>
          <table:table-cell office:value-type="string" calcext:value-type="string">
            <text:p>['Width: 1.12 m', 'Length: 70 cm']</text:p>
          </table:table-cell>
          <table:table-cell office:value-type="string" calcext:value-type="string">
            <text:p>['Width: 1.20 m', 'Length: 71 cm']</text:p>
          </table:table-cell>
          <table:table-cell office:value-type="string" calcext:value-type="string">
            <text:p>['Width: 1.28 m', 'Length: 72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Polo shirt', 'Slit']</text:p>
          </table:table-cell>
          <table:table-cell table:number-columns-repeated="6"/>
        </table:table-row>
        <table:table-row table:style-name="ro1">
          <table:table-cell office:value-type="string" calcext:value-type="string">
            <text:p>https://www2.hm.com/en_in/productpage.0965257013.html</text:p>
          </table:table-cell>
          <table:table-cell office:value-type="string" calcext:value-type="string">
            <text:p>['Linen']</text:p>
          </table:table-cell>
          <table:table-cell office:value-type="string" calcext:value-type="string">
            <text:p>Regular-fit shirt in a cotton and linen weave with a resort collar, French front, open chest pocket and short sleeves. Yoke with darts at the back, and a straight-cut hem. Cotton and linen blends combine the softness of cotton with the sturdiness of linen, creating a beautiful, textured fabric that is breathable and drapes perfectly.</text:p>
          </table:table-cell>
          <table:table-cell office:value-type="string" calcext:value-type="string">
            <text:p>['Shoulder: Width: 51.0 cm (Size L/L)', 'Sleeve: Length: 26.0 cm (Size L/L)', 'Back: Length: 74.0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esort collar</text:p>
          </table:table-cell>
          <table:table-cell office:value-type="string" calcext:value-type="string">
            <text:p>['Dusty green/White', 'Strip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206202001.html</text:p>
          </table:table-cell>
          <table:table-cell office:value-type="string" calcext:value-type="string">
            <text:p>['Cotton']</text:p>
          </table:table-cell>
          <table:table-cell office:value-type="string" calcext:value-type="string">
            <text:p>Regular-fit shirt in a textured cotton weave with a turn-down collar, French front, short sleeve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White',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0 cm', 'Length: 66 cm']</text:p>
          </table:table-cell>
          <table:table-cell office:value-type="string" calcext:value-type="string">
            <text:p>['Width: 1.08 m', 'Length: 68 cm']</text:p>
          </table:table-cell>
          <table:table-cell office:value-type="string" calcext:value-type="string">
            <text:p>['Width: 1.16 m', 'Length: 70 cm']</text:p>
          </table:table-cell>
          <table:table-cell office:value-type="string" calcext:value-type="string">
            <text:p>['Width: 1.24 m', 'Length: 72 cm']</text:p>
          </table:table-cell>
          <table:table-cell office:value-type="string" calcext:value-type="string">
            <text:p>['Width: 1.32 m', 'Length: 73 cm']</text:p>
          </table:table-cell>
          <table:table-cell office:value-type="string" calcext:value-type="string">
            <text:p>['Width: 1.40 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656677064.html</text:p>
          </table:table-cell>
          <table:table-cell office:value-type="string" calcext:value-type="string">
            <text:p>[]</text:p>
          </table:table-cell>
          <table:table-cell office:value-type="string" calcext:value-type="string">
            <text:p>Shirt in a patterned viscose weave with a resort collar, French front, short sleeve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Blue/Beige/Brown/White', 'Patterned', 'Palm trees']</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703672028.html</text:p>
          </table:table-cell>
          <table:table-cell office:value-type="string" calcext:value-type="string">
            <text:p>[]</text:p>
          </table:table-cell>
          <table:table-cell office:value-type="string" calcext:value-type="string">
            <text:p>Short-sleeved shirt in a patterned lyocell weave. Regular fit with a turn-down collar, French front and straight-cut hem with a slit in each side. Fabric made from lyocell is super soft, wrinkle resistant and drapes beautifully.</text:p>
          </table:table-cell>
          <table:table-cell office:value-type="string" calcext:value-type="string">
            <text:p>['Shoulder: Width: 49.0 cm (Size L/L)', 'Back: Length: 74.0 cm (Size L/L)', 'Sleeve: Length: 26.8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Light blue/White', 'Pattern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2">
          <table:table-cell office:value-type="string" calcext:value-type="string">
            <text:p>https://www2.hm.com/en_in/productpage.0501620090.html</text:p>
          </table:table-cell>
          <table:table-cell office:value-type="string" calcext:value-type="string">
            <text:p>['Cotton']</text:p>
          </table:table-cell>
          <table:table-cell office:value-type="string" calcext:value-type="string">
            <text:p>Short-sleeved shirt in a cotton weave with a turn-down collar and classic front. Yoke at the back, a chest pocket, and a rounded hem. Regular Fit – a classic fit with good room for movement and a gently shaped waist to create a comfortable, tailored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Dark blue/White', 'Patterned', 'Palm trees']</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3-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036739001.html</text:p>
          </table:table-cell>
          <table:table-cell office:value-type="string" calcext:value-type="string">
            <text:p>['Cotton']</text:p>
          </table:table-cell>
          <table:table-cell office:value-type="string" calcext:value-type="string">
            <text:p>Shirt in Oxford cotton with a button-down collar, classic front, yoke at the back and an open chest pocket. Long sleeves with buttoned cuffs and a sleeve placket with a link button, and a gently rounded hem. Relaxed Fit – a straight fit with good room for movement creating a comfortable, relaxed silhouette.</text:p>
          </table:table-cell>
          <table:table-cell office:value-type="string" calcext:value-type="string">
            <text:p>['Back: Length: 80.0 cm (Size L/L)', 'Sleeve: Length: 64.5 cm (Size L/L)', 'Shoulder: Width: 57.6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Button-down collar</text:p>
          </table:table-cell>
          <table:table-cell office:value-type="string" calcext:value-type="string">
            <text:p>['Dark grey',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8 m', 'Length: 71 cm']</text:p>
          </table:table-cell>
          <table:table-cell office:value-type="string" calcext:value-type="string">
            <text:p>['Width: 1.16 m', 'Length: 73 cm']</text:p>
          </table:table-cell>
          <table:table-cell office:value-type="string" calcext:value-type="string">
            <text:p>['Width: 1.24 m', 'Length: 75 cm']</text:p>
          </table:table-cell>
          <table:table-cell office:value-type="string" calcext:value-type="string">
            <text:p>['Width: 1.32 m', 'Length: 77 cm']</text:p>
          </table:table-cell>
          <table:table-cell office:value-type="string" calcext:value-type="string">
            <text:p>['Width: 1.40 m', 'Length: 78 cm']</text:p>
          </table:table-cell>
          <table:table-cell office:value-type="string" calcext:value-type="string">
            <text:p>['Width: 1.48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993173008.html</text:p>
          </table:table-cell>
          <table:table-cell office:value-type="string" calcext:value-type="string">
            <text:p>['Cotton']</text:p>
          </table:table-cell>
          <table:table-cell office:value-type="string" calcext:value-type="string">
            <text:p>Shirt in stretch cotton poplin with a grandad collar, classic front and a yoke and darts at the back. Long sleeves with adjustable buttoning at the cuffs and a sleeve placket with a link button, and a rounded hem. Muscle Fit – a fit designed to showcase the body’s physique with narrow shoulders and tapered sleeves to create a flattering silhouette.</text:p>
          </table:table-cell>
          <table:table-cell office:value-type="string" calcext:value-type="string">
            <text:p>['Sleeve: Length: 68.0 cm (Size L/L)', 'Back: Length: 77.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Muscle fit</text:p>
          </table:table-cell>
          <table:table-cell office:value-type="string" calcext:value-type="string">
            <text:p>Grandad collar</text:p>
          </table:table-cell>
          <table:table-cell office:value-type="string" calcext:value-type="string">
            <text:p>['Light blue', 'Solid colour']</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88 cm', 'Length: 68 cm']</text:p>
          </table:table-cell>
          <table:table-cell office:value-type="string" calcext:value-type="string">
            <text:p>['Width: 96 cm', 'Length: 70 cm']</text:p>
          </table:table-cell>
          <table:table-cell office:value-type="string" calcext:value-type="string">
            <text:p>['Width: 1.04 m', 'Length: 72 cm']</text:p>
          </table:table-cell>
          <table:table-cell office:value-type="string" calcext:value-type="string">
            <text:p>['Width: 1.12 m', 'Length: 74 cm']</text:p>
          </table:table-cell>
          <table:table-cell office:value-type="string" calcext:value-type="string">
            <text:p>['Width: 1.20 m', 'Length: 75 cm']</text:p>
          </table:table-cell>
          <table:table-cell office:value-type="string" calcext:value-type="string">
            <text:p>['Width: 1.28 m', 'Length: 76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57913002.html</text:p>
          </table:table-cell>
          <table:table-cell office:value-type="string" calcext:value-type="string">
            <text:p>['Cotton']</text:p>
          </table:table-cell>
          <table:table-cell office:value-type="string" calcext:value-type="string">
            <text:p>Brolga x H&amp;M. Baseball shirt in a cotton weave with a printed design. Loose fit with buttons down the front, elbow-length sleeves and a rounded hem. Contrasting colour piping around the neckline, down the button placket and at the cuffs.</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table:table-cell office:value-type="string" calcext:value-type="string">
            <text:p>['Blue/White', 'Brolga']</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53 cm', 'Length: 73 cm']</text:p>
          </table:table-cell>
          <table:table-cell office:value-type="string" calcext:value-type="string">
            <text:p>['Width: 57 cm', 'Length: 74 cm']</text:p>
          </table:table-cell>
          <table:table-cell office:value-type="string" calcext:value-type="string">
            <text:p>['Width: 61 cm', 'Length: 76 cm']</text:p>
          </table:table-cell>
          <table:table-cell office:value-type="string" calcext:value-type="string">
            <text:p>['Width: 65 cm', 'Length: 77 cm']</text:p>
          </table:table-cell>
          <table:table-cell office:value-type="string" calcext:value-type="string">
            <text:p>['Width: 69 cm', 'Length: 78 cm']</text:p>
          </table:table-cell>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
          <table:table-cell office:value-type="string" calcext:value-type="string">
            <text:p>V-neck</text:p>
          </table:table-cell>
          <table:table-cell table:number-columns-repeated="3"/>
        </table:table-row>
        <table:table-row table:style-name="ro1">
          <table:table-cell office:value-type="string" calcext:value-type="string">
            <text:p>https://www2.hm.com/en_in/productpage.0841808004.html</text:p>
          </table:table-cell>
          <table:table-cell office:value-type="string" calcext:value-type="string">
            <text:p>[]</text:p>
          </table:table-cell>
          <table:table-cell office:value-type="string" calcext:value-type="string">
            <text:p>Slim-fit shirt in a stretch weave made from a cotton blend with a collar and classic front. Long sleeves with adjustable buttoning at the cuffs, and a gently rounded hem.</text:p>
          </table:table-cell>
          <table:table-cell office:value-type="string" calcext:value-type="string">
            <text:p>['Back: Length: 78.0 cm (Size L/L)', 'Sleeve: Length: 68.2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Light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4 cm', 'Length: 70 cm']</text:p>
          </table:table-cell>
          <table:table-cell office:value-type="string" calcext:value-type="string">
            <text:p>['Width: 1.02 m', 'Length: 72 cm']</text:p>
          </table:table-cell>
          <table:table-cell office:value-type="string" calcext:value-type="string">
            <text:p>['Width: 1.10 m', 'Length: 74 cm']</text:p>
          </table:table-cell>
          <table:table-cell office:value-type="string" calcext:value-type="string">
            <text:p>['Width: 1.18 m', 'Length: 76 cm']</text:p>
          </table:table-cell>
          <table:table-cell office:value-type="string" calcext:value-type="string">
            <text:p>['Width: 1.26 m', 'Length: 77 cm']</text:p>
          </table:table-cell>
          <table:table-cell office:value-type="string" calcext:value-type="string">
            <text:p>['Width: 1.3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025664001.html</text:p>
          </table:table-cell>
          <table:table-cell office:value-type="string" calcext:value-type="string">
            <text:p>[]</text:p>
          </table:table-cell>
          <table:table-cell office:value-type="string" calcext:value-type="string">
            <text:p>Shirt in woven fabric with a cutaway collar, French front and yoke at the back. Long sleeves with adjustable buttoning at the cuffs and a sleeve placket with a link button. Rounded hem. The shirt incorporates COOLMAX® functional fabric, a unique, soft, comfortable and fast-drying polyester fibre that efficiently wicks moisture while regulating temperature.</text:p>
          </table:table-cell>
          <table:table-cell office:value-type="string" calcext:value-type="string">
            <text:p>['Back: Length: 81.0 cm (Size L/L)', 'Shoulder: Width: 50.8 cm (Size L/L)', 'Sleeve: Length: 67.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Cutaway collar</text:p>
          </table:table-cell>
          <table:table-cell office:value-type="string" calcext:value-type="string">
            <text:p>['Whit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2 cm']</text:p>
          </table:table-cell>
          <table:table-cell office:value-type="string" calcext:value-type="string">
            <text:p>['Width: 1.08 m', 'Length: 74 cm']</text:p>
          </table:table-cell>
          <table:table-cell office:value-type="string" calcext:value-type="string">
            <text:p>['Width: 1.16 m', 'Length: 76 cm']</text:p>
          </table:table-cell>
          <table:table-cell office:value-type="string" calcext:value-type="string">
            <text:p>['Width: 1.24 m', 'Length: 78 cm']</text:p>
          </table:table-cell>
          <table:table-cell office:value-type="string" calcext:value-type="string">
            <text:p>['Width: 1.32 m', 'Length: 79 cm']</text:p>
          </table:table-cell>
          <table:table-cell office:value-type="string" calcext:value-type="string">
            <text:p>['Width: 1.40 m', 'Length: 80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MODERN CLASSIC</text:p>
          </table:table-cell>
          <table:table-cell table:number-columns-repeated="5"/>
        </table:table-row>
        <table:table-row table:style-name="ro2">
          <table:table-cell office:value-type="string" calcext:value-type="string">
            <text:p>https://www2.hm.com/en_in/productpage.1036739024.html</text:p>
          </table:table-cell>
          <table:table-cell office:value-type="string" calcext:value-type="string">
            <text:p>['Cotton']</text:p>
          </table:table-cell>
          <table:table-cell office:value-type="string" calcext:value-type="string">
            <text:p>Shirt in Oxford cotton with a button-down collar, classic front, yoke at the back and an open chest pocket. Long sleeves with buttoned cuffs and a sleeve placket with a link button, and a gently rounded hem. Relaxed Fit – a straight fit with good room for movement creating a comfortable, relaxed silhouette.</text:p>
          </table:table-cell>
          <table:table-cell office:value-type="string" calcext:value-type="string">
            <text:p>['Back: Length: 80.0 cm (Size L/L)', 'Sleeve: Length: 64.5 cm (Size L/L)', 'Shoulder: Width: 57.6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Button-down collar</text:p>
          </table:table-cell>
          <table:table-cell office:value-type="string" calcext:value-type="string">
            <text:p>['Khaki green', 'Solid colour']</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8 m', 'Length: 71 cm']</text:p>
          </table:table-cell>
          <table:table-cell office:value-type="string" calcext:value-type="string">
            <text:p>['Width: 1.16 m', 'Length: 73 cm']</text:p>
          </table:table-cell>
          <table:table-cell office:value-type="string" calcext:value-type="string">
            <text:p>['Width: 1.24 m', 'Length: 75 cm']</text:p>
          </table:table-cell>
          <table:table-cell office:value-type="string" calcext:value-type="string">
            <text:p>['Width: 1.32 m', 'Length: 77 cm']</text:p>
          </table:table-cell>
          <table:table-cell office:value-type="string" calcext:value-type="string">
            <text:p>['Width: 1.40 m', 'Length: 78 cm']</text:p>
          </table:table-cell>
          <table:table-cell office:value-type="string" calcext:value-type="string">
            <text:p>['Width: 1.48 m', 'Length: 79 cm']</text:p>
          </table:table-cell>
          <table:table-cell office:value-type="string" calcext:value-type="string">
            <text:p>1 N</text:p>
          </table:table-cell>
          <table:table-cell office:value-type="string" calcext:value-type="string">
            <text:p>SHAHI EXPORT PVT.LTD</text:p>
            <text:p>INDUSTRIAL PLOT NO. 1, SECTOR 28, 121008, FARIDABAD, HARYANA</text:p>
          </table:table-cell>
          <table:table-cell table:number-columns-repeated="2" office:value-type="string" calcext:value-type="string">
            <text:p>N/A</text:p>
          </table:table-cell>
          <table:table-cell office:value-type="string" calcext:value-type="string">
            <text:p>08-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099571001.html</text:p>
          </table:table-cell>
          <table:table-cell office:value-type="string" calcext:value-type="string">
            <text:p>['Cotton', 'Oxford']</text:p>
          </table:table-cell>
          <table:table-cell office:value-type="string" calcext:value-type="string">
            <text:p>Regular-fit shirt in Oxford cotton with a button-down collar, classic front, an open chest pocket and a yoke at the back. Long sleeves with buttoned cuffs and a sleeve placket with a link button.</text:p>
          </table:table-cell>
          <table:table-cell office:value-type="string" calcext:value-type="string">
            <text:p>['Sleeve: Length: 65.75 cm (Size L/L)', 'Back: Length: 77.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utton-down collar</text:p>
          </table:table-cell>
          <table:table-cell office:value-type="string" calcext:value-type="string">
            <text:p>['Whit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976709002.html</text:p>
          </table:table-cell>
          <table:table-cell office:value-type="string" calcext:value-type="string">
            <text:p>[]</text:p>
          </table:table-cell>
          <table:table-cell office:value-type="string" calcext:value-type="string">
            <text:p>Slim-fit shirt in woven fabric with an easy-iron finish. Turn-down collar, classic front and darts and a yoke at the back. Long sleeves with adjustable buttoning at the cuffs and a sleeve placket with a link button. Gently rounded hem.</text:p>
          </table:table-cell>
          <table:table-cell office:value-type="string" calcext:value-type="string">
            <text:p>Sleeve: Length: 68.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White/Black', 'Spott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4 cm', 'Length: 70 cm']</text:p>
          </table:table-cell>
          <table:table-cell office:value-type="string" calcext:value-type="string">
            <text:p>['Width: 1.02 m', 'Length: 72 cm']</text:p>
          </table:table-cell>
          <table:table-cell office:value-type="string" calcext:value-type="string">
            <text:p>['Width: 1.10 m', 'Length: 74 cm']</text:p>
          </table:table-cell>
          <table:table-cell office:value-type="string" calcext:value-type="string">
            <text:p>['Width: 1.18 m', 'Length: 76 cm']</text:p>
          </table:table-cell>
          <table:table-cell office:value-type="string" calcext:value-type="string">
            <text:p>['Width: 1.26 m', 'Length: 77 cm']</text:p>
          </table:table-cell>
          <table:table-cell office:value-type="string" calcext:value-type="string">
            <text:p>['Width: 1.3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87316003.html</text:p>
          </table:table-cell>
          <table:table-cell office:value-type="string" calcext:value-type="string">
            <text:p>['Cotton']</text:p>
          </table:table-cell>
          <table:table-cell office:value-type="string" calcext:value-type="string">
            <text:p>Shirt in a stretch cotton weave with a turn-down collar, French front and a yoke with darts at the back. Long sleeves with buttoned cuffs and a sleeve placket with a link button, and a rounded hem. Muscle fit with narrow shoulders and tapered sleeves to create a flattering silhouette.</text:p>
          </table:table-cell>
          <table:table-cell office:value-type="string" calcext:value-type="string">
            <text:p>['Sleeve: Length: 66.0 cm (Size L/L)', 'Back: Length: 77.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Muscle fit</text:p>
          </table:table-cell>
          <table:table-cell office:value-type="string" calcext:value-type="string">
            <text:p>Turn-down collar</text:p>
          </table:table-cell>
          <table:table-cell office:value-type="string" calcext:value-type="string">
            <text:p>['Light blue/White', 'Striped']</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88 cm', 'Length: 68 cm']</text:p>
          </table:table-cell>
          <table:table-cell office:value-type="string" calcext:value-type="string">
            <text:p>['Width: 96 cm', 'Length: 70 cm']</text:p>
          </table:table-cell>
          <table:table-cell office:value-type="string" calcext:value-type="string">
            <text:p>['Width: 1.04 m', 'Length: 72 cm']</text:p>
          </table:table-cell>
          <table:table-cell office:value-type="string" calcext:value-type="string">
            <text:p>['Width: 1.12 m', 'Length: 74 cm']</text:p>
          </table:table-cell>
          <table:table-cell office:value-type="string" calcext:value-type="string">
            <text:p>['Width: 1.20 m', 'Length: 75 cm']</text:p>
          </table:table-cell>
          <table:table-cell office:value-type="string" calcext:value-type="string">
            <text:p>['Width: 1.28 m', 'Length: 76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67166001.html</text:p>
          </table:table-cell>
          <table:table-cell office:value-type="string" calcext:value-type="string">
            <text:p>[]</text:p>
          </table:table-cell>
          <table:table-cell office:value-type="string" calcext:value-type="string">
            <text:p>Short-sleeved shirt in patterned modal with a resort collar, French front and a yoke at the back. Relaxed fit with an open chest pocket and a straight-cut hem that has a slit at each side.</text:p>
          </table:table-cell>
          <table:table-cell office:value-type="string" calcext:value-type="string">
            <text:p>['Shoulder: Width: 55.5 cm (Size L/L)', 'Front: Length: 77.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Light blue/Light purple', 'Patterned', 'Seashell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6 m', 'Length: 69 cm']</text:p>
          </table:table-cell>
          <table:table-cell office:value-type="string" calcext:value-type="string">
            <text:p>['Width: 1.14 m', 'Length: 71 cm']</text:p>
          </table:table-cell>
          <table:table-cell office:value-type="string" calcext:value-type="string">
            <text:p>['Width: 1.22 m', 'Length: 73 cm']</text:p>
          </table:table-cell>
          <table:table-cell office:value-type="string" calcext:value-type="string">
            <text:p>['Width: 1.30 m', 'Length: 75 cm']</text:p>
          </table:table-cell>
          <table:table-cell office:value-type="string" calcext:value-type="string">
            <text:p>['Width: 1.38 m', 'Length: 76 cm']</text:p>
          </table:table-cell>
          <table:table-cell office:value-type="string" calcext:value-type="string">
            <text:p>['Width: 1.46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6"/>
        </table:table-row>
        <table:table-row table:style-name="ro1">
          <table:table-cell office:value-type="string" calcext:value-type="string">
            <text:p>https://www2.hm.com/en_in/productpage.1123179001.html</text:p>
          </table:table-cell>
          <table:table-cell office:value-type="string" calcext:value-type="string">
            <text:p>['Teddy']</text:p>
          </table:table-cell>
          <table:table-cell office:value-type="string" calcext:value-type="string">
            <text:p>Oversized overshirt in soft, felted fabric with a collar, press-studs down the front and a yoke at the back. Long sleeves with a sleeve placket and buttoned cuffs. Open chest pockets. Lined.</text:p>
          </table:table-cell>
          <table:table-cell office:value-type="string" calcext:value-type="string">
            <text:p>['Sleeve: Length: 62.75 cm (Size L/L)', 'Back: Length: 78.5 cm (Size L/L)', 'Shoulder: Width: 61.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table:table-cell office:value-type="string" calcext:value-type="string">
            <text:p>['Black/White', 'Checked']</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Shirt</text:p>
          </table:table-cell>
          <table:table-cell table:number-columns-repeated="6"/>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text:p>
          </table:table-cell>
          <table:table-cell table:number-columns-repeated="6"/>
        </table:table-row>
        <table:table-row table:style-name="ro1">
          <table:table-cell office:value-type="string" calcext:value-type="string">
            <text:p>https://www2.hm.com/en_in/productpage.1134949005.html</text:p>
          </table:table-cell>
          <table:table-cell office:value-type="string" calcext:value-type="string">
            <text:p>['Cotton']</text:p>
          </table:table-cell>
          <table:table-cell office:value-type="string" calcext:value-type="string">
            <text:p>Relaxed-fit shirt in Oxford cotton with a button-down collar, classic front, yoke at the back, short sleeves and an open chest pocket. Straight-cut hem.</text:p>
          </table:table-cell>
          <table:table-cell office:value-type="string" calcext:value-type="string">
            <text:p>['Back: Length: 78.0 cm (Size L/L)', 'Shoulder: Width: 57.6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Light yellow/White', 'Strip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7 m', 'Length: 72 cm']</text:p>
          </table:table-cell>
          <table:table-cell office:value-type="string" calcext:value-type="string">
            <text:p>['Width: 1.15 m', 'Length: 74 cm']</text:p>
          </table:table-cell>
          <table:table-cell office:value-type="string" calcext:value-type="string">
            <text:p>['Width: 1.23 m', 'Length: 76 cm']</text:p>
          </table:table-cell>
          <table:table-cell office:value-type="string" calcext:value-type="string">
            <text:p>['Width: 1.31 m', 'Length: 78 cm']</text:p>
          </table:table-cell>
          <table:table-cell office:value-type="string" calcext:value-type="string">
            <text:p>['Width: 1.39 m', 'Length: 79 cm']</text:p>
          </table:table-cell>
          <table:table-cell office:value-type="string" calcext:value-type="string">
            <text:p>['Width: 1.47 m', 'Length: 80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83952004.html</text:p>
          </table:table-cell>
          <table:table-cell office:value-type="string" calcext:value-type="string">
            <text:p>[]</text:p>
          </table:table-cell>
          <table:table-cell office:value-type="string" calcext:value-type="string">
            <text:p>Relaxed-fit shirt in a cotton and linen weave with a turn-down collar, classic front and a yoke that has a box pleat at the back. Long sleeves with adjustable buttoning at the cuffs and a sleeve placket with a link button. Rounded hem. Cotton and linen blends combine the softness of cotton with the sturdiness of linen, creating a beautiful, textured fabric that is breathable and drapes perfectly.</text:p>
          </table:table-cell>
          <table:table-cell office:value-type="string" calcext:value-type="string">
            <text:p>['Sleeve: Length: 65.0 cm (Size L/L)', 'Back: Length: 80.0 cm (Size L/L)', 'Shoulder: Width: 57.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Dark green',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1 m', 'Length: 71 cm']</text:p>
          </table:table-cell>
          <table:table-cell office:value-type="string" calcext:value-type="string">
            <text:p>['Width: 1.19 m', 'Length: 73 cm']</text:p>
          </table:table-cell>
          <table:table-cell office:value-type="string" calcext:value-type="string">
            <text:p>['Width: 1.27 m', 'Length: 75 cm']</text:p>
          </table:table-cell>
          <table:table-cell office:value-type="string" calcext:value-type="string">
            <text:p>['Width: 1.35 m', 'Length: 77 cm']</text:p>
          </table:table-cell>
          <table:table-cell office:value-type="string" calcext:value-type="string">
            <text:p>['Width: 1.43 m', 'Length: 78 cm']</text:p>
          </table:table-cell>
          <table:table-cell office:value-type="string" calcext:value-type="string">
            <text:p>['Width: 1.51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34730007.html</text:p>
          </table:table-cell>
          <table:table-cell office:value-type="string" calcext:value-type="string">
            <text:p>['Cotton']</text:p>
          </table:table-cell>
          <table:table-cell office:value-type="string" calcext:value-type="string">
            <text:p>Oversized shirt in soft, cotton poplin with a turn-down collar, classic front and yoke at the back. Long sleeves with buttoned cuffs and a sleeve placket with a link button, an open chest pocket and a rounded hem. Slightly longer at the back. </text:p>
          </table:table-cell>
          <table:table-cell office:value-type="string" calcext:value-type="string">
            <text:p>['Sleeve: Length: 63.0 cm (Size L/L)', 'Back: Length: 86.5 cm (Size L/L)', 'Shoulder: Width: 61.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office:value-type="string" calcext:value-type="string">
            <text:p>['Whit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4 m', 'Length: 76 cm']</text:p>
          </table:table-cell>
          <table:table-cell office:value-type="string" calcext:value-type="string">
            <text:p>['Width: 1.22 m', 'Length: 77 cm']</text:p>
          </table:table-cell>
          <table:table-cell office:value-type="string" calcext:value-type="string">
            <text:p>['Width: 1.30 m', 'Length: 79 cm']</text:p>
          </table:table-cell>
          <table:table-cell office:value-type="string" calcext:value-type="string">
            <text:p>['Width: 1.38 m', 'Length: 80 cm']</text:p>
          </table:table-cell>
          <table:table-cell office:value-type="string" calcext:value-type="string">
            <text:p>['Width: 1.46 m', 'Length: 81 cm']</text:p>
          </table:table-cell>
          <table:table-cell office:value-type="string" calcext:value-type="string">
            <text:p>['Width: 1.54 m', 'Length: 82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2">
          <table:table-cell office:value-type="string" calcext:value-type="string">
            <text:p>https://www2.hm.com/en_in/productpage.0501620093.html</text:p>
          </table:table-cell>
          <table:table-cell office:value-type="string" calcext:value-type="string">
            <text:p>['Cotton']</text:p>
          </table:table-cell>
          <table:table-cell office:value-type="string" calcext:value-type="string">
            <text:p>Short-sleeved shirt in a cotton weave with a turn-down collar and classic front. Yoke at the back, a chest pocket, and a rounded hem. Regular Fit – a classic fit with good room for movement and a gently shaped waist to create a comfortable, tailored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Khaki green/White', 'Patterned', 'Leaves']</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0 cm', 'Length: 71 cm']</text:p>
          </table:table-cell>
          <table:table-cell office:value-type="string" calcext:value-type="string">
            <text:p>['Width: 1.08 m', 'Length: 73 cm']</text:p>
          </table:table-cell>
          <table:table-cell office:value-type="string" calcext:value-type="string">
            <text:p>['Width: 1.16 m', 'Length: 75 cm']</text:p>
          </table:table-cell>
          <table:table-cell office:value-type="string" calcext:value-type="string">
            <text:p>['Width: 1.24 m', 'Length: 77 cm']</text:p>
          </table:table-cell>
          <table:table-cell office:value-type="string" calcext:value-type="string">
            <text:p>['Width: 1.32 m', 'Length: 78 cm']</text:p>
          </table:table-cell>
          <table:table-cell office:value-type="string" calcext:value-type="string">
            <text:p>['Width: 1.40 m', 'Length: 79 cm']</text:p>
          </table:table-cell>
          <table:table-cell office:value-type="string" calcext:value-type="string">
            <text:p>1 N (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4-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33597001.html</text:p>
          </table:table-cell>
          <table:table-cell office:value-type="string" calcext:value-type="string">
            <text:p>['Cotton', 'Twill']</text:p>
          </table:table-cell>
          <table:table-cell office:value-type="string" calcext:value-type="string">
            <text:p>Shacket in patterned cotton twill with a collar, metal buttons down the front, open chest pockets and a yoke at the back. Relaxed fit with dropped shoulders, long sleeves with buttoned cuffs, and a straight-cut hem. Unlined.</text:p>
          </table:table-cell>
          <table:table-cell office:value-type="string" calcext:value-type="string">
            <text:p>['Shoulder: Width: 57.4 cm (Size L/L)', 'Back: Length: 75.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Khaki green/Light green/Beige', 'Patterned']</text:p>
          </table:table-cell>
          <table:table-cell office:value-type="string" calcext:value-type="string">
            <text:p>Rs. 2,9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text:p>
          </table:table-cell>
          <table:table-cell table:number-columns-repeated="6"/>
        </table:table-row>
        <table:table-row table:style-name="ro1">
          <table:table-cell office:value-type="string" calcext:value-type="string">
            <text:p>https://www2.hm.com/en_in/productpage.1162578001.html</text:p>
          </table:table-cell>
          <table:table-cell office:value-type="string" calcext:value-type="string">
            <text:p>[]</text:p>
          </table:table-cell>
          <table:table-cell office:value-type="string" calcext:value-type="string">
            <text:p>Short-sleeved shirt in a patterned lyocell weave. Regular fit with a turn-down collar, French front and a straight-cut hem with a slit at each side. Fabric made from lyocell is super soft, wrinkle resistant and drapes beautifully.</text:p>
          </table:table-cell>
          <table:table-cell office:value-type="string" calcext:value-type="string">
            <text:p>['Back: Length: 75.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Black/Purple/Green', 'Pattern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6"/>
        </table:table-row>
        <table:table-row table:style-name="ro1">
          <table:table-cell office:value-type="string" calcext:value-type="string">
            <text:p>https://www2.hm.com/en_in/productpage.0501620080.html</text:p>
          </table:table-cell>
          <table:table-cell office:value-type="string" calcext:value-type="string">
            <text:p>['Cotton']</text:p>
          </table:table-cell>
          <table:table-cell office:value-type="string" calcext:value-type="string">
            <text:p>Short-sleeved shirt in a cotton weave with a turn-down collar and classic front. Yoke at the back, a chest pocket, and a rounded hem. Regular Fit – a classic fit with good room for movement and a gently shaped waist to create a comfortable, tailored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Light beige/Beige/White', 'Pattern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2">
          <table:table-cell office:value-type="string" calcext:value-type="string">
            <text:p>https://www2.hm.com/en_in/productpage.0501620088.html</text:p>
          </table:table-cell>
          <table:table-cell office:value-type="string" calcext:value-type="string">
            <text:p>['Cotton']</text:p>
          </table:table-cell>
          <table:table-cell office:value-type="string" calcext:value-type="string">
            <text:p>Short-sleeved shirt in a cotton weave with a turn-down collar and classic front. Yoke at the back, a chest pocket, and a rounded hem. Regular Fit – a classic fit with good room for movement and a gently shaped waist to create a comfortable, tailored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Beige/Black', 'Patterned', 'Palm trees']</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0 cm', 'Length: 71 cm']</text:p>
          </table:table-cell>
          <table:table-cell office:value-type="string" calcext:value-type="string">
            <text:p>['Width: 1.08 m', 'Length: 73 cm']</text:p>
          </table:table-cell>
          <table:table-cell office:value-type="string" calcext:value-type="string">
            <text:p>['Width: 1.16 m', 'Length: 75 cm']</text:p>
          </table:table-cell>
          <table:table-cell office:value-type="string" calcext:value-type="string">
            <text:p>['Width: 1.24 m', 'Length: 77 cm']</text:p>
          </table:table-cell>
          <table:table-cell office:value-type="string" calcext:value-type="string">
            <text:p>['Width: 1.32 m', 'Length: 78 cm']</text:p>
          </table:table-cell>
          <table:table-cell office:value-type="string" calcext:value-type="string">
            <text:p>['Width: 1.40 m', 'Length: 79 cm']</text:p>
          </table:table-cell>
          <table:table-cell office:value-type="string" calcext:value-type="string">
            <text:p>1 N (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58017002.html</text:p>
          </table:table-cell>
          <table:table-cell office:value-type="string" calcext:value-type="string">
            <text:p>['Cotton', 'Muslin']</text:p>
          </table:table-cell>
          <table:table-cell office:value-type="string" calcext:value-type="string">
            <text:p>Regular-fit shirt in airy cotton muslin with a resort collar, French front, short sleeves and a straight-cut hem with a slit at each side.</text:p>
          </table:table-cell>
          <table:table-cell office:value-type="string" calcext:value-type="string">
            <text:p>['Shoulder: Width: 53.9 cm (Size L/L)', 'Back: Length: 75.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esort collar</text:p>
          </table:table-cell>
          <table:table-cell office:value-type="string" calcext:value-type="string">
            <text:p>['Beig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6"/>
        </table:table-row>
        <table:table-row table:style-name="ro2">
          <table:table-cell office:value-type="string" calcext:value-type="string">
            <text:p>https://www2.hm.com/en_in/productpage.0501620097.html</text:p>
          </table:table-cell>
          <table:table-cell office:value-type="string" calcext:value-type="string">
            <text:p>['Cotton']</text:p>
          </table:table-cell>
          <table:table-cell office:value-type="string" calcext:value-type="string">
            <text:p>Short-sleeved shirt in a cotton weave with a turn-down collar and classic front. Yoke at the back, a chest pocket, and a rounded hem. Regular Fit – a classic fit with good room for movement and a gently shaped waist to create a comfortable, tailored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Red', 'Solid colour']</text:p>
          </table:table-cell>
          <table:table-cell office:value-type="string" calcext:value-type="string">
            <text:p>Rs. 1,299.00incl. of all taxes</text:p>
          </table:table-cell>
          <table:table-cell office:value-type="string" calcext:value-type="string">
            <text:p>India</text:p>
          </table:table-cell>
          <table:table-cell office:value-type="string" calcext:value-type="string">
            <text:p>Shirt</text:p>
          </table:table-cell>
          <table:table-cell office:value-type="string" calcext:value-type="string">
            <text:p>['Width: 100 cm', 'Length: 71 cm']</text:p>
          </table:table-cell>
          <table:table-cell office:value-type="string" calcext:value-type="string">
            <text:p>['Width: 1.08 m', 'Length: 73 cm']</text:p>
          </table:table-cell>
          <table:table-cell office:value-type="string" calcext:value-type="string">
            <text:p>['Width: 1.16 m', 'Length: 75 cm']</text:p>
          </table:table-cell>
          <table:table-cell office:value-type="string" calcext:value-type="string">
            <text:p>['Width: 1.24 m', 'Length: 77 cm']</text:p>
          </table:table-cell>
          <table:table-cell office:value-type="string" calcext:value-type="string">
            <text:p>['Width: 1.32 m', 'Length: 78 cm']</text:p>
          </table:table-cell>
          <table:table-cell office:value-type="string" calcext:value-type="string">
            <text:p>['Width: 1.40 m', 'Length: 79 cm']</text:p>
          </table:table-cell>
          <table:table-cell office:value-type="string" calcext:value-type="string">
            <text:p>1 N</text:p>
          </table:table-cell>
          <table:table-cell office:value-type="string" calcext:value-type="string">
            <text:p>Indian Designs Exports Pvt Ltd</text:p>
            <text:p>No. 106/138,, Nagawara Main Road,, 560045, Bangalore</text:p>
          </table:table-cell>
          <table:table-cell table:number-columns-repeated="2" office:value-type="string" calcext:value-type="string">
            <text:p>N/A</text:p>
          </table:table-cell>
          <table:table-cell office:value-type="string" calcext:value-type="string">
            <text:p>05-2023</text:p>
          </table:table-cell>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15314002.html</text:p>
          </table:table-cell>
          <table:table-cell office:value-type="string" calcext:value-type="string">
            <text:p>[]</text:p>
          </table:table-cell>
          <table:table-cell office:value-type="string" calcext:value-type="string">
            <text:p>Lightly padded jacket in a diamond-quilted weave with a collar and press-studs down the front. Relaxed fit with long sleeves that have a press-stud at the cuffs. Patch front pockets and a slightly rounded hem. Lined.</text:p>
          </table:table-cell>
          <table:table-cell office:value-type="string" calcext:value-type="string">
            <text:p>['Sleeve: Length: 62.0 cm (Size L/L)', 'Back: Length: 78.0 cm (Size L/L)', 'Shoulder: Width: 61.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table:table-cell office:value-type="string" calcext:value-type="string">
            <text:p>['Black', 'Solid colour']</text:p>
          </table:table-cell>
          <table:table-cell office:value-type="string" calcext:value-type="string">
            <text:p>Rs. 3,9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text:p>
          </table:table-cell>
          <table:table-cell/>
          <table:table-cell office:value-type="string" calcext:value-type="string">
            <text:p>Padded</text:p>
          </table:table-cell>
          <table:table-cell table:number-columns-repeated="4"/>
        </table:table-row>
        <table:table-row table:style-name="ro1">
          <table:table-cell office:value-type="string" calcext:value-type="string">
            <text:p>https://www2.hm.com/en_in/productpage.1136264001.html</text:p>
          </table:table-cell>
          <table:table-cell office:value-type="string" calcext:value-type="string">
            <text:p>[]</text:p>
          </table:table-cell>
          <table:table-cell office:value-type="string" calcext:value-type="string">
            <text:p>Short-sleeved shirt in softly draping viscose with a printed pattern. Relaxed fit with a resort collar, French front and a yoke at the back. Open chest pocket and a straight-cut hem with a slit at each side.</text:p>
          </table:table-cell>
          <table:table-cell office:value-type="string" calcext:value-type="string">
            <text:p>['Shoulder: Width: 55.5 cm (Size L/L)', 'Front: Length: 77.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Black/Yellow/Light green', 'Pattern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87316001.html</text:p>
          </table:table-cell>
          <table:table-cell office:value-type="string" calcext:value-type="string">
            <text:p>['Cotton']</text:p>
          </table:table-cell>
          <table:table-cell office:value-type="string" calcext:value-type="string">
            <text:p>Shirt in a stretch cotton weave with a turn-down collar, French front and a yoke with darts at the back. Long sleeves with buttoned cuffs and a sleeve placket with a link button, and a rounded hem. Muscle fit with narrow shoulders and tapered sleeves to create a flattering silhouette.</text:p>
          </table:table-cell>
          <table:table-cell office:value-type="string" calcext:value-type="string">
            <text:p>['Sleeve: Length: 66.0 cm (Size L/L)', 'Back: Length: 77.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Muscle fit</text:p>
          </table:table-cell>
          <table:table-cell office:value-type="string" calcext:value-type="string">
            <text:p>Turn-down collar</text:p>
          </table:table-cell>
          <table:table-cell office:value-type="string" calcext:value-type="string">
            <text:p>['Whit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88 cm', 'Length: 68 cm']</text:p>
          </table:table-cell>
          <table:table-cell office:value-type="string" calcext:value-type="string">
            <text:p>['Width: 96 cm', 'Length: 70 cm']</text:p>
          </table:table-cell>
          <table:table-cell office:value-type="string" calcext:value-type="string">
            <text:p>['Width: 1.04 m', 'Length: 72 cm']</text:p>
          </table:table-cell>
          <table:table-cell office:value-type="string" calcext:value-type="string">
            <text:p>['Width: 1.12 m', 'Length: 74 cm']</text:p>
          </table:table-cell>
          <table:table-cell office:value-type="string" calcext:value-type="string">
            <text:p>['Width: 1.20 m', 'Length: 75 cm']</text:p>
          </table:table-cell>
          <table:table-cell office:value-type="string" calcext:value-type="string">
            <text:p>['Width: 1.28 m', 'Length: 76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065327007.html</text:p>
          </table:table-cell>
          <table:table-cell office:value-type="string" calcext:value-type="string">
            <text:p>['Towelling']</text:p>
          </table:table-cell>
          <table:table-cell office:value-type="string" calcext:value-type="string">
            <text:p>Short-sleeved shirt in soft terry with a resort collar, French front and yoke at the back. Open chest pocket and a straight-cut hem with a slit in each side. Slightly longer at the back. Regular Fit – a classic fit with good room for movement and a gently tapered waist to create a comfortable, tailored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esort collar</text:p>
          </table:table-cell>
          <table:table-cell office:value-type="string" calcext:value-type="string">
            <text:p>['Blue/White', 'Patterned', 'Leaves']</text:p>
          </table:table-cell>
          <table:table-cell office:value-type="string" calcext:value-type="string">
            <text:p>Rs. 1,999.00incl. of all taxes</text:p>
          </table:table-cell>
          <table:table-cell office:value-type="string" calcext:value-type="string">
            <text:p>Cambodia</text:p>
          </table:table-cell>
          <table:table-cell office:value-type="string" calcext:value-type="string">
            <text:p>Polo 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58017001.html</text:p>
          </table:table-cell>
          <table:table-cell office:value-type="string" calcext:value-type="string">
            <text:p>['Cotton', 'Muslin']</text:p>
          </table:table-cell>
          <table:table-cell office:value-type="string" calcext:value-type="string">
            <text:p>Regular-fit shirt in airy cotton muslin with a resort collar, French front, short sleeves and a straight-cut hem with a slit at each side.</text:p>
          </table:table-cell>
          <table:table-cell office:value-type="string" calcext:value-type="string">
            <text:p>['Shoulder: Width: 53.9 cm (Size L/L)', 'Back: Length: 75.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esort collar</text:p>
          </table:table-cell>
          <table:table-cell office:value-type="string" calcext:value-type="string">
            <text:p>['Cream',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6"/>
        </table:table-row>
        <table:table-row table:style-name="ro1">
          <table:table-cell office:value-type="string" calcext:value-type="string">
            <text:p>https://www2.hm.com/en_in/productpage.1121046002.html</text:p>
          </table:table-cell>
          <table:table-cell office:value-type="string" calcext:value-type="string">
            <text:p>['Cotton', 'Corduroy']</text:p>
          </table:table-cell>
          <table:table-cell office:value-type="string" calcext:value-type="string">
            <text:p>Relaxed-fit shirt in soft cotton corduroy with a button-down collar, classic front, open chest pocket and a yoke at the back. Long sleeves with buttoned cuffs and a sleeve placket with a link button.</text:p>
          </table:table-cell>
          <table:table-cell office:value-type="string" calcext:value-type="string">
            <text:p>['Sleeve: Length: 65.0 cm (Size L/L)', 'Back: Length: 80.0 cm (Size L/L)', 'Shoulder: Width: 57.6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Button-down collar</text:p>
          </table:table-cell>
          <table:table-cell office:value-type="string" calcext:value-type="string">
            <text:p>['Yellow/Black/White', 'Check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34107001.html</text:p>
          </table:table-cell>
          <table:table-cell office:value-type="string" calcext:value-type="string">
            <text:p>['Linen']</text:p>
          </table:table-cell>
          <table:table-cell office:value-type="string" calcext:value-type="string">
            <text:p>Regular-fit shirt in a cotton and linen weave with a turn-down collar, classic front and yoke at the back. Long sleeves with buttoned cuffs and a sleeve placket with a link button. Cotton and linen blends combine the softness of cotton with the sturdiness of linen, creating a beautiful, textured fabric that is breathable and drapes perfectly.</text:p>
          </table:table-cell>
          <table:table-cell office:value-type="string" calcext:value-type="string">
            <text:p>['Sleeve: Length: 66.0 cm (Size L/L)', 'Back: Length: 80.5 cm (Size L/L)', 'Shoulder: Width: 50.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Light beig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740425019.html</text:p>
          </table:table-cell>
          <table:table-cell office:value-type="string" calcext:value-type="string">
            <text:p>['Linen']</text:p>
          </table:table-cell>
          <table:table-cell office:value-type="string" calcext:value-type="string">
            <text:p>Shirt in a cotton and linen weave with a grandad collar, classic front and yoke at the back. Regular fit with an open chest pocket, long, cuffed sleeves, and a rounded hem. Cotton and linen blends combine the softness of cotton with the sturdiness of linen, creating a beautiful, textured fabric that is breathable and drapes perfectly.</text:p>
          </table:table-cell>
          <table:table-cell office:value-type="string" calcext:value-type="string">
            <text:p>['Shoulder: Width: 49.5 cm (Size L/L)', 'Back: Length: 79.5 cm (Size L/L)', 'Sleeve: Length: 67.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Grandad collar</text:p>
          </table:table-cell>
          <table:table-cell office:value-type="string" calcext:value-type="string">
            <text:p>['Light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965257016.html</text:p>
          </table:table-cell>
          <table:table-cell office:value-type="string" calcext:value-type="string">
            <text:p>['Linen']</text:p>
          </table:table-cell>
          <table:table-cell office:value-type="string" calcext:value-type="string">
            <text:p>Regular-fit shirt in a cotton and linen weave with a resort collar, French front, open chest pocket and short sleeves. Yoke with darts at the back, and a straight-cut hem. Cotton and linen blends combine the softness of cotton with the sturdiness of linen, creating a beautiful, textured fabric that is breathable and drapes perfectly.</text:p>
          </table:table-cell>
          <table:table-cell office:value-type="string" calcext:value-type="string">
            <text:p>['Shoulder: Width: 51.0 cm (Size L/L)', 'Sleeve: Length: 26.0 cm (Size L/L)', 'Back: Length: 74.0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esort collar</text:p>
          </table:table-cell>
          <table:table-cell office:value-type="string" calcext:value-type="string">
            <text:p>['Beig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6 m', 'Length: 66 cm']</text:p>
          </table:table-cell>
          <table:table-cell office:value-type="string" calcext:value-type="string">
            <text:p>['Width: 1.14 m', 'Length: 68 cm']</text:p>
          </table:table-cell>
          <table:table-cell office:value-type="string" calcext:value-type="string">
            <text:p>['Width: 1.22 m', 'Length: 70 cm']</text:p>
          </table:table-cell>
          <table:table-cell office:value-type="string" calcext:value-type="string">
            <text:p>['Width: 1.30 m', 'Length: 72 cm']</text:p>
          </table:table-cell>
          <table:table-cell office:value-type="string" calcext:value-type="string">
            <text:p>['Width: 1.38 m', 'Length: 73 cm']</text:p>
          </table:table-cell>
          <table:table-cell office:value-type="string" calcext:value-type="string">
            <text:p>['Width: 1.46 m', 'Length: 74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57868002.html</text:p>
          </table:table-cell>
          <table:table-cell office:value-type="string" calcext:value-type="string">
            <text:p>[]</text:p>
          </table:table-cell>
          <table:table-cell office:value-type="string" calcext:value-type="string">
            <text:p>Brolga x H&amp;M. Loose-fit shirt in a printed viscose weave with a resort collar, French front, yoke at the back and short sleeves.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Loose fit</text:p>
          </table:table-cell>
          <table:table-cell office:value-type="string" calcext:value-type="string">
            <text:p>Resort collar</text:p>
          </table:table-cell>
          <table:table-cell office:value-type="string" calcext:value-type="string">
            <text:p>['Green/Black', 'Brolga', 'Patterned']</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6 m', 'Length: 68 cm']</text:p>
          </table:table-cell>
          <table:table-cell office:value-type="string" calcext:value-type="string">
            <text:p>['Width: 1.14 m', 'Length: 70 cm']</text:p>
          </table:table-cell>
          <table:table-cell office:value-type="string" calcext:value-type="string">
            <text:p>['Width: 1.22 m', 'Length: 72 cm']</text:p>
          </table:table-cell>
          <table:table-cell office:value-type="string" calcext:value-type="string">
            <text:p>['Width: 1.30 m', 'Length: 74 cm']</text:p>
          </table:table-cell>
          <table:table-cell office:value-type="string" calcext:value-type="string">
            <text:p>['Width: 1.38 m', 'Length: 75 cm']</text:p>
          </table:table-cell>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34668005.html</text:p>
          </table:table-cell>
          <table:table-cell office:value-type="string" calcext:value-type="string">
            <text:p>[]</text:p>
          </table:table-cell>
          <table:table-cell office:value-type="string" calcext:value-type="string">
            <text:p>Keith Haring x H&amp;M. Regular-fit shirt in a patterned viscose weave with a resort collar, French front and a yoke at the back. Open chest pocket, short sleeves and a straight-cut hem.</text:p>
          </table:table-cell>
          <table:table-cell office:value-type="string" calcext:value-type="string">
            <text:p>['Shoulder: Width: 51.9 cm (Size L/L)', 'Sleeve: Length: 28.0 cm (Size L/L)', 'Back: Length: 75.0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esort collar</text:p>
          </table:table-cell>
          <table:table-cell office:value-type="string" calcext:value-type="string">
            <text:p>['White/Orange/Yellow/Red/Black', 'Patterned', 'Keith Haring']</text:p>
          </table:table-cell>
          <table:table-cell office:value-type="string" calcext:value-type="string">
            <text:p>Rs. 1,999.00incl. of all taxes</text:p>
          </table:table-cell>
          <table:table-cell office:value-type="string" calcext:value-type="string">
            <text:p>China</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4"/>
          <table:table-cell office:value-type="string" calcext:value-type="string">
            <text:p>Keith Haring x H&amp;M</text:p>
          </table:table-cell>
          <table:table-cell table:number-columns-repeated="2"/>
        </table:table-row>
        <table:table-row table:style-name="ro1">
          <table:table-cell office:value-type="string" calcext:value-type="string">
            <text:p>https://www2.hm.com/en_in/productpage.1165059003.html</text:p>
          </table:table-cell>
          <table:table-cell office:value-type="string" calcext:value-type="string">
            <text:p>['Linen']</text:p>
          </table:table-cell>
          <table:table-cell office:value-type="string" calcext:value-type="string">
            <text:p>Relaxed-fit shirt in airy linen with a resort collar, French front and short sleeves. Yoke at the back and a straight-cut hem. Fabric made from linen is breathable, beautiful both ironed and wrinkled, and softens over time.</text:p>
          </table:table-cell>
          <table:table-cell office:value-type="string" calcext:value-type="string">
            <text:p>['Sleeve: Length: 27.0 cm (Size L/L)', 'Shoulder: Width: 55.5 cm (Size L/L)', 'Back: Length: 74.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Dark blue', 'Pattern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6 m', 'Length: 66 cm']</text:p>
          </table:table-cell>
          <table:table-cell office:value-type="string" calcext:value-type="string">
            <text:p>['Width: 1.14 m', 'Length: 68 cm']</text:p>
          </table:table-cell>
          <table:table-cell office:value-type="string" calcext:value-type="string">
            <text:p>['Width: 1.22 m', 'Length: 70 cm']</text:p>
          </table:table-cell>
          <table:table-cell office:value-type="string" calcext:value-type="string">
            <text:p>['Width: 1.30 m', 'Length: 72 cm']</text:p>
          </table:table-cell>
          <table:table-cell office:value-type="string" calcext:value-type="string">
            <text:p>['Width: 1.38 m', 'Length: 73 cm']</text:p>
          </table:table-cell>
          <table:table-cell office:value-type="string" calcext:value-type="string">
            <text:p>['Width: 1.46 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656677063.html</text:p>
          </table:table-cell>
          <table:table-cell office:value-type="string" calcext:value-type="string">
            <text:p>[]</text:p>
          </table:table-cell>
          <table:table-cell office:value-type="string" calcext:value-type="string">
            <text:p>Shirt in a patterned viscose weave with a resort collar, French front, short sleeves and a straight-cut hem.</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Red/Blue/Beige/White', 'Patterned', 'Palm trees']</text:p>
          </table:table-cell>
          <table:table-cell office:value-type="string" calcext:value-type="string">
            <text:p>Rs. 1,2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070735004.html</text:p>
          </table:table-cell>
          <table:table-cell office:value-type="string" calcext:value-type="string">
            <text:p>['Cotton', 'Twill']</text:p>
          </table:table-cell>
          <table:table-cell office:value-type="string" calcext:value-type="string">
            <text:p>Relaxed-fit, lightly padded overshirt in soft cotton twill with a collar, press-studs down the front and a yoke at the back. Open chest pockets, long sleeves with a sleeve placket and buttoned cuffs, and a straight-cut hem. Quilted lining.</text:p>
          </table:table-cell>
          <table:table-cell office:value-type="string" calcext:value-type="string">
            <text:p>['Sleeve: Length: 66.25 cm (Size L/L)', 'Back: Length: 78.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Cream/Black', 'Checked']</text:p>
          </table:table-cell>
          <table:table-cell office:value-type="string" calcext:value-type="string">
            <text:p>Rs. 2,9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text:p>
          </table:table-cell>
          <table:table-cell table:number-columns-repeated="6"/>
        </table:table-row>
        <table:table-row table:style-name="ro1">
          <table:table-cell office:value-type="string" calcext:value-type="string">
            <text:p>https://www2.hm.com/en_in/productpage.1035597010.html</text:p>
          </table:table-cell>
          <table:table-cell office:value-type="string" calcext:value-type="string">
            <text:p>['Linen']</text:p>
          </table:table-cell>
          <table:table-cell office:value-type="string" calcext:value-type="string">
            <text:p>Short-sleeved shirt in airy linen. Regular fit with a turn-down collar, French front and yoke at the back. Open chest pocket and a rounded hem. Fabric made from linen is breathable, beautiful both ironed and wrinkled, and softens over time.</text:p>
          </table:table-cell>
          <table:table-cell office:value-type="string" calcext:value-type="string">
            <text:p>['Back: Length: 79.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Light beig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MODERN CLASSIC</text:p>
          </table:table-cell>
          <table:table-cell office:value-type="string" calcext:value-type="string">
            <text:p>H&amp;M Premium Selection</text:p>
          </table:table-cell>
          <table:table-cell table:number-columns-repeated="4"/>
        </table:table-row>
        <table:table-row table:style-name="ro1">
          <table:table-cell office:value-type="string" calcext:value-type="string">
            <text:p>https://www2.hm.com/en_in/productpage.1134107009.html</text:p>
          </table:table-cell>
          <table:table-cell office:value-type="string" calcext:value-type="string">
            <text:p>['Linen']</text:p>
          </table:table-cell>
          <table:table-cell office:value-type="string" calcext:value-type="string">
            <text:p>Regular-fit shirt in a cotton and linen weave with a turn-down collar, classic front and yoke at the back. Long sleeves with buttoned cuffs and a sleeve placket with a link button. Cotton and linen blends combine the softness of cotton with the sturdiness of linen, creating a beautiful, textured fabric that is breathable and drapes perfectly.</text:p>
          </table:table-cell>
          <table:table-cell office:value-type="string" calcext:value-type="string">
            <text:p>['Sleeve: Length: 66.0 cm (Size L/L)', 'Back: Length: 80.5 cm (Size L/L)', 'Shoulder: Width: 50.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Light blue', 'Solid colour']</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Shirt</text:p>
          </table:table-cell>
          <table:table-cell office:value-type="string" calcext:value-type="string">
            <text:p>['Width: 100 cm', 'Length: 72 cm']</text:p>
          </table:table-cell>
          <table:table-cell office:value-type="string" calcext:value-type="string">
            <text:p>['Width: 1.08 m', 'Length: 74 cm']</text:p>
          </table:table-cell>
          <table:table-cell office:value-type="string" calcext:value-type="string">
            <text:p>['Width: 1.16 m', 'Length: 76 cm']</text:p>
          </table:table-cell>
          <table:table-cell office:value-type="string" calcext:value-type="string">
            <text:p>['Width: 1.24 m', 'Length: 78 cm']</text:p>
          </table:table-cell>
          <table:table-cell office:value-type="string" calcext:value-type="string">
            <text:p>['Width: 1.32 m', 'Length: 79 cm']</text:p>
          </table:table-cell>
          <table:table-cell office:value-type="string" calcext:value-type="string">
            <text:p>['Width: 1.40 m', 'Length: 80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27523001.html</text:p>
          </table:table-cell>
          <table:table-cell office:value-type="string" calcext:value-type="string">
            <text:p>['Linen']</text:p>
          </table:table-cell>
          <table:table-cell office:value-type="string" calcext:value-type="string">
            <text:p>Regular-fit shirt in airy linen with a turn-down collar, classic front and a yoke at the back. Long sleeves with buttoned cuffs and a sleeve placket with a link button. Rounded hem. Fabric made from linen is breathable, beautiful both ironed and wrinkled, and softens over time.</text:p>
          </table:table-cell>
          <table:table-cell office:value-type="string" calcext:value-type="string">
            <text:p>['Back: Length: 79.0 cm (Size L/L)', 'Sleeve: Length: 67.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White', 'Solid colour']</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hirt</text:p>
          </table:table-cell>
          <table:table-cell office:value-type="string" calcext:value-type="string">
            <text:p>['Width: 100 cm', 'Length: 70 cm']</text:p>
          </table:table-cell>
          <table:table-cell office:value-type="string" calcext:value-type="string">
            <text:p>['Width: 1.08 m', 'Length: 72 cm']</text:p>
          </table:table-cell>
          <table:table-cell office:value-type="string" calcext:value-type="string">
            <text:p>['Width: 1.16 m', 'Length: 74 cm']</text:p>
          </table:table-cell>
          <table:table-cell office:value-type="string" calcext:value-type="string">
            <text:p>['Width: 1.24 m', 'Length: 76 cm']</text:p>
          </table:table-cell>
          <table:table-cell office:value-type="string" calcext:value-type="string">
            <text:p>['Width: 1.32 m', 'Length: 77 cm']</text:p>
          </table:table-cell>
          <table:table-cell office:value-type="string" calcext:value-type="string">
            <text:p>['Width: 1.40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H&amp;M Premium Selection</text:p>
          </table:table-cell>
          <table:table-cell table:number-columns-repeated="4"/>
        </table:table-row>
        <table:table-row table:style-name="ro1">
          <table:table-cell office:value-type="string" calcext:value-type="string">
            <text:p>https://www2.hm.com/en_in/productpage.0703672026.html</text:p>
          </table:table-cell>
          <table:table-cell office:value-type="string" calcext:value-type="string">
            <text:p>[]</text:p>
          </table:table-cell>
          <table:table-cell office:value-type="string" calcext:value-type="string">
            <text:p>Short-sleeved shirt in a patterned lyocell weave. Regular fit with a turn-down collar, French front and straight-cut hem with a slit in each side. Fabric made from lyocell is super soft, wrinkle resistant and drapes beautifully.</text:p>
          </table:table-cell>
          <table:table-cell office:value-type="string" calcext:value-type="string">
            <text:p>['Shoulder: Width: 49.0 cm (Size L/L)', 'Back: Length: 74.0 cm (Size L/L)', 'Sleeve: Length: 26.8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Dark red/White', 'Snakeskin-patterned']</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2 m', 'Length: 66 cm']</text:p>
          </table:table-cell>
          <table:table-cell office:value-type="string" calcext:value-type="string">
            <text:p>['Width: 1.10 m', 'Length: 68 cm']</text:p>
          </table:table-cell>
          <table:table-cell office:value-type="string" calcext:value-type="string">
            <text:p>['Width: 1.18 m', 'Length: 70 cm']</text:p>
          </table:table-cell>
          <table:table-cell office:value-type="string" calcext:value-type="string">
            <text:p>['Width: 1.26 m', 'Length: 72 cm']</text:p>
          </table:table-cell>
          <table:table-cell office:value-type="string" calcext:value-type="string">
            <text:p>['Width: 1.34 m', 'Length: 73 cm']</text:p>
          </table:table-cell>
          <table:table-cell office:value-type="string" calcext:value-type="string">
            <text:p>['Width: 1.42 m', 'Length: 74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395127042.html</text:p>
          </table:table-cell>
          <table:table-cell office:value-type="string" calcext:value-type="string">
            <text:p>['Cotton']</text:p>
          </table:table-cell>
          <table:table-cell office:value-type="string" calcext:value-type="string">
            <text:p>Slim-fit shirt in premium cotton with a cutaway collar, French front and yoke at the back. Long sleeves with adjustable buttoning at the cuffs, and a rounded hem. Varying pattern on the inside of the cuffs and collar stand.</text:p>
          </table:table-cell>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Cutaway collar</text:p>
          </table:table-cell>
          <table:table-cell office:value-type="string" calcext:value-type="string">
            <text:p>['Light blue', 'Solid colour']</text:p>
          </table:table-cell>
          <table:table-cell office:value-type="string" calcext:value-type="string">
            <text:p>Rs. 2,299.00incl. of all taxes</text:p>
          </table:table-cell>
          <table:table-cell office:value-type="string" calcext:value-type="string">
            <text:p>Indonesia</text:p>
          </table:table-cell>
          <table:table-cell office:value-type="string" calcext:value-type="string">
            <text:p>Shirt</text:p>
          </table:table-cell>
          <table:table-cell office:value-type="string" calcext:value-type="string">
            <text:p>['Width: 94 cm', 'Length: 70 cm']</text:p>
          </table:table-cell>
          <table:table-cell office:value-type="string" calcext:value-type="string">
            <text:p>['Width: 1.02 m', 'Length: 72 cm']</text:p>
          </table:table-cell>
          <table:table-cell office:value-type="string" calcext:value-type="string">
            <text:p>['Width: 1.10 m', 'Length: 74 cm']</text:p>
          </table:table-cell>
          <table:table-cell office:value-type="string" calcext:value-type="string">
            <text:p>['Width: 1.18 m', 'Length: 76 cm']</text:p>
          </table:table-cell>
          <table:table-cell office:value-type="string" calcext:value-type="string">
            <text:p>['Width: 1.26 m', 'Length: 77 cm']</text:p>
          </table:table-cell>
          <table:table-cell office:value-type="string" calcext:value-type="string">
            <text:p>['Width: 1.34 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office:value-type="string" calcext:value-type="string">
            <text:p>H&amp;M Premium Selection</text:p>
          </table:table-cell>
          <table:table-cell table:number-columns-repeated="4"/>
        </table:table-row>
        <table:table-row table:style-name="ro1">
          <table:table-cell office:value-type="string" calcext:value-type="string">
            <text:p>https://www2.hm.com/en_in/productpage.0501620083.html</text:p>
          </table:table-cell>
          <table:table-cell office:value-type="string" calcext:value-type="string">
            <text:p>['Cotton']</text:p>
          </table:table-cell>
          <table:table-cell office:value-type="string" calcext:value-type="string">
            <text:p>Short-sleeved shirt in a cotton weave with a turn-down collar and classic front. Yoke at the back, a chest pocket, and a rounded hem. Regular Fit – a classic fit with good room for movement and a gently shaped waist to create a comfortable, tailored silhouett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Yellow/White', 'Striped']</text:p>
          </table:table-cell>
          <table:table-cell office:value-type="string" calcext:value-type="string">
            <text:p>Rs. 1,2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1 cm']</text:p>
          </table:table-cell>
          <table:table-cell office:value-type="string" calcext:value-type="string">
            <text:p>['Width: 1.08 m', 'Length: 73 cm']</text:p>
          </table:table-cell>
          <table:table-cell office:value-type="string" calcext:value-type="string">
            <text:p>['Width: 1.16 m', 'Length: 75 cm']</text:p>
          </table:table-cell>
          <table:table-cell office:value-type="string" calcext:value-type="string">
            <text:p>['Width: 1.24 m', 'Length: 77 cm']</text:p>
          </table:table-cell>
          <table:table-cell office:value-type="string" calcext:value-type="string">
            <text:p>['Width: 1.32 m', 'Length: 78 cm']</text:p>
          </table:table-cell>
          <table:table-cell office:value-type="string" calcext:value-type="string">
            <text:p>['Width: 1.40 m', 'Length: 79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740425018.html</text:p>
          </table:table-cell>
          <table:table-cell office:value-type="string" calcext:value-type="string">
            <text:p>['Linen']</text:p>
          </table:table-cell>
          <table:table-cell office:value-type="string" calcext:value-type="string">
            <text:p>Shirt in a cotton and linen weave with a grandad collar, classic front and yoke at the back. Regular fit with an open chest pocket, long, cuffed sleeves, and a rounded hem. Cotton and linen blends combine the softness of cotton with the sturdiness of linen, creating a beautiful, textured fabric that is breathable and drapes perfectly.</text:p>
          </table:table-cell>
          <table:table-cell office:value-type="string" calcext:value-type="string">
            <text:p>['Shoulder: Width: 49.5 cm (Size L/L)', 'Back: Length: 79.5 cm (Size L/L)', 'Sleeve: Length: 67.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Grandad collar</text:p>
          </table:table-cell>
          <table:table-cell office:value-type="string" calcext:value-type="string">
            <text:p>['Whit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735094006.html</text:p>
          </table:table-cell>
          <table:table-cell office:value-type="string" calcext:value-type="string">
            <text:p>['Cotton']</text:p>
          </table:table-cell>
          <table:table-cell office:value-type="string" calcext:value-type="string">
            <text:p>Short-sleeved shirt in a stretch cotton weave with a narrow grandad collar and classic front. Sewn-in turn-ups on the sleeves, yoke and darts at the back and a rounded hem. Muscle Fit – a fit designed to showcase the body’s physique with narrow shoulders, tapered sleeves and an accentuated waist to create a flattering silhouette.</text:p>
          </table:table-cell>
          <table:table-cell office:value-type="string" calcext:value-type="string">
            <text:p>['Sleeve: Length: 25.5 cm (Size L/L)', 'Shoulder: Width: 46.0 cm (Size L/L)', 'Back: Length: 77.0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Grandad collar</text:p>
          </table:table-cell>
          <table:table-cell office:value-type="string" calcext:value-type="string">
            <text:p>['Light grey',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43921004.html</text:p>
          </table:table-cell>
          <table:table-cell office:value-type="string" calcext:value-type="string">
            <text:p>['Cotton']</text:p>
          </table:table-cell>
          <table:table-cell office:value-type="string" calcext:value-type="string">
            <text:p>Regular-fit shirt in cotton poplin with a turn-down collar, classic front, short sleeves, a yoke at the back, a chest pocket and a gently rounded hem.</text:p>
          </table:table-cell>
          <table:table-cell office:value-type="string" calcext:value-type="string">
            <text:p>['Sleeve: Length: 27.25 cm (Size L/L)', 'Back: Length: 79.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Pistachio green',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1 m', 'Length: 71 cm']</text:p>
          </table:table-cell>
          <table:table-cell office:value-type="string" calcext:value-type="string">
            <text:p>['Width: 1.09 m', 'Length: 73 cm']</text:p>
          </table:table-cell>
          <table:table-cell office:value-type="string" calcext:value-type="string">
            <text:p>['Width: 1.17 m', 'Length: 75 cm']</text:p>
          </table:table-cell>
          <table:table-cell office:value-type="string" calcext:value-type="string">
            <text:p>['Width: 1.25 m', 'Length: 77 cm']</text:p>
          </table:table-cell>
          <table:table-cell office:value-type="string" calcext:value-type="string">
            <text:p>['Width: 1.33 m', 'Length: 78 cm']</text:p>
          </table:table-cell>
          <table:table-cell office:value-type="string" calcext:value-type="string">
            <text:p>['Width: 1.41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703672024.html</text:p>
          </table:table-cell>
          <table:table-cell office:value-type="string" calcext:value-type="string">
            <text:p>[]</text:p>
          </table:table-cell>
          <table:table-cell office:value-type="string" calcext:value-type="string">
            <text:p>Short-sleeved shirt in a patterned lyocell weave. Regular fit with a turn-down collar, French front and straight-cut hem with a slit in each side. Fabric made from lyocell is super soft, wrinkle resistant and drapes beautifully.</text:p>
          </table:table-cell>
          <table:table-cell office:value-type="string" calcext:value-type="string">
            <text:p>['Shoulder: Width: 49.0 cm (Size L/L)', 'Back: Length: 74.0 cm (Size L/L)', 'Sleeve: Length: 26.8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Light blue/Beige/White', 'Striped']</text:p>
          </table:table-cell>
          <table:table-cell office:value-type="string" calcext:value-type="string">
            <text:p>Rs. 1,999.00incl. of all taxes</text:p>
          </table:table-cell>
          <table:table-cell office:value-type="string" calcext:value-type="string">
            <text:p>Indonesia</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63146001.html</text:p>
          </table:table-cell>
          <table:table-cell office:value-type="string" calcext:value-type="string">
            <text:p>[]</text:p>
          </table:table-cell>
          <table:table-cell office:value-type="string" calcext:value-type="string">
            <text:p>Relaxed-fit shirt in a softly draping viscose weave with a resort collar, French front and a yoke at the back. Open chest pocket, short sleeves and a straight-cut hem.</text:p>
          </table:table-cell>
          <table:table-cell office:value-type="string" calcext:value-type="string">
            <text:p>['Shoulder: Width: 55.5 cm (Size L/L)', 'Front: Length: 77.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Apricot',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6 m', 'Length: 69 cm']</text:p>
          </table:table-cell>
          <table:table-cell office:value-type="string" calcext:value-type="string">
            <text:p>['Width: 1.14 m', 'Length: 71 cm']</text:p>
          </table:table-cell>
          <table:table-cell office:value-type="string" calcext:value-type="string">
            <text:p>['Width: 1.22 m', 'Length: 73 cm']</text:p>
          </table:table-cell>
          <table:table-cell office:value-type="string" calcext:value-type="string">
            <text:p>['Width: 1.30 m', 'Length: 75 cm']</text:p>
          </table:table-cell>
          <table:table-cell office:value-type="string" calcext:value-type="string">
            <text:p>['Width: 1.38 m', 'Length: 76 cm']</text:p>
          </table:table-cell>
          <table:table-cell office:value-type="string" calcext:value-type="string">
            <text:p>['Width: 1.46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976709011.html</text:p>
          </table:table-cell>
          <table:table-cell office:value-type="string" calcext:value-type="string">
            <text:p>[]</text:p>
          </table:table-cell>
          <table:table-cell office:value-type="string" calcext:value-type="string">
            <text:p>Slim-fit shirt in woven fabric with an easy-iron finish. Turn-down collar, classic front and darts and a yoke at the back. Long sleeves with adjustable buttoning at the cuffs and a sleeve placket with a link button. Gently rounded hem.</text:p>
          </table:table-cell>
          <table:table-cell office:value-type="string" calcext:value-type="string">
            <text:p>Sleeve: Length: 68.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Burgundy/White', 'Spott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23764002.html</text:p>
          </table:table-cell>
          <table:table-cell office:value-type="string" calcext:value-type="string">
            <text:p>[]</text:p>
          </table:table-cell>
          <table:table-cell office:value-type="string" calcext:value-type="string">
            <text:p>Lightweight shirt in stretch, windproof, water-repellent functional fabric designed to keep you dry during light showers and protect you from the wind. Oversized fit with a collar, press-studs down the front, daisy chain loops with a carabiner hook on the chest and a rounded hem. Large front pockets and a back pocket with a hook and loop fastening. Dropped shoulders and long sleeves with a sleeve placket and press-studs at the cuffs. The sleeves are detachable with a concealed zip and can be stored in the back pocket.</text:p>
          </table:table-cell>
          <table:table-cell office:value-type="string" calcext:value-type="string">
            <text:p>['Back: Length: 78.0 cm (Size L/L)', 'Shoulder: Width: 61.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office:value-type="string" calcext:value-type="string">
            <text:p>['Light greige', 'Solid colour']</text:p>
          </table:table-cell>
          <table:table-cell office:value-type="string" calcext:value-type="string">
            <text:p>Rs. 4,9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ove</text:p>
          </table:table-cell>
          <table:table-cell office:value-type="string" calcext:value-type="string">
            <text:p>Convertible</text:p>
          </table:table-cell>
          <table:table-cell table:number-columns-repeated="2"/>
          <table:table-cell office:value-type="string" calcext:value-type="string">
            <text:p>['Water-repellent', 'Windproof']</text:p>
          </table:table-cell>
          <table:table-cell office:value-type="string" calcext:value-type="string">
            <text:p>Hiking</text:p>
          </table:table-cell>
        </table:table-row>
        <table:table-row table:style-name="ro1">
          <table:table-cell office:value-type="string" calcext:value-type="string">
            <text:p>https://www2.hm.com/en_in/productpage.1134730008.html</text:p>
          </table:table-cell>
          <table:table-cell office:value-type="string" calcext:value-type="string">
            <text:p>['Cotton']</text:p>
          </table:table-cell>
          <table:table-cell office:value-type="string" calcext:value-type="string">
            <text:p>Oversized shirt in soft, cotton poplin with a turn-down collar, classic front and yoke at the back. Long sleeves with buttoned cuffs and a sleeve placket with a link button, an open chest pocket and a rounded hem. Slightly longer at the back. </text:p>
          </table:table-cell>
          <table:table-cell office:value-type="string" calcext:value-type="string">
            <text:p>['Sleeve: Length: 63.0 cm (Size L/L)', 'Back: Length: 86.5 cm (Size L/L)', 'Shoulder: Width: 61.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Oversized</text:p>
          </table:table-cell>
          <table:table-cell office:value-type="string" calcext:value-type="string">
            <text:p>Turn-down collar</text:p>
          </table:table-cell>
          <table:table-cell office:value-type="string" calcext:value-type="string">
            <text:p>['Beige/Black', 'Patterned', 'Palm trees']</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14 m', 'Length: 76 cm']</text:p>
          </table:table-cell>
          <table:table-cell office:value-type="string" calcext:value-type="string">
            <text:p>['Width: 1.22 m', 'Length: 77 cm']</text:p>
          </table:table-cell>
          <table:table-cell office:value-type="string" calcext:value-type="string">
            <text:p>['Width: 1.30 m', 'Length: 79 cm']</text:p>
          </table:table-cell>
          <table:table-cell office:value-type="string" calcext:value-type="string">
            <text:p>['Width: 1.38 m', 'Length: 80 cm']</text:p>
          </table:table-cell>
          <table:table-cell office:value-type="string" calcext:value-type="string">
            <text:p>['Width: 1.46 m', 'Length: 81 cm']</text:p>
          </table:table-cell>
          <table:table-cell office:value-type="string" calcext:value-type="string">
            <text:p>['Width: 1.54 m', 'Length: 82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5-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49665003.html</text:p>
          </table:table-cell>
          <table:table-cell office:value-type="string" calcext:value-type="string">
            <text:p>['Linen']</text:p>
          </table:table-cell>
          <table:table-cell office:value-type="string" calcext:value-type="string">
            <text:p>Relaxed-fit shirt in a cotton and linen weave with a turn-down collar, French front and yoke at the back. Short sleeves, open chest pocket and a straight-cut hem with a slit at each side. Cotton and linen blends combine the softness of cotton with the sturdiness of linen, creating a beautiful, textured fabric that is breathable and drapes perfectly.</text:p>
          </table:table-cell>
          <table:table-cell office:value-type="string" calcext:value-type="string">
            <text:p>['Sleeve: Length: 27.0 cm (Size L/L)', 'Back: Length: 76.75 cm (Size L/L)', 'Shoulder: Width: 57.6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Turn-down collar</text:p>
          </table:table-cell>
          <table:table-cell office:value-type="string" calcext:value-type="string">
            <text:p>['Neon yellow',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035597008.html</text:p>
          </table:table-cell>
          <table:table-cell office:value-type="string" calcext:value-type="string">
            <text:p>['Linen']</text:p>
          </table:table-cell>
          <table:table-cell office:value-type="string" calcext:value-type="string">
            <text:p>Short-sleeved shirt in airy linen. Regular fit with a turn-down collar, French front and yoke at the back. Open chest pocket and a rounded hem. Fabric made from linen is breathable, beautiful both ironed and wrinkled, and softens over time.</text:p>
          </table:table-cell>
          <table:table-cell office:value-type="string" calcext:value-type="string">
            <text:p>['Back: Length: 79.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Light beige/White', 'Pattern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MODERN CLASSIC</text:p>
          </table:table-cell>
          <table:table-cell office:value-type="string" calcext:value-type="string">
            <text:p>H&amp;M Premium Selection</text:p>
          </table:table-cell>
          <table:table-cell table:number-columns-repeated="4"/>
        </table:table-row>
        <table:table-row table:style-name="ro1">
          <table:table-cell office:value-type="string" calcext:value-type="string">
            <text:p>https://www2.hm.com/en_in/productpage.1127831001.html</text:p>
          </table:table-cell>
          <table:table-cell office:value-type="string" calcext:value-type="string">
            <text:p>['Linen']</text:p>
          </table:table-cell>
          <table:table-cell office:value-type="string" calcext:value-type="string">
            <text:p>Overshirt in a structured linen and viscose weave. Regular fit with a collar, buttons down the front, long sleeves with buttoned cuffs and flap chest pockets with a button. Straight-cut hem.</text:p>
          </table:table-cell>
          <table:table-cell office:value-type="string" calcext:value-type="string">
            <text:p>['Shoulder: Width: 51.9 cm (Size L/L)', 'Back: Length: 74.0 cm (Size L/L)', 'Sleeve: Length: 64.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Cutaway collar</text:p>
          </table:table-cell>
          <table:table-cell office:value-type="string" calcext:value-type="string">
            <text:p>['Light beige', 'Solid colour']</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text:p>
          </table:table-cell>
          <table:table-cell table:number-columns-repeated="6"/>
        </table:table-row>
        <table:table-row table:style-name="ro1">
          <table:table-cell office:value-type="string" calcext:value-type="string">
            <text:p>https://www2.hm.com/en_in/productpage.1163112004.html</text:p>
          </table:table-cell>
          <table:table-cell office:value-type="string" calcext:value-type="string">
            <text:p>['Towelling']</text:p>
          </table:table-cell>
          <table:table-cell office:value-type="string" calcext:value-type="string">
            <text:p>Short-sleeved shirt in soft terry with a resort collar, French front and yoke at the back. Open chest pocket and a straight-cut hem with a slit at each side.</text:p>
          </table:table-cell>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Purple', 'Solid colour']</text:p>
          </table:table-cell>
          <table:table-cell office:value-type="string" calcext:value-type="string">
            <text:p>Rs. 1,999.00incl. of all taxes</text:p>
          </table:table-cell>
          <table:table-cell office:value-type="string" calcext:value-type="string">
            <text:p>Myanmar</text:p>
          </table:table-cell>
          <table:table-cell office:value-type="string" calcext:value-type="string">
            <text:p>Polo 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035618005.html</text:p>
          </table:table-cell>
          <table:table-cell office:value-type="string" calcext:value-type="string">
            <text:p>['Linen']</text:p>
          </table:table-cell>
          <table:table-cell office:value-type="string" calcext:value-type="string">
            <text:p>Unconstructed, single-breasted jacket in linen with notch lapels. Regular fit with an open chest pocket, open front pockets and a straight hem with slits in the sides. Unlined. Fabric made from linen is breathable, beautiful both ironed and wrinkled, and softens over time.</text:p>
          </table:table-cell>
          <table:table-cell office:value-type="string" calcext:value-type="string">
            <text:p>['Sleeve: Length: 65.0 cm (Size L/L)', 'Back: Length: 75.7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table:table-cell office:value-type="string" calcext:value-type="string">
            <text:p>['White', 'Solid colour']</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1-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ingle-breasted</text:p>
          </table:table-cell>
          <table:table-cell office:value-type="string" calcext:value-type="string">
            <text:p>H&amp;M MAN</text:p>
          </table:table-cell>
          <table:table-cell office:value-type="string" calcext:value-type="string">
            <text:p>H&amp;M Premium Selection</text:p>
          </table:table-cell>
          <table:table-cell table:number-columns-repeated="4"/>
        </table:table-row>
        <table:table-row table:style-name="ro1">
          <table:table-cell office:value-type="string" calcext:value-type="string">
            <text:p>https://www2.hm.com/en_in/productpage.1170394001.html</text:p>
          </table:table-cell>
          <table:table-cell office:value-type="string" calcext:value-type="string">
            <text:p>[]</text:p>
          </table:table-cell>
          <table:table-cell office:value-type="string" calcext:value-type="string">
            <text:p>Regular-fit shirt in Oxford cotton with a button-down collar, classic front, yoke at the back and an open chest pocket. Long sleeves with buttoned cuffs and a sleeve placket with a link button. Gently rounded hem.</text:p>
          </table:table-cell>
          <table:table-cell office:value-type="string" calcext:value-type="string">
            <text:p>['Sleeve: Length: 65.75 cm (Size L/L)', 'Back: Length: 78.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utton-down collar</text:p>
          </table:table-cell>
          <table:table-cell office:value-type="string" calcext:value-type="string">
            <text:p>['Whit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68 cm']</text:p>
          </table:table-cell>
          <table:table-cell office:value-type="string" calcext:value-type="string">
            <text:p>['Width: 1.08 m', 'Length: 71 cm']</text:p>
          </table:table-cell>
          <table:table-cell office:value-type="string" calcext:value-type="string">
            <text:p>['Width: 1.16 m', 'Length: 73 cm']</text:p>
          </table:table-cell>
          <table:table-cell office:value-type="string" calcext:value-type="string">
            <text:p>['Width: 1.24 m', 'Length: 75 cm']</text:p>
          </table:table-cell>
          <table:table-cell office:value-type="string" calcext:value-type="string">
            <text:p>['Width: 1.32 m', 'Length: 76 cm']</text:p>
          </table:table-cell>
          <table:table-cell office:value-type="string" calcext:value-type="string">
            <text:p>['Width: 1.40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49936003.html</text:p>
          </table:table-cell>
          <table:table-cell office:value-type="string" calcext:value-type="string">
            <text:p>[]</text:p>
          </table:table-cell>
          <table:table-cell office:value-type="string" calcext:value-type="string">
            <text:p>Long-sleeved shirt in softly draping lyocell twill. Regular fit with a resort collar, French front, yoke at the back, buttoned cuffs and a straight-cut hem.</text:p>
          </table:table-cell>
          <table:table-cell office:value-type="string" calcext:value-type="string">
            <text:p>Sleeve: Length: 65.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Resort collar</text:p>
          </table:table-cell>
          <table:table-cell office:value-type="string" calcext:value-type="string">
            <text:p>['Light greige', 'Solid colour']</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63146002.html</text:p>
          </table:table-cell>
          <table:table-cell office:value-type="string" calcext:value-type="string">
            <text:p>[]</text:p>
          </table:table-cell>
          <table:table-cell office:value-type="string" calcext:value-type="string">
            <text:p>Relaxed-fit shirt in a softly draping viscose weave with a resort collar, French front and a yoke at the back. Open chest pocket, short sleeves and a straight-cut hem.</text:p>
          </table:table-cell>
          <table:table-cell office:value-type="string" calcext:value-type="string">
            <text:p>['Shoulder: Width: 55.5 cm (Size L/L)', 'Front: Length: 77.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laxed fit</text:p>
          </table:table-cell>
          <table:table-cell office:value-type="string" calcext:value-type="string">
            <text:p>Resort collar</text:p>
          </table:table-cell>
          <table:table-cell office:value-type="string" calcext:value-type="string">
            <text:p>['Orange/Purple', 'Strip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099571002.html</text:p>
          </table:table-cell>
          <table:table-cell office:value-type="string" calcext:value-type="string">
            <text:p>['Cotton', 'Oxford']</text:p>
          </table:table-cell>
          <table:table-cell office:value-type="string" calcext:value-type="string">
            <text:p>Regular-fit shirt in Oxford cotton with a button-down collar, classic front, an open chest pocket and a yoke at the back. Long sleeves with buttoned cuffs and a sleeve placket with a link button.</text:p>
          </table:table-cell>
          <table:table-cell office:value-type="string" calcext:value-type="string">
            <text:p>['Sleeve: Length: 65.75 cm (Size L/L)', 'Back: Length: 77.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utton-down collar</text:p>
          </table:table-cell>
          <table:table-cell office:value-type="string" calcext:value-type="string">
            <text:p>['Light blu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977237004.html</text:p>
          </table:table-cell>
          <table:table-cell office:value-type="string" calcext:value-type="string">
            <text:p>[]</text:p>
          </table:table-cell>
          <table:table-cell office:value-type="string" calcext:value-type="string">
            <text:p>Shirt in woven fabric with an easy-iron finish. Turn-down collar, classic front, a yoke at the back and a rounded hem. Long sleeves with adjustable buttoning at the cuffs and a sleeve placket with a link button.</text:p>
          </table:table-cell>
          <table:table-cell office:value-type="string" calcext:value-type="string">
            <text:p>['Back: Length: 81.0 cm (Size L/L)', 'Sleeve: Length: 67.2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Light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2 cm']</text:p>
          </table:table-cell>
          <table:table-cell office:value-type="string" calcext:value-type="string">
            <text:p>['Width: 1.08 m', 'Length: 74 cm']</text:p>
          </table:table-cell>
          <table:table-cell office:value-type="string" calcext:value-type="string">
            <text:p>['Width: 1.16 m', 'Length: 76 cm']</text:p>
          </table:table-cell>
          <table:table-cell office:value-type="string" calcext:value-type="string">
            <text:p>['Width: 1.24 m', 'Length: 78 cm']</text:p>
          </table:table-cell>
          <table:table-cell office:value-type="string" calcext:value-type="string">
            <text:p>['Width: 1.32 m', 'Length: 79 cm']</text:p>
          </table:table-cell>
          <table:table-cell office:value-type="string" calcext:value-type="string">
            <text:p>['Width: 1.40 m', 'Length: 80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0735094011.html</text:p>
          </table:table-cell>
          <table:table-cell office:value-type="string" calcext:value-type="string">
            <text:p>['Cotton']</text:p>
          </table:table-cell>
          <table:table-cell office:value-type="string" calcext:value-type="string">
            <text:p>Short-sleeved shirt in a stretch cotton weave with a narrow grandad collar and classic front. Sewn-in turn-ups on the sleeves, yoke and darts at the back and a rounded hem. Muscle Fit – a fit designed to showcase the body’s physique with narrow shoulders, tapered sleeves and an accentuated waist to create a flattering silhouette.</text:p>
          </table:table-cell>
          <table:table-cell office:value-type="string" calcext:value-type="string">
            <text:p>['Sleeve: Length: 25.5 cm (Size L/L)', 'Shoulder: Width: 46.0 cm (Size L/L)', 'Back: Length: 77.0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Muscle fit</text:p>
          </table:table-cell>
          <table:table-cell office:value-type="string" calcext:value-type="string">
            <text:p>Grandad collar</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China</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064390007.html</text:p>
          </table:table-cell>
          <table:table-cell office:value-type="string" calcext:value-type="string">
            <text:p>[]</text:p>
          </table:table-cell>
          <table:table-cell office:value-type="string" calcext:value-type="string">
            <text:p>Short-sleeved shirt in a lyocell weave. Regular fit with a turn-down collar, French front and straight-cut hem with a slit in each side. Fabric made from lyocell is super soft, wrinkle resistant and drapes beautifully.</text:p>
          </table:table-cell>
          <table:table-cell office:value-type="string" calcext:value-type="string">
            <text:p>['Back: Length: 75.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Apricot',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4-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17651002.html</text:p>
          </table:table-cell>
          <table:table-cell office:value-type="string" calcext:value-type="string">
            <text:p>['Linen']</text:p>
          </table:table-cell>
          <table:table-cell office:value-type="string" calcext:value-type="string">
            <text:p>Regular-fit shirt in a linen and cotton weave with a turn-down collar, French front and yoke at the back. Short sleeves, flap chest pockets with a button and a straight-cut hem.</text:p>
          </table:table-cell>
          <table:table-cell office:value-type="string" calcext:value-type="string">
            <text:p>['Back: Length: 79.52 cm (Size L/L)', 'Shoulder: Width: 57.6 cm (Size L/L)', 'Sleeve: Length: 30.0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Light purpl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25107002.html</text:p>
          </table:table-cell>
          <table:table-cell office:value-type="string" calcext:value-type="string">
            <text:p>['Linen']</text:p>
          </table:table-cell>
          <table:table-cell office:value-type="string" calcext:value-type="string">
            <text:p>Slim-fit shirt in airy linen with a cutaway collar and French front. Long sleeves with adjustable buttoning at the cuffs and a sleeve placket with a link button. Yoke at the back and a rounded hem. Fabric made from linen is breathable, beautiful both ironed and wrinkled, and softens over time.</text:p>
          </table:table-cell>
          <table:table-cell office:value-type="string" calcext:value-type="string">
            <text:p>['Shoulder: Width: 50.4 cm (Size L/L)', 'Back: Length: 79.0 cm (Size L/L)', 'Sleeve: Length: 68.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Cutaway collar</text:p>
          </table:table-cell>
          <table:table-cell office:value-type="string" calcext:value-type="string">
            <text:p>['Light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H&amp;M Premium Selection</text:p>
          </table:table-cell>
          <table:table-cell table:number-columns-repeated="4"/>
        </table:table-row>
        <table:table-row table:style-name="ro1">
          <table:table-cell office:value-type="string" calcext:value-type="string">
            <text:p>https://www2.hm.com/en_in/productpage.1170394002.html</text:p>
          </table:table-cell>
          <table:table-cell office:value-type="string" calcext:value-type="string">
            <text:p>[]</text:p>
          </table:table-cell>
          <table:table-cell office:value-type="string" calcext:value-type="string">
            <text:p>Regular-fit shirt in Oxford cotton with a button-down collar, classic front, yoke at the back and an open chest pocket. Long sleeves with buttoned cuffs and a sleeve placket with a link button. Gently rounded hem.</text:p>
          </table:table-cell>
          <table:table-cell office:value-type="string" calcext:value-type="string">
            <text:p>['Sleeve: Length: 65.75 cm (Size L/L)', 'Back: Length: 78.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Button-down collar</text:p>
          </table:table-cell>
          <table:table-cell office:value-type="string" calcext:value-type="string">
            <text:p>['Light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69 cm']</text:p>
          </table:table-cell>
          <table:table-cell office:value-type="string" calcext:value-type="string">
            <text:p>['Width: 1.08 m', 'Length: 71 cm']</text:p>
          </table:table-cell>
          <table:table-cell office:value-type="string" calcext:value-type="string">
            <text:p>['Width: 1.16 m', 'Length: 73 cm']</text:p>
          </table:table-cell>
          <table:table-cell office:value-type="string" calcext:value-type="string">
            <text:p>['Width: 1.24 m', 'Length: 75 cm']</text:p>
          </table:table-cell>
          <table:table-cell office:value-type="string" calcext:value-type="string">
            <text:p>['Width: 1.32 m', 'Length: 76 cm']</text:p>
          </table:table-cell>
          <table:table-cell office:value-type="string" calcext:value-type="string">
            <text:p>['Width: 1.40 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35006003.html</text:p>
          </table:table-cell>
          <table:table-cell office:value-type="string" calcext:value-type="string">
            <text:p>['Cotton']</text:p>
          </table:table-cell>
          <table:table-cell office:value-type="string" calcext:value-type="string">
            <text:p>Slim-fit shirt in a cotton dobby weave with a turn-down collar, French front and a yoke at the back. Long sleeves with buttoned cuffs and a sleeve placket with a link button.</text:p>
          </table:table-cell>
          <table:table-cell office:value-type="string" calcext:value-type="string">
            <text:p>['Shoulder: Width: 50.4 cm (Size L/L)', 'Sleeve: Length: 68.0 cm (Size L/L)', 'Back: Length: 79.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Turn-down collar</text:p>
          </table:table-cell>
          <table:table-cell office:value-type="string" calcext:value-type="string">
            <text:p>['Light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94 cm', 'Length: 71 cm']</text:p>
          </table:table-cell>
          <table:table-cell office:value-type="string" calcext:value-type="string">
            <text:p>['Width: 1.02 m', 'Length: 73 cm']</text:p>
          </table:table-cell>
          <table:table-cell office:value-type="string" calcext:value-type="string">
            <text:p>['Width: 1.10 m', 'Length: 75 cm']</text:p>
          </table:table-cell>
          <table:table-cell office:value-type="string" calcext:value-type="string">
            <text:p>['Width: 1.18 m', 'Length: 77 cm']</text:p>
          </table:table-cell>
          <table:table-cell office:value-type="string" calcext:value-type="string">
            <text:p>['Width: 1.26 m', 'Length: 78 cm']</text:p>
          </table:table-cell>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7"/>
        </table:table-row>
        <table:table-row table:style-name="ro1">
          <table:table-cell office:value-type="string" calcext:value-type="string">
            <text:p>https://www2.hm.com/en_in/productpage.1135017002.html</text:p>
          </table:table-cell>
          <table:table-cell office:value-type="string" calcext:value-type="string">
            <text:p>['Cotton']</text:p>
          </table:table-cell>
          <table:table-cell office:value-type="string" calcext:value-type="string">
            <text:p>Regular-fit shirt in a textured weave made from a cotton blend with a resort collar, French front and yoke at the back. Short sleeves, open chest pocket and a straight-cut hem with a slit in each side.</text:p>
          </table:table-cell>
          <table:table-cell office:value-type="string" calcext:value-type="string">
            <text:p>['Shoulder: Width: 51.9 cm (Size L/L)', 'Back: Length: 75.0 cm (Size L/L)', 'Sleeve: Length: 26.0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esort collar</text:p>
          </table:table-cell>
          <table:table-cell office:value-type="string" calcext:value-type="string">
            <text:p>['Whit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6"/>
        </table:table-row>
        <table:table-row table:style-name="ro1">
          <table:table-cell office:value-type="string" calcext:value-type="string">
            <text:p>https://www2.hm.com/en_in/productpage.1125107003.html</text:p>
          </table:table-cell>
          <table:table-cell office:value-type="string" calcext:value-type="string">
            <text:p>['Linen']</text:p>
          </table:table-cell>
          <table:table-cell office:value-type="string" calcext:value-type="string">
            <text:p>Slim-fit shirt in airy linen with a cutaway collar and French front. Long sleeves with adjustable buttoning at the cuffs and a sleeve placket with a link button. Yoke at the back and a rounded hem. Fabric made from linen is breathable, beautiful both ironed and wrinkled, and softens over time.</text:p>
          </table:table-cell>
          <table:table-cell office:value-type="string" calcext:value-type="string">
            <text:p>['Shoulder: Width: 50.4 cm (Size L/L)', 'Back: Length: 79.0 cm (Size L/L)', 'Sleeve: Length: 68.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Cutaway collar</text:p>
          </table:table-cell>
          <table:table-cell office:value-type="string" calcext:value-type="string">
            <text:p>['Dark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H&amp;M Premium Selection</text:p>
          </table:table-cell>
          <table:table-cell table:number-columns-repeated="4"/>
        </table:table-row>
        <table:table-row table:style-name="ro1">
          <table:table-cell office:value-type="string" calcext:value-type="string">
            <text:p>https://www2.hm.com/en_in/productpage.1035597006.html</text:p>
          </table:table-cell>
          <table:table-cell office:value-type="string" calcext:value-type="string">
            <text:p>['Linen']</text:p>
          </table:table-cell>
          <table:table-cell office:value-type="string" calcext:value-type="string">
            <text:p>Short-sleeved shirt in airy linen. Regular fit with a turn-down collar, French front and yoke at the back. Open chest pocket and a rounded hem. Fabric made from linen is breathable, beautiful both ironed and wrinkled, and softens over time.</text:p>
          </table:table-cell>
          <table:table-cell office:value-type="string" calcext:value-type="string">
            <text:p>['Back: Length: 79.0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Dark brown',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MODERN CLASSIC</text:p>
          </table:table-cell>
          <table:table-cell office:value-type="string" calcext:value-type="string">
            <text:p>H&amp;M Premium Selection</text:p>
          </table:table-cell>
          <table:table-cell table:number-columns-repeated="4"/>
        </table:table-row>
        <table:table-row table:style-name="ro1">
          <table:table-cell office:value-type="string" calcext:value-type="string">
            <text:p>https://www2.hm.com/en_in/productpage.1125107001.html</text:p>
          </table:table-cell>
          <table:table-cell office:value-type="string" calcext:value-type="string">
            <text:p>['Linen']</text:p>
          </table:table-cell>
          <table:table-cell office:value-type="string" calcext:value-type="string">
            <text:p>Slim-fit shirt in airy linen with a cutaway collar and French front. Long sleeves with adjustable buttoning at the cuffs and a sleeve placket with a link button. Yoke at the back and a rounded hem. Fabric made from linen is breathable, beautiful both ironed and wrinkled, and softens over time.</text:p>
          </table:table-cell>
          <table:table-cell office:value-type="string" calcext:value-type="string">
            <text:p>['Shoulder: Width: 50.4 cm (Size L/L)', 'Back: Length: 79.0 cm (Size L/L)', 'Sleeve: Length: 68.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Slim fit</text:p>
          </table:table-cell>
          <table:table-cell office:value-type="string" calcext:value-type="string">
            <text:p>Cutaway collar</text:p>
          </table:table-cell>
          <table:table-cell office:value-type="string" calcext:value-type="string">
            <text:p>['Whit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3-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H&amp;M Premium Selection</text:p>
          </table:table-cell>
          <table:table-cell table:number-columns-repeated="4"/>
        </table:table-row>
        <table:table-row table:style-name="ro1">
          <table:table-cell office:value-type="string" calcext:value-type="string">
            <text:p>https://www2.hm.com/en_in/productpage.1027390003.html</text:p>
          </table:table-cell>
          <table:table-cell office:value-type="string" calcext:value-type="string">
            <text:p>[]</text:p>
          </table:table-cell>
          <table:table-cell office:value-type="string" calcext:value-type="string">
            <text:p>Overshirt in felted fabric with a collar, buttons down the front and a yoke at the back. Relaxed fit with flap chest pocket with a button, long sleeves with a slit and button at the cuffs, and a rounded hem.</text:p>
          </table:table-cell>
          <table:table-cell office:value-type="string" calcext:value-type="string">
            <text:p>['Sleeve: Length: 65.0 cm (Size L/L)', 'Back: Length: 80.0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laxed fit</text:p>
          </table:table-cell>
          <table:table-cell/>
          <table:table-cell office:value-type="string" calcext:value-type="string">
            <text:p>['Brown marl', 'Solid colour']</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Shirt</text:p>
          </table:table-cell>
          <table:table-cell table:number-columns-repeated="6"/>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8-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text:p>
          </table:table-cell>
          <table:table-cell table:number-columns-repeated="6"/>
        </table:table-row>
        <table:table-row table:style-name="ro1">
          <table:table-cell office:value-type="string" calcext:value-type="string">
            <text:p>https://www2.hm.com/en_in/productpage.0981640007.html</text:p>
          </table:table-cell>
          <table:table-cell office:value-type="string" calcext:value-type="string">
            <text:p>['Cotton']</text:p>
          </table:table-cell>
          <table:table-cell office:value-type="string" calcext:value-type="string">
            <text:p>Regular-fit shirt in a cotton weave with a turn-down collar, French front and yoke at the back. Long sleeves with adjustable buttoning at the cuffs and a sleeve placket with a link button. Open chest pocket and a rounded hem.</text:p>
          </table:table-cell>
          <table:table-cell office:value-type="string" calcext:value-type="string">
            <text:p>['Back: Length: 81.0 cm (Size L/L)', 'Sleeve: Length: 67.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Dark red',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office:value-type="string" calcext:value-type="string">
            <text:p>['Width: 100 cm', 'Length: 71 cm']</text:p>
          </table:table-cell>
          <table:table-cell office:value-type="string" calcext:value-type="string">
            <text:p>['Width: 1.08 m', 'Length: 73 cm']</text:p>
          </table:table-cell>
          <table:table-cell office:value-type="string" calcext:value-type="string">
            <text:p>['Width: 1.16 m', 'Length: 75 cm']</text:p>
          </table:table-cell>
          <table:table-cell office:value-type="string" calcext:value-type="string">
            <text:p>['Width: 1.24 m', 'Length: 77 cm']</text:p>
          </table:table-cell>
          <table:table-cell office:value-type="string" calcext:value-type="string">
            <text:p>['Width: 1.32 m', 'Length: 78 cm']</text:p>
          </table:table-cell>
          <table:table-cell office:value-type="string" calcext:value-type="string">
            <text:p>['Width: 1.40 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12-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1112981002.html</text:p>
          </table:table-cell>
          <table:table-cell office:value-type="string" calcext:value-type="string">
            <text:p>[]</text:p>
          </table:table-cell>
          <table:table-cell office:value-type="string" calcext:value-type="string">
            <text:p>Regular-fit shirt in a lyocell weave with a resort collar, French front, yoke at the back and an open chest pocket. Short sleeves and a straight-cut hem with a slit in each side. Fabric made from lyocell is super soft, wrinkle resistant and drapes beautifully.</text:p>
          </table:table-cell>
          <table:table-cell office:value-type="string" calcext:value-type="string">
            <text:p>['Back: Length: 77.5 cm (Size L/L)', 'Sleeve: Length: 27.5 cm (Size L/L)']</text:p>
          </table:table-cell>
          <table:table-cell office:value-type="string" calcext:value-type="string">
            <text:p>Regular length</text:p>
          </table:table-cell>
          <table:table-cell office:value-type="string" calcext:value-type="string">
            <text:p>Short sleeve</text:p>
          </table:table-cell>
          <table:table-cell office:value-type="string" calcext:value-type="string">
            <text:p>Regular fit</text:p>
          </table:table-cell>
          <table:table-cell office:value-type="string" calcext:value-type="string">
            <text:p>Resort collar</text:p>
          </table:table-cell>
          <table:table-cell office:value-type="string" calcext:value-type="string">
            <text:p>['Dark blue/Dark grey', 'Paisley-patterned']</text:p>
          </table:table-cell>
          <table:table-cell office:value-type="string" calcext:value-type="string">
            <text:p>Rs. 1,499.00incl. of all taxes</text:p>
          </table:table-cell>
          <table:table-cell office:value-type="string" calcext:value-type="string">
            <text:p>Indonesia</text:p>
          </table:table-cell>
          <table:table-cell office:value-type="string" calcext:value-type="string">
            <text:p>Shirt</text:p>
          </table:table-cell>
          <table:table-cell table:number-columns-repeated="6"/>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10-2022</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lit</text:p>
          </table:table-cell>
          <table:table-cell table:number-columns-repeated="6"/>
        </table:table-row>
        <table:table-row table:style-name="ro1">
          <table:table-cell office:value-type="string" calcext:value-type="string">
            <text:p>https://www2.hm.com/en_in/productpage.0981640008.html</text:p>
          </table:table-cell>
          <table:table-cell office:value-type="string" calcext:value-type="string">
            <text:p>['Cotton']</text:p>
          </table:table-cell>
          <table:table-cell office:value-type="string" calcext:value-type="string">
            <text:p>Regular-fit shirt in a cotton weave with a turn-down collar, French front and yoke at the back. Long sleeves with adjustable buttoning at the cuffs and a sleeve placket with a link button. Open chest pocket and a rounded hem.</text:p>
          </table:table-cell>
          <table:table-cell office:value-type="string" calcext:value-type="string">
            <text:p>['Back: Length: 81.0 cm (Size L/L)', 'Sleeve: Length: 67.5 cm (Size L/L)']</text:p>
          </table:table-cell>
          <table:table-cell office:value-type="string" calcext:value-type="string">
            <text:p>Regular length</text:p>
          </table:table-cell>
          <table:table-cell office:value-type="string" calcext:value-type="string">
            <text:p>Long sleeve</text:p>
          </table:table-cell>
          <table:table-cell office:value-type="string" calcext:value-type="string">
            <text:p>Regular fit</text:p>
          </table:table-cell>
          <table:table-cell office:value-type="string" calcext:value-type="string">
            <text:p>Turn-down collar</text:p>
          </table:table-cell>
          <table:table-cell office:value-type="string" calcext:value-type="string">
            <text:p>['Light blue/White/Dark grey', 'Striped']</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02-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 MAN</text:p>
          </table:table-cell>
          <table:table-cell table:number-columns-repeated="5"/>
        </table:table-row>
        <table:table-row table:style-name="ro1">
          <table:table-cell office:value-type="string" calcext:value-type="string">
            <text:p>https://www2.hm.com/en_in/productpage.0996262004.html</text:p>
          </table:table-cell>
          <table:table-cell office:value-type="string" calcext:value-type="string">
            <text:p>['Twill']</text:p>
          </table:table-cell>
          <table:table-cell office:value-type="string" calcext:value-type="string">
            <text:p>Padded overshirt in soft cotton twill with a collar, press-studs down the front and a yoke at the back. Open chest pockets, long sleeves with a sleeve placket and buttoned cuffs, and a straight-cut hem. Quilted lining.</text:p>
          </table:table-cell>
          <table:table-cell office:value-type="string" calcext:value-type="string">
            <text:p>['Sleeve: Length: 66.25 cm (Size L/L)', 'Back: Length: 78.0 cm (Size L/L)']</text:p>
          </table:table-cell>
          <table:table-cell office:value-type="string" calcext:value-type="string">
            <text:p>Regular length</text:p>
          </table:table-cell>
          <table:table-cell office:value-type="string" calcext:value-type="string">
            <text:p>Long sleeve</text:p>
          </table:table-cell>
          <table:table-cell table:number-columns-repeated="2"/>
          <table:table-cell office:value-type="string" calcext:value-type="string">
            <text:p>['Light beige/Black', 'Checked']</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Shirt</text:p>
          </table:table-cell>
          <table:table-cell table:number-columns-repeated="6"/>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10-2021</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Overshirt</text:p>
          </table:table-cell>
          <table:table-cell/>
          <table:table-cell office:value-type="string" calcext:value-type="string">
            <text:p>Padded</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4T04:01:32.661787917</dc:date>
    <meta:editing-duration>PT5M7S</meta:editing-duration>
    <meta:editing-cycles>1</meta:editing-cycles>
    <meta:document-statistic meta:table-count="1" meta:cell-count="4763" meta:object-count="0"/>
    <meta:generator>LibreOffice/7.3.7.2$Linux_X86_64 LibreOffice_project/30$Build-2</meta:generator>
  </office:meta>
</office:document-meta>
</file>